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8598in" svg:height="6.3858in" svg:x="1.3331in" svg:y="0.2102in">
            <draw:object draw:notify-on-update-of-ranges="Sheet1.A1:Sheet1.A2300 Sheet1.B1:Sheet1.B2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4202" calcext:value-type="float">
            <text:p>4.34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0079" calcext:value-type="float">
            <text:p>4.10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3567" calcext:value-type="float">
            <text:p>4.93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9899" calcext:value-type="float">
            <text:p>3.698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7758" calcext:value-type="float">
            <text:p>4.17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0734" calcext:value-type="float">
            <text:p>4.40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6706" calcext:value-type="float">
            <text:p>3.86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0291" calcext:value-type="float">
            <text:p>4.202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2603" calcext:value-type="float">
            <text:p>3.32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1636" calcext:value-type="float">
            <text:p>4.316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3977" calcext:value-type="float">
            <text:p>3.83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2425" calcext:value-type="float">
            <text:p>3.124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5728" calcext:value-type="float">
            <text:p>4.35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14178" calcext:value-type="float">
            <text:p>3.14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4267" calcext:value-type="float">
            <text:p>3.242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4779" calcext:value-type="float">
            <text:p>2.947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70703" calcext:value-type="float">
            <text:p>3.707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6878" calcext:value-type="float">
            <text:p>2.868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5155" calcext:value-type="float">
            <text:p>3.151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5635" calcext:value-type="float">
            <text:p>2.856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74278" calcext:value-type="float">
            <text:p>2.742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03154" calcext:value-type="float">
            <text:p>3.031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16417" calcext:value-type="float">
            <text:p>4.164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26017" calcext:value-type="float">
            <text:p>3.26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6003" calcext:value-type="float">
            <text:p>3.660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2746" calcext:value-type="float">
            <text:p>1.727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32972" calcext:value-type="float">
            <text:p>2.329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35444" calcext:value-type="float">
            <text:p>2.354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5992" calcext:value-type="float">
            <text:p>2.659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85576" calcext:value-type="float">
            <text:p>4.855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5417" calcext:value-type="float">
            <text:p>3.654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90179" calcext:value-type="float">
            <text:p>2.901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18163" calcext:value-type="float">
            <text:p>3.181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00194" calcext:value-type="float">
            <text:p>3.001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25072" calcext:value-type="float">
            <text:p>3.250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41667" calcext:value-type="float">
            <text:p>2.41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38205" calcext:value-type="float">
            <text:p>3.382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02831" calcext:value-type="float">
            <text:p>3.028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71076" calcext:value-type="float">
            <text:p>2.710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8737" calcext:value-type="float">
            <text:p>2.987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47725" calcext:value-type="float">
            <text:p>3.477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01275" calcext:value-type="float">
            <text:p>4.012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32405" calcext:value-type="float">
            <text:p>4.324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4802" calcext:value-type="float">
            <text:p>3.8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8395" calcext:value-type="float">
            <text:p>3.883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49239" calcext:value-type="float">
            <text:p>4.492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30449" calcext:value-type="float">
            <text:p>3.304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3925" calcext:value-type="float">
            <text:p>3.839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9836" calcext:value-type="float">
            <text:p>3.598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06656" calcext:value-type="float">
            <text:p>3.066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83329" calcext:value-type="float">
            <text:p>2.833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65943" calcext:value-type="float">
            <text:p>4.659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61448" calcext:value-type="float">
            <text:p>4.614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92337" calcext:value-type="float">
            <text:p>5.923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64237" calcext:value-type="float">
            <text:p>4.642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74003" calcext:value-type="float">
            <text:p>3.740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17067" calcext:value-type="float">
            <text:p>5.170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3015" calcext:value-type="float">
            <text:p>4.630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90927" calcext:value-type="float">
            <text:p>4.909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70045" calcext:value-type="float">
            <text:p>4.700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00236" calcext:value-type="float">
            <text:p>5.002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1975" calcext:value-type="float">
            <text:p>4.19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09595" calcext:value-type="float">
            <text:p>4.095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6248" calcext:value-type="float">
            <text:p>4.06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69887" calcext:value-type="float">
            <text:p>4.698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15089" calcext:value-type="float">
            <text:p>4.150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54562" calcext:value-type="float">
            <text:p>4.545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74508" calcext:value-type="float">
            <text:p>2.745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962" calcext:value-type="float">
            <text:p>3.9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6662" calcext:value-type="float">
            <text:p>2.666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8206" calcext:value-type="float">
            <text:p>3.82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06687" calcext:value-type="float">
            <text:p>4.066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74485" calcext:value-type="float">
            <text:p>4.744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04685" calcext:value-type="float">
            <text:p>4.046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25193" calcext:value-type="float">
            <text:p>2.251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38511" calcext:value-type="float">
            <text:p>4.385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29561" calcext:value-type="float">
            <text:p>2.295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0968" calcext:value-type="float">
            <text:p>2.09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42977" calcext:value-type="float">
            <text:p>2.429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4703" calcext:value-type="float">
            <text:p>3.147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52429" calcext:value-type="float">
            <text:p>2.524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76632" calcext:value-type="float">
            <text:p>2.766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03241" calcext:value-type="float">
            <text:p>2.032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74454" calcext:value-type="float">
            <text:p>1.744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50748" calcext:value-type="float">
            <text:p>2.507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09822" calcext:value-type="float">
            <text:p>2.098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89494" calcext:value-type="float">
            <text:p>2.894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75698" calcext:value-type="float">
            <text:p>2.756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75374" calcext:value-type="float">
            <text:p>2.753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87155" calcext:value-type="float">
            <text:p>2.871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71971" calcext:value-type="float">
            <text:p>2.719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71971" calcext:value-type="float">
            <text:p>2.719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71971" calcext:value-type="float">
            <text:p>2.719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71971" calcext:value-type="float">
            <text:p>2.719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06534" calcext:value-type="float">
            <text:p>2.065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08143" calcext:value-type="float">
            <text:p>2.081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57506" calcext:value-type="float">
            <text:p>2.575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05281" calcext:value-type="float">
            <text:p>2.052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07689" calcext:value-type="float">
            <text:p>2.076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1587" calcext:value-type="float">
            <text:p>1.715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81094" calcext:value-type="float">
            <text:p>1.810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05474" calcext:value-type="float">
            <text:p>2.054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90967" calcext:value-type="float">
            <text:p>1.909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76601" calcext:value-type="float">
            <text:p>1.766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94773" calcext:value-type="float">
            <text:p>1.947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70783" calcext:value-type="float">
            <text:p>1.707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9518" calcext:value-type="float">
            <text:p>1.95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95078" calcext:value-type="float">
            <text:p>1.950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66063" calcext:value-type="float">
            <text:p>1.660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62439" calcext:value-type="float">
            <text:p>1.624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95078" calcext:value-type="float">
            <text:p>1.950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27864" calcext:value-type="float">
            <text:p>1.278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66063" calcext:value-type="float">
            <text:p>1.660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61835" calcext:value-type="float">
            <text:p>1.618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27107" calcext:value-type="float">
            <text:p>2.271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36291" calcext:value-type="float">
            <text:p>2.362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0492" calcext:value-type="float">
            <text:p>3.04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73063" calcext:value-type="float">
            <text:p>2.730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77102" calcext:value-type="float">
            <text:p>2.771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57424" calcext:value-type="float">
            <text:p>2.574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37542" calcext:value-type="float">
            <text:p>2.375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9894" calcext:value-type="float">
            <text:p>2.98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46599" calcext:value-type="float">
            <text:p>2.465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65805" calcext:value-type="float">
            <text:p>2.658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56072" calcext:value-type="float">
            <text:p>2.560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56072" calcext:value-type="float">
            <text:p>2.5607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55956" calcext:value-type="float">
            <text:p>2.559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69732" calcext:value-type="float">
            <text:p>2.697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65305" calcext:value-type="float">
            <text:p>2.653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22695" calcext:value-type="float">
            <text:p>2.226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2216" calcext:value-type="float">
            <text:p>2.22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56966" calcext:value-type="float">
            <text:p>2.569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96068" calcext:value-type="float">
            <text:p>2.960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21864" calcext:value-type="float">
            <text:p>2.218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31578" calcext:value-type="float">
            <text:p>2.315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55762" calcext:value-type="float">
            <text:p>2.5576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23163" calcext:value-type="float">
            <text:p>2.231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03832" calcext:value-type="float">
            <text:p>2.038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20068" calcext:value-type="float">
            <text:p>2.200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0329" calcext:value-type="float">
            <text:p>2.03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00242" calcext:value-type="float">
            <text:p>2.002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2934" calcext:value-type="float">
            <text:p>2.29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99105" calcext:value-type="float">
            <text:p>1.991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97981" calcext:value-type="float">
            <text:p>1.979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91634" calcext:value-type="float">
            <text:p>1.916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99105" calcext:value-type="float">
            <text:p>1.991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97598" calcext:value-type="float">
            <text:p>1.975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09686" calcext:value-type="float">
            <text:p>2.096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84136" calcext:value-type="float">
            <text:p>1.841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146" calcext:value-type="float">
            <text:p>1.91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00588" calcext:value-type="float">
            <text:p>2.005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08904" calcext:value-type="float">
            <text:p>2.089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98306" calcext:value-type="float">
            <text:p>1.983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95123" calcext:value-type="float">
            <text:p>1.951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9582" calcext:value-type="float">
            <text:p>1.595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79664" calcext:value-type="float">
            <text:p>1.796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74574" calcext:value-type="float">
            <text:p>1.7457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0859" calcext:value-type="float">
            <text:p>1.408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0256" calcext:value-type="float">
            <text:p>1.502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70135" calcext:value-type="float">
            <text:p>1.701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75028" calcext:value-type="float">
            <text:p>1.750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77665" calcext:value-type="float">
            <text:p>1.776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5892" calcext:value-type="float">
            <text:p>1.58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52102" calcext:value-type="float">
            <text:p>1.521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73634" calcext:value-type="float">
            <text:p>1.736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0548" calcext:value-type="float">
            <text:p>2.05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37139" calcext:value-type="float">
            <text:p>1.371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37139" calcext:value-type="float">
            <text:p>1.371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21624" calcext:value-type="float">
            <text:p>2.216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03711" calcext:value-type="float">
            <text:p>2.037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94052" calcext:value-type="float">
            <text:p>1.940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67854" calcext:value-type="float">
            <text:p>2.678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65963" calcext:value-type="float">
            <text:p>3.659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50025" calcext:value-type="float">
            <text:p>3.500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.1882" calcext:value-type="float">
            <text:p>19.18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41325" calcext:value-type="float">
            <text:p>5.413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83905" calcext:value-type="float">
            <text:p>4.839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.86973" calcext:value-type="float">
            <text:p>4.8697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87913" calcext:value-type="float">
            <text:p>3.879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88207" calcext:value-type="float">
            <text:p>3.882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55554" calcext:value-type="float">
            <text:p>3.5555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41881" calcext:value-type="float">
            <text:p>3.418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2672" calcext:value-type="float">
            <text:p>3.226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10589" calcext:value-type="float">
            <text:p>3.105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6038" calcext:value-type="float">
            <text:p>2.560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08548" calcext:value-type="float">
            <text:p>2.085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27478" calcext:value-type="float">
            <text:p>2.274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.68811" calcext:value-type="float">
            <text:p>2.688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22534" calcext:value-type="float">
            <text:p>2.2253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11154" calcext:value-type="float">
            <text:p>4.111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2848" calcext:value-type="float">
            <text:p>3.528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97672" calcext:value-type="float">
            <text:p>2.976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91296" calcext:value-type="float">
            <text:p>3.912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7011" calcext:value-type="float">
            <text:p>3.70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61486" calcext:value-type="float">
            <text:p>3.614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35455" calcext:value-type="float">
            <text:p>3.354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46625" calcext:value-type="float">
            <text:p>3.466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4811" calcext:value-type="float">
            <text:p>3.48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44598" calcext:value-type="float">
            <text:p>3.445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31988" calcext:value-type="float">
            <text:p>3.319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.59055" calcext:value-type="float">
            <text:p>4.5905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96034" calcext:value-type="float">
            <text:p>2.960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38399" calcext:value-type="float">
            <text:p>3.383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4267" calcext:value-type="float">
            <text:p>2.42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36178" calcext:value-type="float">
            <text:p>3.361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5061" calcext:value-type="float">
            <text:p>2.950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92075" calcext:value-type="float">
            <text:p>2.9207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80058" calcext:value-type="float">
            <text:p>3.800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8076" calcext:value-type="float">
            <text:p>2.980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81397" calcext:value-type="float">
            <text:p>2.813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10494" calcext:value-type="float">
            <text:p>3.1049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22056" calcext:value-type="float">
            <text:p>3.220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12587" calcext:value-type="float">
            <text:p>4.125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86423" calcext:value-type="float">
            <text:p>3.8642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09434" calcext:value-type="float">
            <text:p>4.094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09434" calcext:value-type="float">
            <text:p>4.0943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87452" calcext:value-type="float">
            <text:p>3.8745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.16378" calcext:value-type="float">
            <text:p>4.1637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0195" calcext:value-type="float">
            <text:p>3.501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92274" calcext:value-type="float">
            <text:p>3.922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02768" calcext:value-type="float">
            <text:p>4.027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9342" calcext:value-type="float">
            <text:p>3.93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62968" calcext:value-type="float">
            <text:p>3.629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61211" calcext:value-type="float">
            <text:p>3.612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79768" calcext:value-type="float">
            <text:p>3.797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68179" calcext:value-type="float">
            <text:p>3.681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21563" calcext:value-type="float">
            <text:p>3.215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11387" calcext:value-type="float">
            <text:p>3.1138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93578" calcext:value-type="float">
            <text:p>2.935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95586" calcext:value-type="float">
            <text:p>2.9558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0384" calcext:value-type="float">
            <text:p>3.03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97705" calcext:value-type="float">
            <text:p>2.977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29089" calcext:value-type="float">
            <text:p>4.290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96524" calcext:value-type="float">
            <text:p>2.965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451" calcext:value-type="float">
            <text:p>2.94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9267" calcext:value-type="float">
            <text:p>2.992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87228" calcext:value-type="float">
            <text:p>2.87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8271" calcext:value-type="float">
            <text:p>2.982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12348" calcext:value-type="float">
            <text:p>5.123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30115" calcext:value-type="float">
            <text:p>5.301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98758" calcext:value-type="float">
            <text:p>3.9875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.39265" calcext:value-type="float">
            <text:p>4.392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519" calcext:value-type="float">
            <text:p>5.5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.26895" calcext:value-type="float">
            <text:p>4.268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15522" calcext:value-type="float">
            <text:p>4.155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.36152" calcext:value-type="float">
            <text:p>4.361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.25055" calcext:value-type="float">
            <text:p>4.250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96359" calcext:value-type="float">
            <text:p>3.963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95976" calcext:value-type="float">
            <text:p>4.9597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65261" calcext:value-type="float">
            <text:p>4.652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37735" calcext:value-type="float">
            <text:p>3.377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93949" calcext:value-type="float">
            <text:p>2.939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16851" calcext:value-type="float">
            <text:p>3.1685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.14375" calcext:value-type="float">
            <text:p>4.143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86121" calcext:value-type="float">
            <text:p>2.861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26212" calcext:value-type="float">
            <text:p>4.262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20055" calcext:value-type="float">
            <text:p>4.200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08076" calcext:value-type="float">
            <text:p>3.0807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78879" calcext:value-type="float">
            <text:p>3.7887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35998" calcext:value-type="float">
            <text:p>3.3599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39233" calcext:value-type="float">
            <text:p>3.392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5691" calcext:value-type="float">
            <text:p>5.56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06378" calcext:value-type="float">
            <text:p>5.063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39416" calcext:value-type="float">
            <text:p>5.394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95045" calcext:value-type="float">
            <text:p>4.950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07083" calcext:value-type="float">
            <text:p>5.070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34588" calcext:value-type="float">
            <text:p>4.3458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74214" calcext:value-type="float">
            <text:p>4.742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66527" calcext:value-type="float">
            <text:p>5.665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65124" calcext:value-type="float">
            <text:p>5.651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48137" calcext:value-type="float">
            <text:p>5.481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55456" calcext:value-type="float">
            <text:p>5.5545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86054" calcext:value-type="float">
            <text:p>3.8605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86221" calcext:value-type="float">
            <text:p>3.862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18706" calcext:value-type="float">
            <text:p>4.187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00022" calcext:value-type="float">
            <text:p>4.000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29502" calcext:value-type="float">
            <text:p>3.295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73516" calcext:value-type="float">
            <text:p>3.735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10756" calcext:value-type="float">
            <text:p>4.1075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83592" calcext:value-type="float">
            <text:p>3.8359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05799" calcext:value-type="float">
            <text:p>4.057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96613" calcext:value-type="float">
            <text:p>3.966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16235" calcext:value-type="float">
            <text:p>4.162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6028" calcext:value-type="float">
            <text:p>3.60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11104" calcext:value-type="float">
            <text:p>3.111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33296" calcext:value-type="float">
            <text:p>1.3329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92483" calcext:value-type="float">
            <text:p>4.924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13945" calcext:value-type="float">
            <text:p>3.1394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63528" calcext:value-type="float">
            <text:p>4.635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69116" calcext:value-type="float">
            <text:p>4.691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4848" calcext:value-type="float">
            <text:p>5.484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2774" calcext:value-type="float">
            <text:p>5.27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41405" calcext:value-type="float">
            <text:p>4.414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74517" calcext:value-type="float">
            <text:p>5.745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2302" calcext:value-type="float">
            <text:p>4.23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04338" calcext:value-type="float">
            <text:p>4.043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98795" calcext:value-type="float">
            <text:p>3.9879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95332" calcext:value-type="float">
            <text:p>3.953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27432" calcext:value-type="float">
            <text:p>4.2743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60407" calcext:value-type="float">
            <text:p>4.604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55293" calcext:value-type="float">
            <text:p>4.552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91768" calcext:value-type="float">
            <text:p>3.917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75835" calcext:value-type="float">
            <text:p>4.758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3082" calcext:value-type="float">
            <text:p>6.308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58515" calcext:value-type="float">
            <text:p>4.585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10913" calcext:value-type="float">
            <text:p>4.109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68596" calcext:value-type="float">
            <text:p>3.685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43191" calcext:value-type="float">
            <text:p>4.4319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82542" calcext:value-type="float">
            <text:p>4.8254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35173" calcext:value-type="float">
            <text:p>3.3517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10638" calcext:value-type="float">
            <text:p>5.1063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42323" calcext:value-type="float">
            <text:p>2.423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10717" calcext:value-type="float">
            <text:p>3.107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85735" calcext:value-type="float">
            <text:p>2.857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78953" calcext:value-type="float">
            <text:p>2.7895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75954" calcext:value-type="float">
            <text:p>2.7595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22714" calcext:value-type="float">
            <text:p>3.227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54944" calcext:value-type="float">
            <text:p>4.5494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1752" calcext:value-type="float">
            <text:p>4.175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07077" calcext:value-type="float">
            <text:p>4.0707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12106" calcext:value-type="float">
            <text:p>4.121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02533" calcext:value-type="float">
            <text:p>5.025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82625" calcext:value-type="float">
            <text:p>4.826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92274" calcext:value-type="float">
            <text:p>3.9227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72355" calcext:value-type="float">
            <text:p>3.7235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37296" calcext:value-type="float">
            <text:p>4.3729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38511" calcext:value-type="float">
            <text:p>4.385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26616" calcext:value-type="float">
            <text:p>4.266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23788" calcext:value-type="float">
            <text:p>3.2378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97412" calcext:value-type="float">
            <text:p>3.974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28643" calcext:value-type="float">
            <text:p>3.286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08585" calcext:value-type="float">
            <text:p>4.0858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39464" calcext:value-type="float">
            <text:p>3.3946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99724" calcext:value-type="float">
            <text:p>3.997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13068" calcext:value-type="float">
            <text:p>4.1306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.22672" calcext:value-type="float">
            <text:p>3.226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17089" calcext:value-type="float">
            <text:p>3.1708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88679" calcext:value-type="float">
            <text:p>3.8867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60751" calcext:value-type="float">
            <text:p>5.607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29135" calcext:value-type="float">
            <text:p>6.2913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74318" calcext:value-type="float">
            <text:p>4.743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81789" calcext:value-type="float">
            <text:p>4.8178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53207" calcext:value-type="float">
            <text:p>4.532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84199" calcext:value-type="float">
            <text:p>3.8419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60555" calcext:value-type="float">
            <text:p>3.6055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66978" calcext:value-type="float">
            <text:p>3.6697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26051" calcext:value-type="float">
            <text:p>3.260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03943" calcext:value-type="float">
            <text:p>5.039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77053" calcext:value-type="float">
            <text:p>4.7705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29767" calcext:value-type="float">
            <text:p>4.297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32222" calcext:value-type="float">
            <text:p>4.322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83408" calcext:value-type="float">
            <text:p>3.834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26119" calcext:value-type="float">
            <text:p>4.2611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79583" calcext:value-type="float">
            <text:p>4.7958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20822" calcext:value-type="float">
            <text:p>3.208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99988" calcext:value-type="float">
            <text:p>3.999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36251" calcext:value-type="float">
            <text:p>4.362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28125" calcext:value-type="float">
            <text:p>4.281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86221" calcext:value-type="float">
            <text:p>3.862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52482" calcext:value-type="float">
            <text:p>3.5248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5296" calcext:value-type="float">
            <text:p>3.529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.06914" calcext:value-type="float">
            <text:p>3.0691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57679" calcext:value-type="float">
            <text:p>3.5767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24404" calcext:value-type="float">
            <text:p>3.244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66829" calcext:value-type="float">
            <text:p>3.6682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51044" calcext:value-type="float">
            <text:p>3.5104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19377" calcext:value-type="float">
            <text:p>3.1937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21719" calcext:value-type="float">
            <text:p>4.2171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95125" calcext:value-type="float">
            <text:p>4.951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16146" calcext:value-type="float">
            <text:p>5.161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05346" calcext:value-type="float">
            <text:p>5.0534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85953" calcext:value-type="float">
            <text:p>4.8595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51101" calcext:value-type="float">
            <text:p>4.511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87858" calcext:value-type="float">
            <text:p>3.878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67933" calcext:value-type="float">
            <text:p>3.679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1759" calcext:value-type="float">
            <text:p>3.175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87679" calcext:value-type="float">
            <text:p>3.876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78895" calcext:value-type="float">
            <text:p>3.788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8524" calcext:value-type="float">
            <text:p>3.85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52978" calcext:value-type="float">
            <text:p>3.5297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61705" calcext:value-type="float">
            <text:p>3.6170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88171" calcext:value-type="float">
            <text:p>4.881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73688" calcext:value-type="float">
            <text:p>3.7368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71278" calcext:value-type="float">
            <text:p>3.7127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71208" calcext:value-type="float">
            <text:p>3.7120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.66252" calcext:value-type="float">
            <text:p>2.6625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11684" calcext:value-type="float">
            <text:p>4.1168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10139" calcext:value-type="float">
            <text:p>4.101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.9347" calcext:value-type="float">
            <text:p>3.934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86012" calcext:value-type="float">
            <text:p>3.860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769" calcext:value-type="float">
            <text:p>3.7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.94327" calcext:value-type="float">
            <text:p>3.943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98929" calcext:value-type="float">
            <text:p>3.9892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73897" calcext:value-type="float">
            <text:p>3.7389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79013" calcext:value-type="float">
            <text:p>3.790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91781" calcext:value-type="float">
            <text:p>2.9178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87602" calcext:value-type="float">
            <text:p>3.876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88778" calcext:value-type="float">
            <text:p>3.8877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79481" calcext:value-type="float">
            <text:p>3.7948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60871" calcext:value-type="float">
            <text:p>3.6087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46407" calcext:value-type="float">
            <text:p>3.464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09313" calcext:value-type="float">
            <text:p>4.093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46206" calcext:value-type="float">
            <text:p>3.462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49685" calcext:value-type="float">
            <text:p>3.4968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38793" calcext:value-type="float">
            <text:p>4.3879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47279" calcext:value-type="float">
            <text:p>5.4727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87986" calcext:value-type="float">
            <text:p>3.8798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71149" calcext:value-type="float">
            <text:p>4.711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.969" calcext:value-type="float">
            <text:p>3.96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21705" calcext:value-type="float">
            <text:p>4.2170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81904" calcext:value-type="float">
            <text:p>3.8190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.94757" calcext:value-type="float">
            <text:p>3.9475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19724" calcext:value-type="float">
            <text:p>4.1972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73741" calcext:value-type="float">
            <text:p>3.7374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47693" calcext:value-type="float">
            <text:p>3.4769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44975" calcext:value-type="float">
            <text:p>3.449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31719" calcext:value-type="float">
            <text:p>3.3171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4271" calcext:value-type="float">
            <text:p>3.42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83408" calcext:value-type="float">
            <text:p>3.8340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22672" calcext:value-type="float">
            <text:p>3.2267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40503" calcext:value-type="float">
            <text:p>3.4050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13957" calcext:value-type="float">
            <text:p>3.139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41855" calcext:value-type="float">
            <text:p>4.418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.30329" calcext:value-type="float">
            <text:p>3.3032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69993" calcext:value-type="float">
            <text:p>3.6999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39829" calcext:value-type="float">
            <text:p>4.3982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47882" calcext:value-type="float">
            <text:p>3.478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29467" calcext:value-type="float">
            <text:p>4.294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19558" calcext:value-type="float">
            <text:p>4.195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27618" calcext:value-type="float">
            <text:p>4.276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66625" calcext:value-type="float">
            <text:p>2.666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58869" calcext:value-type="float">
            <text:p>3.5886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16226" calcext:value-type="float">
            <text:p>4.162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24217" calcext:value-type="float">
            <text:p>4.242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05099" calcext:value-type="float">
            <text:p>3.0509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13388" calcext:value-type="float">
            <text:p>3.1338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93578" calcext:value-type="float">
            <text:p>2.9357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38351" calcext:value-type="float">
            <text:p>3.383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45515" calcext:value-type="float">
            <text:p>2.455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30404" calcext:value-type="float">
            <text:p>3.3040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.02433" calcext:value-type="float">
            <text:p>3.0243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58122" calcext:value-type="float">
            <text:p>3.581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95332" calcext:value-type="float">
            <text:p>3.9533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37592" calcext:value-type="float">
            <text:p>3.3759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58703" calcext:value-type="float">
            <text:p>3.5870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21513" calcext:value-type="float">
            <text:p>3.2151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90716" calcext:value-type="float">
            <text:p>3.907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34796" calcext:value-type="float">
            <text:p>4.3479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.33657" calcext:value-type="float">
            <text:p>3.3365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.69456" calcext:value-type="float">
            <text:p>3.6945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.27898" calcext:value-type="float">
            <text:p>3.2789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99553" calcext:value-type="float">
            <text:p>3.9955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24633" calcext:value-type="float">
            <text:p>3.2463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56338" calcext:value-type="float">
            <text:p>4.5633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04538" calcext:value-type="float">
            <text:p>4.045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73166" calcext:value-type="float">
            <text:p>4.7316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43468" calcext:value-type="float">
            <text:p>4.4346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6367" calcext:value-type="float">
            <text:p>4.636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29375" calcext:value-type="float">
            <text:p>4.293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77912" calcext:value-type="float">
            <text:p>3.779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02965" calcext:value-type="float">
            <text:p>4.0296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44898" calcext:value-type="float">
            <text:p>4.4489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60101" calcext:value-type="float">
            <text:p>3.601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17044" calcext:value-type="float">
            <text:p>4.1704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06833" calcext:value-type="float">
            <text:p>4.0683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77252" calcext:value-type="float">
            <text:p>3.7725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.13186" calcext:value-type="float">
            <text:p>3.131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63464" calcext:value-type="float">
            <text:p>4.634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21587" calcext:value-type="float">
            <text:p>4.2158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02156" calcext:value-type="float">
            <text:p>5.0215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6492" calcext:value-type="float">
            <text:p>4.649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99524" calcext:value-type="float">
            <text:p>4.9952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97209" calcext:value-type="float">
            <text:p>3.972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54911" calcext:value-type="float">
            <text:p>4.549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76429" calcext:value-type="float">
            <text:p>4.764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70551" calcext:value-type="float">
            <text:p>4.7055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68298" calcext:value-type="float">
            <text:p>4.6829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.70703" calcext:value-type="float">
            <text:p>3.7070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.34281" calcext:value-type="float">
            <text:p>3.3428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50506" calcext:value-type="float">
            <text:p>3.5050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19703" calcext:value-type="float">
            <text:p>4.1970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42953" calcext:value-type="float">
            <text:p>3.429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55219" calcext:value-type="float">
            <text:p>3.552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011" calcext:value-type="float">
            <text:p>3.50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01316" calcext:value-type="float">
            <text:p>3.013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64492" calcext:value-type="float">
            <text:p>3.6449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20218" calcext:value-type="float">
            <text:p>3.202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47579" calcext:value-type="float">
            <text:p>3.4757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43415" calcext:value-type="float">
            <text:p>3.434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40135" calcext:value-type="float">
            <text:p>3.4013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68488" calcext:value-type="float">
            <text:p>3.6848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.27141" calcext:value-type="float">
            <text:p>3.2714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29848" calcext:value-type="float">
            <text:p>3.2984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15663" calcext:value-type="float">
            <text:p>3.156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99735" calcext:value-type="float">
            <text:p>2.9973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03011" calcext:value-type="float">
            <text:p>3.030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68825" calcext:value-type="float">
            <text:p>3.688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78134" calcext:value-type="float">
            <text:p>2.7813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67166" calcext:value-type="float">
            <text:p>4.6716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39784" calcext:value-type="float">
            <text:p>5.397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21255" calcext:value-type="float">
            <text:p>5.2125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48355" calcext:value-type="float">
            <text:p>4.4835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78755" calcext:value-type="float">
            <text:p>4.787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72372" calcext:value-type="float">
            <text:p>4.7237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19956" calcext:value-type="float">
            <text:p>5.1995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96296" calcext:value-type="float">
            <text:p>4.9629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3931" calcext:value-type="float">
            <text:p>4.39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2636" calcext:value-type="float">
            <text:p>4.263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48827" calcext:value-type="float">
            <text:p>4.4882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.0388" calcext:value-type="float">
            <text:p>14.038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72567" calcext:value-type="float">
            <text:p>1.7256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.86372" calcext:value-type="float">
            <text:p>3.8637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4154" calcext:value-type="float">
            <text:p>4.415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92806" calcext:value-type="float">
            <text:p>5.9280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71478" calcext:value-type="float">
            <text:p>4.7147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09967" calcext:value-type="float">
            <text:p>4.0996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.92476" calcext:value-type="float">
            <text:p>3.9247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.99922" calcext:value-type="float">
            <text:p>3.999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10466" calcext:value-type="float">
            <text:p>4.1046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4273" calcext:value-type="float">
            <text:p>4.42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05897" calcext:value-type="float">
            <text:p>4.0589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0017" calcext:value-type="float">
            <text:p>4.00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9995" calcext:value-type="float">
            <text:p>3.999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04755" calcext:value-type="float">
            <text:p>4.0475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6361" calcext:value-type="float">
            <text:p>3.636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82034" calcext:value-type="float">
            <text:p>3.8203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97811" calcext:value-type="float">
            <text:p>5.978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35996" calcext:value-type="float">
            <text:p>5.3599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91263" calcext:value-type="float">
            <text:p>4.9126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85831" calcext:value-type="float">
            <text:p>4.8583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65962" calcext:value-type="float">
            <text:p>4.6596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40857" calcext:value-type="float">
            <text:p>4.408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54756" calcext:value-type="float">
            <text:p>4.5475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58431" calcext:value-type="float">
            <text:p>4.5843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36736" calcext:value-type="float">
            <text:p>5.3673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36697" calcext:value-type="float">
            <text:p>4.3669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34568" calcext:value-type="float">
            <text:p>4.3456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40618" calcext:value-type="float">
            <text:p>4.406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80893" calcext:value-type="float">
            <text:p>3.8089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66257" calcext:value-type="float">
            <text:p>3.662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89925" calcext:value-type="float">
            <text:p>3.899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56623" calcext:value-type="float">
            <text:p>3.566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03798" calcext:value-type="float">
            <text:p>4.0379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3647" calcext:value-type="float">
            <text:p>3.364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56738" calcext:value-type="float">
            <text:p>3.5673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93874" calcext:value-type="float">
            <text:p>3.938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89431" calcext:value-type="float">
            <text:p>3.8943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98497" calcext:value-type="float">
            <text:p>3.984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10213" calcext:value-type="float">
            <text:p>5.102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63938" calcext:value-type="float">
            <text:p>4.6393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03946" calcext:value-type="float">
            <text:p>4.0394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64191" calcext:value-type="float">
            <text:p>4.6419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39144" calcext:value-type="float">
            <text:p>4.3914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36061" calcext:value-type="float">
            <text:p>4.360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5022" calcext:value-type="float">
            <text:p>4.50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89288" calcext:value-type="float">
            <text:p>4.892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.94896" calcext:value-type="float">
            <text:p>3.9489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.7901" calcext:value-type="float">
            <text:p>3.79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83822" calcext:value-type="float">
            <text:p>3.838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93385" calcext:value-type="float">
            <text:p>3.9338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60005" calcext:value-type="float">
            <text:p>4.6000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89209" calcext:value-type="float">
            <text:p>4.8920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40227" calcext:value-type="float">
            <text:p>4.4022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81521" calcext:value-type="float">
            <text:p>4.815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50306" calcext:value-type="float">
            <text:p>4.5030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64298" calcext:value-type="float">
            <text:p>4.6429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5477" calcext:value-type="float">
            <text:p>4.547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50724" calcext:value-type="float">
            <text:p>4.5072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41667" calcext:value-type="float">
            <text:p>4.4166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58427" calcext:value-type="float">
            <text:p>3.5842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9284" calcext:value-type="float">
            <text:p>3.92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7496" calcext:value-type="float">
            <text:p>3.749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96012" calcext:value-type="float">
            <text:p>3.960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47725" calcext:value-type="float">
            <text:p>3.477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41217" calcext:value-type="float">
            <text:p>4.4121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45518" calcext:value-type="float">
            <text:p>3.455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52623" calcext:value-type="float">
            <text:p>3.5262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31423" calcext:value-type="float">
            <text:p>3.3142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86221" calcext:value-type="float">
            <text:p>3.862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97471" calcext:value-type="float">
            <text:p>4.9747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55236" calcext:value-type="float">
            <text:p>4.5523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69676" calcext:value-type="float">
            <text:p>4.696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10941" calcext:value-type="float">
            <text:p>3.1094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76795" calcext:value-type="float">
            <text:p>3.7679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95055" calcext:value-type="float">
            <text:p>4.9505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42042" calcext:value-type="float">
            <text:p>5.4204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06189" calcext:value-type="float">
            <text:p>5.0618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83005" calcext:value-type="float">
            <text:p>4.830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74719" calcext:value-type="float">
            <text:p>3.747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70327" calcext:value-type="float">
            <text:p>4.703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79716" calcext:value-type="float">
            <text:p>3.797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60662" calcext:value-type="float">
            <text:p>3.606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84419" calcext:value-type="float">
            <text:p>3.8441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92486" calcext:value-type="float">
            <text:p>3.9248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58956" calcext:value-type="float">
            <text:p>3.5895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71812" calcext:value-type="float">
            <text:p>3.7181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15904" calcext:value-type="float">
            <text:p>4.1590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37062" calcext:value-type="float">
            <text:p>3.3706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34637" calcext:value-type="float">
            <text:p>3.346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2179" calcext:value-type="float">
            <text:p>3.217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61215" calcext:value-type="float">
            <text:p>3.612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95536" calcext:value-type="float">
            <text:p>4.9553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54257" calcext:value-type="float">
            <text:p>4.5425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70812" calcext:value-type="float">
            <text:p>4.708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88671" calcext:value-type="float">
            <text:p>4.8867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43819" calcext:value-type="float">
            <text:p>3.4381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46378" calcext:value-type="float">
            <text:p>3.4637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01062" calcext:value-type="float">
            <text:p>4.0106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46811" calcext:value-type="float">
            <text:p>3.4681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2071" calcext:value-type="float">
            <text:p>3.207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19266" calcext:value-type="float">
            <text:p>4.1926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8963" calcext:value-type="float">
            <text:p>2.3896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71222" calcext:value-type="float">
            <text:p>2.7122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11024" calcext:value-type="float">
            <text:p>3.1102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10897" calcext:value-type="float">
            <text:p>3.1089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61623" calcext:value-type="float">
            <text:p>3.6162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94292" calcext:value-type="float">
            <text:p>3.9429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81084" calcext:value-type="float">
            <text:p>2.8108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46052" calcext:value-type="float">
            <text:p>3.4605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26677" calcext:value-type="float">
            <text:p>4.2667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28626" calcext:value-type="float">
            <text:p>4.2862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0775" calcext:value-type="float">
            <text:p>4.07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91715" calcext:value-type="float">
            <text:p>4.917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88523" calcext:value-type="float">
            <text:p>3.8852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03257" calcext:value-type="float">
            <text:p>4.0325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01655" calcext:value-type="float">
            <text:p>4.0165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8681" calcext:value-type="float">
            <text:p>4.868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50298" calcext:value-type="float">
            <text:p>4.5029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46492" calcext:value-type="float">
            <text:p>4.4649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13413" calcext:value-type="float">
            <text:p>4.134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15234" calcext:value-type="float">
            <text:p>5.1523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265" calcext:value-type="float">
            <text:p>4.26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36264" calcext:value-type="float">
            <text:p>5.362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65038" calcext:value-type="float">
            <text:p>4.650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38846" calcext:value-type="float">
            <text:p>5.3884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49287" calcext:value-type="float">
            <text:p>3.4928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10794" calcext:value-type="float">
            <text:p>5.1079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52613" calcext:value-type="float">
            <text:p>4.5261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38929" calcext:value-type="float">
            <text:p>4.3892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79045" calcext:value-type="float">
            <text:p>4.7904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42528" calcext:value-type="float">
            <text:p>4.4252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0997" calcext:value-type="float">
            <text:p>5.099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45324" calcext:value-type="float">
            <text:p>5.4532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58579" calcext:value-type="float">
            <text:p>4.5857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40734" calcext:value-type="float">
            <text:p>4.4073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17615" calcext:value-type="float">
            <text:p>4.176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44622" calcext:value-type="float">
            <text:p>4.4462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01654" calcext:value-type="float">
            <text:p>5.0165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22471" calcext:value-type="float">
            <text:p>4.2247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99988" calcext:value-type="float">
            <text:p>3.9998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26863" calcext:value-type="float">
            <text:p>4.2686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32001" calcext:value-type="float">
            <text:p>4.3200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88313" calcext:value-type="float">
            <text:p>4.883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5977" calcext:value-type="float">
            <text:p>4.597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8591" calcext:value-type="float">
            <text:p>4.859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41274" calcext:value-type="float">
            <text:p>3.4127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33079" calcext:value-type="float">
            <text:p>4.3307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73166" calcext:value-type="float">
            <text:p>4.7316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05598" calcext:value-type="float">
            <text:p>3.0559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44541" calcext:value-type="float">
            <text:p>4.4454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38985" calcext:value-type="float">
            <text:p>3.3898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44511" calcext:value-type="float">
            <text:p>3.445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0183" calcext:value-type="float">
            <text:p>3.018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31767" calcext:value-type="float">
            <text:p>3.3176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74049" calcext:value-type="float">
            <text:p>4.7404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65304" calcext:value-type="float">
            <text:p>4.6530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48274" calcext:value-type="float">
            <text:p>4.4827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67302" calcext:value-type="float">
            <text:p>3.6730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97334" calcext:value-type="float">
            <text:p>3.9733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09401" calcext:value-type="float">
            <text:p>4.0940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68283" calcext:value-type="float">
            <text:p>3.6828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68556" calcext:value-type="float">
            <text:p>3.6855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29246" calcext:value-type="float">
            <text:p>3.2924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7268" calcext:value-type="float">
            <text:p>3.4726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07369" calcext:value-type="float">
            <text:p>4.0736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88982" calcext:value-type="float">
            <text:p>3.8898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07275" calcext:value-type="float">
            <text:p>4.0727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44544" calcext:value-type="float">
            <text:p>4.4454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38782" calcext:value-type="float">
            <text:p>4.3878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15634" calcext:value-type="float">
            <text:p>6.1563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26332" calcext:value-type="float">
            <text:p>6.2633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57238" calcext:value-type="float">
            <text:p>3.572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65529" calcext:value-type="float">
            <text:p>3.6552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.41859" calcext:value-type="float">
            <text:p>5.4185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.47106" calcext:value-type="float">
            <text:p>5.4710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.36662" calcext:value-type="float">
            <text:p>5.3666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49733" calcext:value-type="float">
            <text:p>4.4973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78014" calcext:value-type="float">
            <text:p>3.780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19984" calcext:value-type="float">
            <text:p>4.1998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04976" calcext:value-type="float">
            <text:p>4.0497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6645" calcext:value-type="float">
            <text:p>3.664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87741" calcext:value-type="float">
            <text:p>2.8774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35173" calcext:value-type="float">
            <text:p>3.3517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62955" calcext:value-type="float">
            <text:p>3.6295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82487" calcext:value-type="float">
            <text:p>2.8248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.05368" calcext:value-type="float">
            <text:p>5.0536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53971" calcext:value-type="float">
            <text:p>3.5397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5966" calcext:value-type="float">
            <text:p>3.596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53971" calcext:value-type="float">
            <text:p>3.5397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55331" calcext:value-type="float">
            <text:p>3.5533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52303" calcext:value-type="float">
            <text:p>3.5230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5127" calcext:value-type="float">
            <text:p>3.51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91195" calcext:value-type="float">
            <text:p>3.9119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09498" calcext:value-type="float">
            <text:p>4.0949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0715" calcext:value-type="float">
            <text:p>4.07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06565" calcext:value-type="float">
            <text:p>4.0656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01782" calcext:value-type="float">
            <text:p>4.0178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84002" calcext:value-type="float">
            <text:p>3.8400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39516" calcext:value-type="float">
            <text:p>4.395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0242" calcext:value-type="float">
            <text:p>4.024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03577" calcext:value-type="float">
            <text:p>4.0357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87703" calcext:value-type="float">
            <text:p>4.8770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29828" calcext:value-type="float">
            <text:p>4.2982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25522" calcext:value-type="float">
            <text:p>4.2552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54944" calcext:value-type="float">
            <text:p>4.549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43356" calcext:value-type="float">
            <text:p>4.4335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96754" calcext:value-type="float">
            <text:p>6.9675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70225" calcext:value-type="float">
            <text:p>5.7022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39547" calcext:value-type="float">
            <text:p>5.3954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91856" calcext:value-type="float">
            <text:p>4.9185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34474" calcext:value-type="float">
            <text:p>4.3447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31035" calcext:value-type="float">
            <text:p>4.3103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4432" calcext:value-type="float">
            <text:p>4.44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50469" calcext:value-type="float">
            <text:p>5.5046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11299" calcext:value-type="float">
            <text:p>4.1129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84028" calcext:value-type="float">
            <text:p>3.8402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52767" calcext:value-type="float">
            <text:p>3.5276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97899" calcext:value-type="float">
            <text:p>3.9789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08443" calcext:value-type="float">
            <text:p>4.0844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31817" calcext:value-type="float">
            <text:p>4.3181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93789" calcext:value-type="float">
            <text:p>3.9378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88012" calcext:value-type="float">
            <text:p>3.880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07275" calcext:value-type="float">
            <text:p>4.072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37477" calcext:value-type="float">
            <text:p>4.3747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692" calcext:value-type="float">
            <text:p>4.69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32381" calcext:value-type="float">
            <text:p>5.3238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22165" calcext:value-type="float">
            <text:p>5.2216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10405" calcext:value-type="float">
            <text:p>5.1040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20319" calcext:value-type="float">
            <text:p>5.2031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63766" calcext:value-type="float">
            <text:p>4.6376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76946" calcext:value-type="float">
            <text:p>4.7694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80699" calcext:value-type="float">
            <text:p>4.8069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.34167" calcext:value-type="float">
            <text:p>5.3416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9006" calcext:value-type="float">
            <text:p>4.900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93628" calcext:value-type="float">
            <text:p>4.9362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26407" calcext:value-type="float">
            <text:p>4.2640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41967" calcext:value-type="float">
            <text:p>4.4196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24845" calcext:value-type="float">
            <text:p>4.2484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00771" calcext:value-type="float">
            <text:p>5.0077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96573" calcext:value-type="float">
            <text:p>4.9657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41428" calcext:value-type="float">
            <text:p>4.4142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65134" calcext:value-type="float">
            <text:p>4.6513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89807" calcext:value-type="float">
            <text:p>4.8980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87126" calcext:value-type="float">
            <text:p>4.8712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01387" calcext:value-type="float">
            <text:p>5.0138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36319" calcext:value-type="float">
            <text:p>4.3631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37117" calcext:value-type="float">
            <text:p>4.3711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1697" calcext:value-type="float">
            <text:p>6.169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01275" calcext:value-type="float">
            <text:p>4.0127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06268" calcext:value-type="float">
            <text:p>5.0626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05996" calcext:value-type="float">
            <text:p>5.0599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85777" calcext:value-type="float">
            <text:p>5.8577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95092" calcext:value-type="float">
            <text:p>4.9509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29952" calcext:value-type="float">
            <text:p>4.2995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70644" calcext:value-type="float">
            <text:p>4.7064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57762" calcext:value-type="float">
            <text:p>3.5776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20117" calcext:value-type="float">
            <text:p>4.2011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21804" calcext:value-type="float">
            <text:p>5.2180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41094" calcext:value-type="float">
            <text:p>4.4109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89551" calcext:value-type="float">
            <text:p>4.895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93386" calcext:value-type="float">
            <text:p>4.9338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32528" calcext:value-type="float">
            <text:p>4.3252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89237" calcext:value-type="float">
            <text:p>3.8923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33746" calcext:value-type="float">
            <text:p>3.3374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91768" calcext:value-type="float">
            <text:p>3.9176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94757" calcext:value-type="float">
            <text:p>3.9475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64451" calcext:value-type="float">
            <text:p>4.6445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08002" calcext:value-type="float">
            <text:p>4.0800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9207" calcext:value-type="float">
            <text:p>4.920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42797" calcext:value-type="float">
            <text:p>4.4279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20763" calcext:value-type="float">
            <text:p>4.2076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18045" calcext:value-type="float">
            <text:p>4.180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06104" calcext:value-type="float">
            <text:p>4.0610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97384" calcext:value-type="float">
            <text:p>3.9738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02272" calcext:value-type="float">
            <text:p>4.0227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13797" calcext:value-type="float">
            <text:p>4.1379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44443" calcext:value-type="float">
            <text:p>4.4444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28357" calcext:value-type="float">
            <text:p>4.2835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11238" calcext:value-type="float">
            <text:p>4.1123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94003" calcext:value-type="float">
            <text:p>3.9400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25198" calcext:value-type="float">
            <text:p>5.2519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98798" calcext:value-type="float">
            <text:p>4.9879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69563" calcext:value-type="float">
            <text:p>5.6956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53307" calcext:value-type="float">
            <text:p>5.5330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45245" calcext:value-type="float">
            <text:p>5.4524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71026" calcext:value-type="float">
            <text:p>4.7102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76863" calcext:value-type="float">
            <text:p>4.7686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7058" calcext:value-type="float">
            <text:p>4.705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72894" calcext:value-type="float">
            <text:p>4.7289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06816" calcext:value-type="float">
            <text:p>5.068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17377" calcext:value-type="float">
            <text:p>4.1737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50482" calcext:value-type="float">
            <text:p>4.5048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69398" calcext:value-type="float">
            <text:p>4.6939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38205" calcext:value-type="float">
            <text:p>4.3820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42531" calcext:value-type="float">
            <text:p>4.4253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8581" calcext:value-type="float">
            <text:p>3.858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73075" calcext:value-type="float">
            <text:p>4.7307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5198" calcext:value-type="float">
            <text:p>4.519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08925" calcext:value-type="float">
            <text:p>4.0892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22953" calcext:value-type="float">
            <text:p>4.2295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20314" calcext:value-type="float">
            <text:p>4.203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52846" calcext:value-type="float">
            <text:p>4.5284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00275" calcext:value-type="float">
            <text:p>5.0027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90341" calcext:value-type="float">
            <text:p>4.9034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09591" calcext:value-type="float">
            <text:p>5.0959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5764" calcext:value-type="float">
            <text:p>4.576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.17319" calcext:value-type="float">
            <text:p>5.1731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91747" calcext:value-type="float">
            <text:p>4.9174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9853" calcext:value-type="float">
            <text:p>4.985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.22905" calcext:value-type="float">
            <text:p>5.2290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.22965" calcext:value-type="float">
            <text:p>5.2296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18603" calcext:value-type="float">
            <text:p>4.1860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39243" calcext:value-type="float">
            <text:p>4.3924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.16667" calcext:value-type="float">
            <text:p>5.1666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66284" calcext:value-type="float">
            <text:p>4.6628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69926" calcext:value-type="float">
            <text:p>4.6992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579" calcext:value-type="float">
            <text:p>4.57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.87821" calcext:value-type="float">
            <text:p>5.8782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106" calcext:value-type="float">
            <text:p>6.510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.37703" calcext:value-type="float">
            <text:p>5.3770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23571" calcext:value-type="float">
            <text:p>5.2357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99365" calcext:value-type="float">
            <text:p>4.9936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.75664" calcext:value-type="float">
            <text:p>5.7566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.30702" calcext:value-type="float">
            <text:p>5.3070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.56186" calcext:value-type="float">
            <text:p>5.5618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57558" calcext:value-type="float">
            <text:p>5.5755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.70051" calcext:value-type="float">
            <text:p>5.7005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46998" calcext:value-type="float">
            <text:p>5.4699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63154" calcext:value-type="float">
            <text:p>5.631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61229" calcext:value-type="float">
            <text:p>5.6122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1373" calcext:value-type="float">
            <text:p>6.137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.36669" calcext:value-type="float">
            <text:p>5.3666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48881" calcext:value-type="float">
            <text:p>5.4888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.95452" calcext:value-type="float">
            <text:p>5.9545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64246" calcext:value-type="float">
            <text:p>5.6424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52232" calcext:value-type="float">
            <text:p>4.5223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87215" calcext:value-type="float">
            <text:p>4.872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68192" calcext:value-type="float">
            <text:p>4.6819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60234" calcext:value-type="float">
            <text:p>4.6023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61192" calcext:value-type="float">
            <text:p>4.6119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70889" calcext:value-type="float">
            <text:p>4.7088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26017" calcext:value-type="float">
            <text:p>3.260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43963" calcext:value-type="float">
            <text:p>4.4396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6144" calcext:value-type="float">
            <text:p>4.614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5712" calcext:value-type="float">
            <text:p>4.571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.21664" calcext:value-type="float">
            <text:p>5.2166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28079" calcext:value-type="float">
            <text:p>4.2807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27606" calcext:value-type="float">
            <text:p>4.2760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11079" calcext:value-type="float">
            <text:p>4.1107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99193" calcext:value-type="float">
            <text:p>3.9919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81673" calcext:value-type="float">
            <text:p>3.8167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30531" calcext:value-type="float">
            <text:p>4.3053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95608" calcext:value-type="float">
            <text:p>3.9560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57512" calcext:value-type="float">
            <text:p>3.5751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85704" calcext:value-type="float">
            <text:p>3.8570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18318" calcext:value-type="float">
            <text:p>4.183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65515" calcext:value-type="float">
            <text:p>4.655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5687" calcext:value-type="float">
            <text:p>4.568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61096" calcext:value-type="float">
            <text:p>4.6109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91464" calcext:value-type="float">
            <text:p>3.9146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6188" calcext:value-type="float">
            <text:p>4.618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91533" calcext:value-type="float">
            <text:p>4.915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18066" calcext:value-type="float">
            <text:p>4.1806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.16376" calcext:value-type="float">
            <text:p>5.1637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51648" calcext:value-type="float">
            <text:p>4.5164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73714" calcext:value-type="float">
            <text:p>4.7371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77718" calcext:value-type="float">
            <text:p>4.777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56693" calcext:value-type="float">
            <text:p>4.5669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60964" calcext:value-type="float">
            <text:p>3.6096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86311" calcext:value-type="float">
            <text:p>4.8631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87927" calcext:value-type="float">
            <text:p>4.8792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81201" calcext:value-type="float">
            <text:p>5.812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47122" calcext:value-type="float">
            <text:p>4.4712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07978" calcext:value-type="float">
            <text:p>4.0797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88242" calcext:value-type="float">
            <text:p>3.8824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07102" calcext:value-type="float">
            <text:p>4.0710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7712" calcext:value-type="float">
            <text:p>3.771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84209" calcext:value-type="float">
            <text:p>3.8420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58084" calcext:value-type="float">
            <text:p>4.5808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78628" calcext:value-type="float">
            <text:p>4.7862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28719" calcext:value-type="float">
            <text:p>4.2871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75595" calcext:value-type="float">
            <text:p>4.7559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62543" calcext:value-type="float">
            <text:p>4.6254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08443" calcext:value-type="float">
            <text:p>4.0844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082" calcext:value-type="float">
            <text:p>4.08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692" calcext:value-type="float">
            <text:p>4.69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50196" calcext:value-type="float">
            <text:p>4.5019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8106" calcext:value-type="float">
            <text:p>4.810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21481" calcext:value-type="float">
            <text:p>5.2148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18351" calcext:value-type="float">
            <text:p>4.1835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23878" calcext:value-type="float">
            <text:p>4.2387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29643" calcext:value-type="float">
            <text:p>4.2964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03936" calcext:value-type="float">
            <text:p>4.0393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22754" calcext:value-type="float">
            <text:p>5.2275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74778" calcext:value-type="float">
            <text:p>4.7477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.64904" calcext:value-type="float">
            <text:p>5.6490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.16695" calcext:value-type="float">
            <text:p>5.1669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04582" calcext:value-type="float">
            <text:p>5.0458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36092" calcext:value-type="float">
            <text:p>4.3609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93284" calcext:value-type="float">
            <text:p>3.9328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12455" calcext:value-type="float">
            <text:p>4.1245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02472" calcext:value-type="float">
            <text:p>5.0247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33582" calcext:value-type="float">
            <text:p>4.3358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61942" calcext:value-type="float">
            <text:p>4.6194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66656" calcext:value-type="float">
            <text:p>4.6665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61125" calcext:value-type="float">
            <text:p>4.611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29366" calcext:value-type="float">
            <text:p>6.2936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.68127" calcext:value-type="float">
            <text:p>5.6812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58506" calcext:value-type="float">
            <text:p>4.5850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45424" calcext:value-type="float">
            <text:p>4.454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90551" calcext:value-type="float">
            <text:p>3.9055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82734" calcext:value-type="float">
            <text:p>3.827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90462" calcext:value-type="float">
            <text:p>4.9046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33994" calcext:value-type="float">
            <text:p>4.3399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26151" calcext:value-type="float">
            <text:p>4.2615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18801" calcext:value-type="float">
            <text:p>4.188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35343" calcext:value-type="float">
            <text:p>4.353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4938" calcext:value-type="float">
            <text:p>4.493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39053" calcext:value-type="float">
            <text:p>4.3905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61784" calcext:value-type="float">
            <text:p>4.6178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39017" calcext:value-type="float">
            <text:p>4.3901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62714" calcext:value-type="float">
            <text:p>4.627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38205" calcext:value-type="float">
            <text:p>4.3820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9.2246" calcext:value-type="float">
            <text:p>19.224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97961" calcext:value-type="float">
            <text:p>3.979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27235" calcext:value-type="float">
            <text:p>4.2723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30044" calcext:value-type="float">
            <text:p>4.3004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94133" calcext:value-type="float">
            <text:p>5.9413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.21899" calcext:value-type="float">
            <text:p>5.2189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70703" calcext:value-type="float">
            <text:p>3.7070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.22032" calcext:value-type="float">
            <text:p>5.2203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26473" calcext:value-type="float">
            <text:p>3.264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82612" calcext:value-type="float">
            <text:p>4.8261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67315" calcext:value-type="float">
            <text:p>3.673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72115" calcext:value-type="float">
            <text:p>3.721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09885" calcext:value-type="float">
            <text:p>4.0988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42371" calcext:value-type="float">
            <text:p>4.4237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50738" calcext:value-type="float">
            <text:p>4.5073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40587" calcext:value-type="float">
            <text:p>4.4058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07173" calcext:value-type="float">
            <text:p>3.0717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6492" calcext:value-type="float">
            <text:p>4.649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00186" calcext:value-type="float">
            <text:p>4.0018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6901" calcext:value-type="float">
            <text:p>3.690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77746" calcext:value-type="float">
            <text:p>2.7774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53467" calcext:value-type="float">
            <text:p>4.5346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77912" calcext:value-type="float">
            <text:p>3.7791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02177" calcext:value-type="float">
            <text:p>4.0217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06377" calcext:value-type="float">
            <text:p>3.0637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77912" calcext:value-type="float">
            <text:p>3.7791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82854" calcext:value-type="float">
            <text:p>3.8285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63975" calcext:value-type="float">
            <text:p>3.6397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65878" calcext:value-type="float">
            <text:p>3.6587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6046" calcext:value-type="float">
            <text:p>4.604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.31087" calcext:value-type="float">
            <text:p>5.3108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49755" calcext:value-type="float">
            <text:p>4.497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72025" calcext:value-type="float">
            <text:p>3.7202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98456" calcext:value-type="float">
            <text:p>3.9845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5729" calcext:value-type="float">
            <text:p>3.57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26317" calcext:value-type="float">
            <text:p>4.2631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.70957" calcext:value-type="float">
            <text:p>3.7095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.03248" calcext:value-type="float">
            <text:p>4.0324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.38497" calcext:value-type="float">
            <text:p>4.3849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.15321" calcext:value-type="float">
            <text:p>5.1532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.42217" calcext:value-type="float">
            <text:p>4.4221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.9493" calcext:value-type="float">
            <text:p>3.949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.13101" calcext:value-type="float">
            <text:p>4.1310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.65552" calcext:value-type="float">
            <text:p>3.6555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.70967" calcext:value-type="float">
            <text:p>3.7096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.0619" calcext:value-type="float">
            <text:p>4.061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.53686" calcext:value-type="float">
            <text:p>4.5368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81816" calcext:value-type="float">
            <text:p>3.8181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.90586" calcext:value-type="float">
            <text:p>3.9058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.67963" calcext:value-type="float">
            <text:p>3.6796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.00635" calcext:value-type="float">
            <text:p>5.0063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.78056" calcext:value-type="float">
            <text:p>3.7805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.40853" calcext:value-type="float">
            <text:p>3.4085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.71985" calcext:value-type="float">
            <text:p>3.7198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26919" calcext:value-type="float">
            <text:p>4.2691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.29442" calcext:value-type="float">
            <text:p>3.2944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.41736" calcext:value-type="float">
            <text:p>3.4173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.42837" calcext:value-type="float">
            <text:p>3.428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30577" calcext:value-type="float">
            <text:p>4.3057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.99367" calcext:value-type="float">
            <text:p>2.9936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.90738" calcext:value-type="float">
            <text:p>3.9073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.94553" calcext:value-type="float">
            <text:p>3.9455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.68919" calcext:value-type="float">
            <text:p>3.6891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.55871" calcext:value-type="float">
            <text:p>3.5587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.36164" calcext:value-type="float">
            <text:p>3.3616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.33746" calcext:value-type="float">
            <text:p>3.3374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.41797" calcext:value-type="float">
            <text:p>3.4179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.33449" calcext:value-type="float">
            <text:p>3.3344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.22549" calcext:value-type="float">
            <text:p>3.2254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.34625" calcext:value-type="float">
            <text:p>3.3462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.29848" calcext:value-type="float">
            <text:p>3.2984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.35525" calcext:value-type="float">
            <text:p>3.3552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.72345" calcext:value-type="float">
            <text:p>3.7234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.34019" calcext:value-type="float">
            <text:p>5.3401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.84161" calcext:value-type="float">
            <text:p>3.8416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.52408" calcext:value-type="float">
            <text:p>4.5240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.04853" calcext:value-type="float">
            <text:p>4.0485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.28311" calcext:value-type="float">
            <text:p>4.2831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.74537" calcext:value-type="float">
            <text:p>3.7453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.55031" calcext:value-type="float">
            <text:p>4.5503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.27977" calcext:value-type="float">
            <text:p>4.2797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5.34223" calcext:value-type="float">
            <text:p>5.3422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.07275" calcext:value-type="float">
            <text:p>4.0727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.50397" calcext:value-type="float">
            <text:p>4.5039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.24729" calcext:value-type="float">
            <text:p>4.2472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.0878" calcext:value-type="float">
            <text:p>4.087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.31026" calcext:value-type="float">
            <text:p>4.3102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.15588" calcext:value-type="float">
            <text:p>5.1558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.94895" calcext:value-type="float">
            <text:p>4.9489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.3706" calcext:value-type="float">
            <text:p>4.370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.54918" calcext:value-type="float">
            <text:p>5.5491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.09123" calcext:value-type="float">
            <text:p>5.0912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.58997" calcext:value-type="float">
            <text:p>5.5899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.79332" calcext:value-type="float">
            <text:p>4.7933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.83856" calcext:value-type="float">
            <text:p>4.8385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.89024" calcext:value-type="float">
            <text:p>3.8902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.71184" calcext:value-type="float">
            <text:p>3.7118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.56998" calcext:value-type="float">
            <text:p>4.5699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.56762" calcext:value-type="float">
            <text:p>3.5676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82358" calcext:value-type="float">
            <text:p>6.8235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.62391" calcext:value-type="float">
            <text:p>3.6239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.75697" calcext:value-type="float">
            <text:p>3.7569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.87551" calcext:value-type="float">
            <text:p>3.8755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.13224" calcext:value-type="float">
            <text:p>4.1322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.49088" calcext:value-type="float">
            <text:p>3.4908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.13125" calcext:value-type="float">
            <text:p>4.1312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.94393" calcext:value-type="float">
            <text:p>3.9439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.09801" calcext:value-type="float">
            <text:p>4.0980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.68986" calcext:value-type="float">
            <text:p>3.6898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.39053" calcext:value-type="float">
            <text:p>4.3905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.64611" calcext:value-type="float">
            <text:p>4.6461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.80264" calcext:value-type="float">
            <text:p>3.8026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.23468" calcext:value-type="float">
            <text:p>4.2346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05407" calcext:value-type="float">
            <text:p>4.0540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.13964" calcext:value-type="float">
            <text:p>4.1396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.24044" calcext:value-type="float">
            <text:p>2.2404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.12631" calcext:value-type="float">
            <text:p>3.1263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.99301" calcext:value-type="float">
            <text:p>2.9930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.0754" calcext:value-type="float">
            <text:p>4.075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.98132" calcext:value-type="float">
            <text:p>3.9813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.22953" calcext:value-type="float">
            <text:p>4.2295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.78174" calcext:value-type="float">
            <text:p>3.7817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.324" calcext:value-type="float">
            <text:p>5.32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.25572" calcext:value-type="float">
            <text:p>4.2557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.99774" calcext:value-type="float">
            <text:p>3.9977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.5909" calcext:value-type="float">
            <text:p>3.590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.80811" calcext:value-type="float">
            <text:p>3.8081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.19163" calcext:value-type="float">
            <text:p>3.1916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.73409" calcext:value-type="float">
            <text:p>3.7340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.65461" calcext:value-type="float">
            <text:p>3.6546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.59559" calcext:value-type="float">
            <text:p>2.5955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.31776" calcext:value-type="float">
            <text:p>2.317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27327" calcext:value-type="float">
            <text:p>3.2732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.74905" calcext:value-type="float">
            <text:p>2.7490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.19159" calcext:value-type="float">
            <text:p>3.1915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.13566" calcext:value-type="float">
            <text:p>3.1356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.47579" calcext:value-type="float">
            <text:p>3.4757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.42261" calcext:value-type="float">
            <text:p>3.4226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.51188" calcext:value-type="float">
            <text:p>3.5118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.0104" calcext:value-type="float">
            <text:p>3.010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.78602" calcext:value-type="float">
            <text:p>2.7860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.07512" calcext:value-type="float">
            <text:p>3.0751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.68963" calcext:value-type="float">
            <text:p>2.6896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.12298" calcext:value-type="float">
            <text:p>3.1229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.56571" calcext:value-type="float">
            <text:p>3.5657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.42113" calcext:value-type="float">
            <text:p>3.4211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.52718" calcext:value-type="float">
            <text:p>2.5271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.13452" calcext:value-type="float">
            <text:p>4.1345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.94747" calcext:value-type="float">
            <text:p>1.9474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.89546" calcext:value-type="float">
            <text:p>3.8954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.05209" calcext:value-type="float">
            <text:p>3.05209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.73242" calcext:value-type="float">
            <text:p>4.7324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.80407" calcext:value-type="float">
            <text:p>4.8040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.88395" calcext:value-type="float">
            <text:p>3.8839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.65941" calcext:value-type="float">
            <text:p>4.6594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.64256" calcext:value-type="float">
            <text:p>4.6425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.73355" calcext:value-type="float">
            <text:p>4.7335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.55454" calcext:value-type="float">
            <text:p>4.5545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.83374" calcext:value-type="float">
            <text:p>4.8337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.13164" calcext:value-type="float">
            <text:p>4.1316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.27754" calcext:value-type="float">
            <text:p>4.2775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.39142" calcext:value-type="float">
            <text:p>3.3914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.83747" calcext:value-type="float">
            <text:p>3.8374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.91634" calcext:value-type="float">
            <text:p>4.9163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.80647" calcext:value-type="float">
            <text:p>4.8064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.70731" calcext:value-type="float">
            <text:p>4.7073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.20147" calcext:value-type="float">
            <text:p>5.2014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.19119" calcext:value-type="float">
            <text:p>5.1911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.32281" calcext:value-type="float">
            <text:p>5.3228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.89158" calcext:value-type="float">
            <text:p>4.8915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.68573" calcext:value-type="float">
            <text:p>4.6857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.46678" calcext:value-type="float">
            <text:p>4.4667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.47964" calcext:value-type="float">
            <text:p>4.4796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.56946" calcext:value-type="float">
            <text:p>4.5694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.03347" calcext:value-type="float">
            <text:p>4.0334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.17428" calcext:value-type="float">
            <text:p>4.1742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.26779" calcext:value-type="float">
            <text:p>4.2677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.50562" calcext:value-type="float">
            <text:p>4.5056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.43692" calcext:value-type="float">
            <text:p>4.4369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.67644" calcext:value-type="float">
            <text:p>4.6764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.29952" calcext:value-type="float">
            <text:p>4.2995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.18698" calcext:value-type="float">
            <text:p>5.1869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.16619" calcext:value-type="float">
            <text:p>5.1661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.22577" calcext:value-type="float">
            <text:p>4.2257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.12548" calcext:value-type="float">
            <text:p>4.1254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.65254" calcext:value-type="float">
            <text:p>3.6525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.49475" calcext:value-type="float">
            <text:p>3.4947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.86683" calcext:value-type="float">
            <text:p>3.8668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.73606" calcext:value-type="float">
            <text:p>4.7360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.72306" calcext:value-type="float">
            <text:p>4.7230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.45614" calcext:value-type="float">
            <text:p>4.4561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.063" calcext:value-type="float">
            <text:p>4.06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.52595" calcext:value-type="float">
            <text:p>3.5259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.93159" calcext:value-type="float">
            <text:p>2.9315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.70432" calcext:value-type="float">
            <text:p>3.7043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.42605" calcext:value-type="float">
            <text:p>3.4260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.62144" calcext:value-type="float">
            <text:p>3.6214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.58333" calcext:value-type="float">
            <text:p>3.5833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.91781" calcext:value-type="float">
            <text:p>3.9178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08722" calcext:value-type="float">
            <text:p>4.0872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.07564" calcext:value-type="float">
            <text:p>4.0756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.72914" calcext:value-type="float">
            <text:p>3.7291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.98994" calcext:value-type="float">
            <text:p>3.9899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.97899" calcext:value-type="float">
            <text:p>3.9789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.26026" calcext:value-type="float">
            <text:p>4.2602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.86147" calcext:value-type="float">
            <text:p>4.8614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.08967" calcext:value-type="float">
            <text:p>5.0896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.59098" calcext:value-type="float">
            <text:p>4.5909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.82139" calcext:value-type="float">
            <text:p>4.8213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.4541" calcext:value-type="float">
            <text:p>4.4541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.55826" calcext:value-type="float">
            <text:p>4.5582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.32001" calcext:value-type="float">
            <text:p>4.3200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19724" calcext:value-type="float">
            <text:p>4.1972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.62629" calcext:value-type="float">
            <text:p>4.6262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.0531" calcext:value-type="float">
            <text:p>4.053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.94804" calcext:value-type="float">
            <text:p>3.9480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.75776" calcext:value-type="float">
            <text:p>3.7577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.71929" calcext:value-type="float">
            <text:p>3.7192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.21187" calcext:value-type="float">
            <text:p>4.2118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.0754" calcext:value-type="float">
            <text:p>3.075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.81336" calcext:value-type="float">
            <text:p>4.8133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.08528" calcext:value-type="float">
            <text:p>4.0852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.967" calcext:value-type="float">
            <text:p>3.96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.55715" calcext:value-type="float">
            <text:p>4.5571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.86478" calcext:value-type="float">
            <text:p>3.8647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.28477" calcext:value-type="float">
            <text:p>3.2847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.41739" calcext:value-type="float">
            <text:p>3.4173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.33151" calcext:value-type="float">
            <text:p>3.3315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.20474" calcext:value-type="float">
            <text:p>2.2047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.48452" calcext:value-type="float">
            <text:p>3.4845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.46693" calcext:value-type="float">
            <text:p>3.4669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.49021" calcext:value-type="float">
            <text:p>3.490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58205" calcext:value-type="float">
            <text:p>3.5820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.5264" calcext:value-type="float">
            <text:p>2.526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.49041" calcext:value-type="float">
            <text:p>2.4904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.81637" calcext:value-type="float">
            <text:p>4.8163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.8041" calcext:value-type="float">
            <text:p>4.804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.77544" calcext:value-type="float">
            <text:p>3.77544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.16187" calcext:value-type="float">
            <text:p>4.1618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.36178" calcext:value-type="float">
            <text:p>3.3617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.81072" calcext:value-type="float">
            <text:p>3.8107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.18665" calcext:value-type="float">
            <text:p>3.1866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.6235" calcext:value-type="float">
            <text:p>4.623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.91828" calcext:value-type="float">
            <text:p>4.9182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.78586" calcext:value-type="float">
            <text:p>5.7858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.60393" calcext:value-type="float">
            <text:p>4.6039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.1418" calcext:value-type="float">
            <text:p>4.141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.28056" calcext:value-type="float">
            <text:p>4.2805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.46723" calcext:value-type="float">
            <text:p>4.4672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.21213" calcext:value-type="float">
            <text:p>4.2121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.13609" calcext:value-type="float">
            <text:p>3.13609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.42826" calcext:value-type="float">
            <text:p>3.4282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.18132" calcext:value-type="float">
            <text:p>3.1813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.03142" calcext:value-type="float">
            <text:p>3.0314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.47539" calcext:value-type="float">
            <text:p>5.4753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.91798" calcext:value-type="float">
            <text:p>4.9179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.4181" calcext:value-type="float">
            <text:p>4.418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.73738" calcext:value-type="float">
            <text:p>3.7373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.49546" calcext:value-type="float">
            <text:p>3.4954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.53427" calcext:value-type="float">
            <text:p>3.5342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.87044" calcext:value-type="float">
            <text:p>4.8704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.55293" calcext:value-type="float">
            <text:p>4.5529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.42617" calcext:value-type="float">
            <text:p>4.4261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.03838" calcext:value-type="float">
            <text:p>4.0383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.99947" calcext:value-type="float">
            <text:p>3.9994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.05126" calcext:value-type="float">
            <text:p>4.0512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.05077" calcext:value-type="float">
            <text:p>4.0507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.91296" calcext:value-type="float">
            <text:p>3.9129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.95332" calcext:value-type="float">
            <text:p>3.9533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.51964" calcext:value-type="float">
            <text:p>3.5196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.46091" calcext:value-type="float">
            <text:p>3.4609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.69547" calcext:value-type="float">
            <text:p>3.6954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.85951" calcext:value-type="float">
            <text:p>3.8595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.73154" calcext:value-type="float">
            <text:p>3.7315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.65742" calcext:value-type="float">
            <text:p>3.6574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.48233" calcext:value-type="float">
            <text:p>4.4823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.85953" calcext:value-type="float">
            <text:p>4.8595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.16004" calcext:value-type="float">
            <text:p>5.1600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.55955" calcext:value-type="float">
            <text:p>3.5595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.38399" calcext:value-type="float">
            <text:p>3.38399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.7394" calcext:value-type="float">
            <text:p>3.739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.41318" calcext:value-type="float">
            <text:p>4.4131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.50609" calcext:value-type="float">
            <text:p>3.5060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.60909" calcext:value-type="float">
            <text:p>3.60909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.88921" calcext:value-type="float">
            <text:p>3.8892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.52415" calcext:value-type="float">
            <text:p>3.5241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.38146" calcext:value-type="float">
            <text:p>3.3814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.9036" calcext:value-type="float">
            <text:p>3.903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.17178" calcext:value-type="float">
            <text:p>4.1717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.082" calcext:value-type="float">
            <text:p>4.08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.01386" calcext:value-type="float">
            <text:p>4.0138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.55728" calcext:value-type="float">
            <text:p>2.5572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.56873" calcext:value-type="float">
            <text:p>3.5687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.45948" calcext:value-type="float">
            <text:p>3.4594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.94594" calcext:value-type="float">
            <text:p>3.9459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3.48679" calcext:value-type="float">
            <text:p>3.4867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.46353" calcext:value-type="float">
            <text:p>3.4635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.34225" calcext:value-type="float">
            <text:p>3.3422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3.90157" calcext:value-type="float">
            <text:p>3.9015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.03354" calcext:value-type="float">
            <text:p>3.0335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.22303" calcext:value-type="float">
            <text:p>3.2230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.05799" calcext:value-type="float">
            <text:p>4.0579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.11769" calcext:value-type="float">
            <text:p>3.1176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.24144" calcext:value-type="float">
            <text:p>3.2414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.06117" calcext:value-type="float">
            <text:p>3.0611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.77742" calcext:value-type="float">
            <text:p>2.7774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.15207" calcext:value-type="float">
            <text:p>3.1520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.8947" calcext:value-type="float">
            <text:p>4.894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.8947" calcext:value-type="float">
            <text:p>4.894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.7741" calcext:value-type="float">
            <text:p>3.774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.55031" calcext:value-type="float">
            <text:p>4.5503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3.45478" calcext:value-type="float">
            <text:p>3.4547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90555" calcext:value-type="float">
            <text:p>2.9055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.92867" calcext:value-type="float">
            <text:p>2.9286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.91071" calcext:value-type="float">
            <text:p>2.9107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.49975" calcext:value-type="float">
            <text:p>4.4997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.73988" calcext:value-type="float">
            <text:p>2.7398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.72695" calcext:value-type="float">
            <text:p>2.7269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.60627" calcext:value-type="float">
            <text:p>2.6062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.64007" calcext:value-type="float">
            <text:p>2.6400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.64512" calcext:value-type="float">
            <text:p>4.6451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.34613" calcext:value-type="float">
            <text:p>4.3461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.18188" calcext:value-type="float">
            <text:p>4.1818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.69493" calcext:value-type="float">
            <text:p>3.6949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3.50057" calcext:value-type="float">
            <text:p>3.50057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.11299" calcext:value-type="float">
            <text:p>4.1129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.25467" calcext:value-type="float">
            <text:p>4.2546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.07954" calcext:value-type="float">
            <text:p>4.0795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.14228" calcext:value-type="float">
            <text:p>4.1422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.17187" calcext:value-type="float">
            <text:p>4.1718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3.60249" calcext:value-type="float">
            <text:p>3.6024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.37441" calcext:value-type="float">
            <text:p>3.3744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71131" calcext:value-type="float">
            <text:p>3.7113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.12631" calcext:value-type="float">
            <text:p>3.1263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.62144" calcext:value-type="float">
            <text:p>3.6214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.55031" calcext:value-type="float">
            <text:p>4.5503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.19038" calcext:value-type="float">
            <text:p>4.1903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.69198" calcext:value-type="float">
            <text:p>3.6919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.05114" calcext:value-type="float">
            <text:p>4.0511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.57484" calcext:value-type="float">
            <text:p>3.5748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.61266" calcext:value-type="float">
            <text:p>3.6126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.11423" calcext:value-type="float">
            <text:p>3.1142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.13862" calcext:value-type="float">
            <text:p>3.1386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.10209" calcext:value-type="float">
            <text:p>4.1020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.0335" calcext:value-type="float">
            <text:p>3.033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.94994" calcext:value-type="float">
            <text:p>2.94994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.16569" calcext:value-type="float">
            <text:p>3.1656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.66736" calcext:value-type="float">
            <text:p>2.6673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3.0446" calcext:value-type="float">
            <text:p>3.044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.04035" calcext:value-type="float">
            <text:p>4.0403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3.03285" calcext:value-type="float">
            <text:p>3.0328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3.33274" calcext:value-type="float">
            <text:p>3.3327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.3827" calcext:value-type="float">
            <text:p>4.382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5.15299" calcext:value-type="float">
            <text:p>5.15299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.01698" calcext:value-type="float">
            <text:p>3.0169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3.64223" calcext:value-type="float">
            <text:p>3.6422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.76162" calcext:value-type="float">
            <text:p>3.7616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.97998" calcext:value-type="float">
            <text:p>3.9799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.89635" calcext:value-type="float">
            <text:p>3.8963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.15725" calcext:value-type="float">
            <text:p>3.1572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.8778" calcext:value-type="float">
            <text:p>2.877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.47996" calcext:value-type="float">
            <text:p>3.4799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.90246" calcext:value-type="float">
            <text:p>3.9024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.3375" calcext:value-type="float">
            <text:p>3.337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.2181" calcext:value-type="float">
            <text:p>3.218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.39102" calcext:value-type="float">
            <text:p>3.3910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.60001" calcext:value-type="float">
            <text:p>3.60001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.60871" calcext:value-type="float">
            <text:p>3.6087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.64659" calcext:value-type="float">
            <text:p>3.6465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.78299" calcext:value-type="float">
            <text:p>2.78299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.38498" calcext:value-type="float">
            <text:p>3.3849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.64875" calcext:value-type="float">
            <text:p>2.6487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.97076" calcext:value-type="float">
            <text:p>2.9707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.87017" calcext:value-type="float">
            <text:p>2.8701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.87004" calcext:value-type="float">
            <text:p>2.8700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.90849" calcext:value-type="float">
            <text:p>2.9084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.95183" calcext:value-type="float">
            <text:p>2.9518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.84452" calcext:value-type="float">
            <text:p>2.84452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.99139" calcext:value-type="float">
            <text:p>2.9913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.4477" calcext:value-type="float">
            <text:p>3.447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.91271" calcext:value-type="float">
            <text:p>2.9127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3.06478" calcext:value-type="float">
            <text:p>3.0647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.79952" calcext:value-type="float">
            <text:p>2.7995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.12876" calcext:value-type="float">
            <text:p>4.1287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.31541" calcext:value-type="float">
            <text:p>4.3154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.4428" calcext:value-type="float">
            <text:p>2.442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.08796" calcext:value-type="float">
            <text:p>3.0879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.06801" calcext:value-type="float">
            <text:p>3.0680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.13692" calcext:value-type="float">
            <text:p>3.1369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.12548" calcext:value-type="float">
            <text:p>4.1254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.85747" calcext:value-type="float">
            <text:p>4.8574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.5842" calcext:value-type="float">
            <text:p>4.584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.59285" calcext:value-type="float">
            <text:p>4.5928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.70393" calcext:value-type="float">
            <text:p>4.7039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4.18208" calcext:value-type="float">
            <text:p>4.1820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5.06221" calcext:value-type="float">
            <text:p>5.0622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5.23874" calcext:value-type="float">
            <text:p>5.23874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.52857" calcext:value-type="float">
            <text:p>4.5285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.80038" calcext:value-type="float">
            <text:p>4.8003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.1936" calcext:value-type="float">
            <text:p>4.193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4.39866" calcext:value-type="float">
            <text:p>4.3986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.41813" calcext:value-type="float">
            <text:p>4.4181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.1308" calcext:value-type="float">
            <text:p>5.130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.22363" calcext:value-type="float">
            <text:p>4.2236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.44831" calcext:value-type="float">
            <text:p>4.4483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.61536" calcext:value-type="float">
            <text:p>4.6153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5.6317" calcext:value-type="float">
            <text:p>5.631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.99831" calcext:value-type="float">
            <text:p>4.9983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.47056" calcext:value-type="float">
            <text:p>4.4705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4.89673" calcext:value-type="float">
            <text:p>4.8967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.27799" calcext:value-type="float">
            <text:p>5.2779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.72739" calcext:value-type="float">
            <text:p>4.7273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.54494" calcext:value-type="float">
            <text:p>4.5449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5.02472" calcext:value-type="float">
            <text:p>5.0247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.54516" calcext:value-type="float">
            <text:p>4.5451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.2787" calcext:value-type="float">
            <text:p>4.278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5.41593" calcext:value-type="float">
            <text:p>5.4159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.06248" calcext:value-type="float">
            <text:p>4.06248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.20695" calcext:value-type="float">
            <text:p>4.2069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.00384" calcext:value-type="float">
            <text:p>4.0038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4.1918" calcext:value-type="float">
            <text:p>4.191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.11347" calcext:value-type="float">
            <text:p>4.1134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.46678" calcext:value-type="float">
            <text:p>4.4667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.45602" calcext:value-type="float">
            <text:p>4.4560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.47893" calcext:value-type="float">
            <text:p>3.4789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.71955" calcext:value-type="float">
            <text:p>3.7195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4.28313" calcext:value-type="float">
            <text:p>4.2831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.23268" calcext:value-type="float">
            <text:p>5.2326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.18083" calcext:value-type="float">
            <text:p>5.1808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4.96473" calcext:value-type="float">
            <text:p>4.9647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.93319" calcext:value-type="float">
            <text:p>3.9331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4.3113" calcext:value-type="float">
            <text:p>4.311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.60871" calcext:value-type="float">
            <text:p>3.6087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.51608" calcext:value-type="float">
            <text:p>3.5160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1.5619" calcext:value-type="float">
            <text:p>11.5619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.10813" calcext:value-type="float">
            <text:p>2.1081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.98608" calcext:value-type="float">
            <text:p>2.9860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.17781" calcext:value-type="float">
            <text:p>4.1778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.46272" calcext:value-type="float">
            <text:p>5.4627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.14955" calcext:value-type="float">
            <text:p>3.1495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.73552" calcext:value-type="float">
            <text:p>3.7355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.89574" calcext:value-type="float">
            <text:p>4.8957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4.66047" calcext:value-type="float">
            <text:p>4.6604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.62006" calcext:value-type="float">
            <text:p>4.6200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.55541" calcext:value-type="float">
            <text:p>4.5554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.99992" calcext:value-type="float">
            <text:p>5.9999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.70983" calcext:value-type="float">
            <text:p>5.7098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.92803" calcext:value-type="float">
            <text:p>4.9280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.36958" calcext:value-type="float">
            <text:p>5.3695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.93823" calcext:value-type="float">
            <text:p>3.9382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.90855" calcext:value-type="float">
            <text:p>3.9085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.53207" calcext:value-type="float">
            <text:p>4.5320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.09725" calcext:value-type="float">
            <text:p>4.0972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4.79707" calcext:value-type="float">
            <text:p>4.7970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.76057" calcext:value-type="float">
            <text:p>3.76057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.08148" calcext:value-type="float">
            <text:p>4.0814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.27618" calcext:value-type="float">
            <text:p>4.2761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.10961" calcext:value-type="float">
            <text:p>4.1096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4.46834" calcext:value-type="float">
            <text:p>4.46834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49128" calcext:value-type="float">
            <text:p>6.4912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4.11925" calcext:value-type="float">
            <text:p>4.1192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.59726" calcext:value-type="float">
            <text:p>5.5972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.82224" calcext:value-type="float">
            <text:p>4.8222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.72432" calcext:value-type="float">
            <text:p>4.7243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.52394" calcext:value-type="float">
            <text:p>4.5239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4.66664" calcext:value-type="float">
            <text:p>4.6666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.33622" calcext:value-type="float">
            <text:p>5.3362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5.8831" calcext:value-type="float">
            <text:p>5.883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.8399" calcext:value-type="float">
            <text:p>4.8399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5.03076" calcext:value-type="float">
            <text:p>5.0307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.61698" calcext:value-type="float">
            <text:p>4.6169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.04395" calcext:value-type="float">
            <text:p>3.0439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3.54884" calcext:value-type="float">
            <text:p>3.54884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.46936" calcext:value-type="float">
            <text:p>4.4693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.53883" calcext:value-type="float">
            <text:p>4.5388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.33047" calcext:value-type="float">
            <text:p>4.3304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.24869" calcext:value-type="float">
            <text:p>4.2486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3.59398" calcext:value-type="float">
            <text:p>3.5939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.3616" calcext:value-type="float">
            <text:p>4.361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5.39832" calcext:value-type="float">
            <text:p>5.3983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.32313" calcext:value-type="float">
            <text:p>4.3231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.66328" calcext:value-type="float">
            <text:p>3.6632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.94734" calcext:value-type="float">
            <text:p>4.94734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.15436" calcext:value-type="float">
            <text:p>5.1543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.68107" calcext:value-type="float">
            <text:p>4.6810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.95873" calcext:value-type="float">
            <text:p>4.9587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.92863" calcext:value-type="float">
            <text:p>4.9286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.37242" calcext:value-type="float">
            <text:p>4.3724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3.55401" calcext:value-type="float">
            <text:p>3.5540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.85292" calcext:value-type="float">
            <text:p>3.85292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.13224" calcext:value-type="float">
            <text:p>4.1322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.74692" calcext:value-type="float">
            <text:p>3.7469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.79588" calcext:value-type="float">
            <text:p>3.7958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3.92476" calcext:value-type="float">
            <text:p>3.9247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.26709" calcext:value-type="float">
            <text:p>4.2670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3.73446" calcext:value-type="float">
            <text:p>3.7344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.51298" calcext:value-type="float">
            <text:p>3.5129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.4463" calcext:value-type="float">
            <text:p>4.446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.40689" calcext:value-type="float">
            <text:p>3.4068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.70636" calcext:value-type="float">
            <text:p>3.7063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.33095" calcext:value-type="float">
            <text:p>3.3309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.48263" calcext:value-type="float">
            <text:p>3.4826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.3106" calcext:value-type="float">
            <text:p>3.310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.9797" calcext:value-type="float">
            <text:p>4.979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.61405" calcext:value-type="float">
            <text:p>4.61405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5.37991" calcext:value-type="float">
            <text:p>5.3799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.5526" calcext:value-type="float">
            <text:p>4.552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5.1337" calcext:value-type="float">
            <text:p>5.133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46908" calcext:value-type="float">
            <text:p>6.4690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.4862" calcext:value-type="float">
            <text:p>4.486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.4066" calcext:value-type="float">
            <text:p>3.406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.34965" calcext:value-type="float">
            <text:p>5.3496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.90866" calcext:value-type="float">
            <text:p>2.9086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.35158" calcext:value-type="float">
            <text:p>4.3515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.31169" calcext:value-type="float">
            <text:p>3.3116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5.19708" calcext:value-type="float">
            <text:p>5.1970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.41127" calcext:value-type="float">
            <text:p>4.4112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.02967" calcext:value-type="float">
            <text:p>5.0296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.57215" calcext:value-type="float">
            <text:p>4.5721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5.32142" calcext:value-type="float">
            <text:p>5.3214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.70665" calcext:value-type="float">
            <text:p>4.7066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.73481" calcext:value-type="float">
            <text:p>4.7348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.96334" calcext:value-type="float">
            <text:p>3.9633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3.99193" calcext:value-type="float">
            <text:p>3.99193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.82501" calcext:value-type="float">
            <text:p>3.82501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.17428" calcext:value-type="float">
            <text:p>4.1742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.85266" calcext:value-type="float">
            <text:p>3.8526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3.96813" calcext:value-type="float">
            <text:p>3.9681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3.60871" calcext:value-type="float">
            <text:p>3.6087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.67261" calcext:value-type="float">
            <text:p>3.6726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3.85137" calcext:value-type="float">
            <text:p>3.851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60415" calcext:value-type="float">
            <text:p>4.6041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.74894" calcext:value-type="float">
            <text:p>3.7489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.82527" calcext:value-type="float">
            <text:p>3.8252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.97961" calcext:value-type="float">
            <text:p>3.97961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.71675" calcext:value-type="float">
            <text:p>4.7167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.67258" calcext:value-type="float">
            <text:p>3.6725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.67315" calcext:value-type="float">
            <text:p>3.6731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.6909" calcext:value-type="float">
            <text:p>3.690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.80097" calcext:value-type="float">
            <text:p>4.80097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.74091" calcext:value-type="float">
            <text:p>4.7409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.00793" calcext:value-type="float">
            <text:p>4.0079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.23301" calcext:value-type="float">
            <text:p>4.2330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.34903" calcext:value-type="float">
            <text:p>3.3490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.78355" calcext:value-type="float">
            <text:p>3.78355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.98696" calcext:value-type="float">
            <text:p>3.9869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.35613" calcext:value-type="float">
            <text:p>3.35613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3.19966" calcext:value-type="float">
            <text:p>3.1996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3.24389" calcext:value-type="float">
            <text:p>3.2438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3.44673" calcext:value-type="float">
            <text:p>3.4467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.19393" calcext:value-type="float">
            <text:p>4.1939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.61568" calcext:value-type="float">
            <text:p>3.61568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3.56957" calcext:value-type="float">
            <text:p>3.56957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5.00949" calcext:value-type="float">
            <text:p>5.00949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.16521" calcext:value-type="float">
            <text:p>4.1652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.50563" calcext:value-type="float">
            <text:p>3.5056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.53427" calcext:value-type="float">
            <text:p>3.53427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.90988" calcext:value-type="float">
            <text:p>4.9098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3.38087" calcext:value-type="float">
            <text:p>3.3808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.96135" calcext:value-type="float">
            <text:p>2.9613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.27084" calcext:value-type="float">
            <text:p>3.2708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.54111" calcext:value-type="float">
            <text:p>3.54111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.8015" calcext:value-type="float">
            <text:p>3.801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3.98497" calcext:value-type="float">
            <text:p>3.9849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.19266" calcext:value-type="float">
            <text:p>4.19266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.15188" calcext:value-type="float">
            <text:p>4.1518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.08197" calcext:value-type="float">
            <text:p>4.0819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3.85884" calcext:value-type="float">
            <text:p>3.85884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.44558" calcext:value-type="float">
            <text:p>3.4455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3.44742" calcext:value-type="float">
            <text:p>3.4474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.88207" calcext:value-type="float">
            <text:p>3.8820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.48907" calcext:value-type="float">
            <text:p>3.4890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3.71184" calcext:value-type="float">
            <text:p>3.71184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3.52791" calcext:value-type="float">
            <text:p>3.5279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.92435" calcext:value-type="float">
            <text:p>3.9243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.98994" calcext:value-type="float">
            <text:p>3.98994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3.10557" calcext:value-type="float">
            <text:p>3.10557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4.5687" calcext:value-type="float">
            <text:p>4.568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3.34013" calcext:value-type="float">
            <text:p>3.3401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.58094" calcext:value-type="float">
            <text:p>3.5809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.37999" calcext:value-type="float">
            <text:p>3.3799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.5654" calcext:value-type="float">
            <text:p>3.565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.56334" calcext:value-type="float">
            <text:p>3.5633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.35702" calcext:value-type="float">
            <text:p>3.3570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.3043" calcext:value-type="float">
            <text:p>3.304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.22918" calcext:value-type="float">
            <text:p>3.22918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3.35466" calcext:value-type="float">
            <text:p>3.3546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3.39409" calcext:value-type="float">
            <text:p>3.39409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.11928" calcext:value-type="float">
            <text:p>3.1192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3.14399" calcext:value-type="float">
            <text:p>3.1439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.46167" calcext:value-type="float">
            <text:p>3.4616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.0299" calcext:value-type="float">
            <text:p>3.029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.2556" calcext:value-type="float">
            <text:p>3.255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.52595" calcext:value-type="float">
            <text:p>3.5259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.39155" calcext:value-type="float">
            <text:p>4.3915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.02306" calcext:value-type="float">
            <text:p>3.0230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.03798" calcext:value-type="float">
            <text:p>4.0379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.95708" calcext:value-type="float">
            <text:p>3.9570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.92337" calcext:value-type="float">
            <text:p>3.9233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3.47265" calcext:value-type="float">
            <text:p>3.4726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.30117" calcext:value-type="float">
            <text:p>2.3011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.44457" calcext:value-type="float">
            <text:p>2.4445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.16185" calcext:value-type="float">
            <text:p>2.1618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.13414" calcext:value-type="float">
            <text:p>2.1341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.20006" calcext:value-type="float">
            <text:p>2.2000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.13414" calcext:value-type="float">
            <text:p>2.1341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.17854" calcext:value-type="float">
            <text:p>2.1785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.17854" calcext:value-type="float">
            <text:p>2.1785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.25286" calcext:value-type="float">
            <text:p>2.2528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.13414" calcext:value-type="float">
            <text:p>2.1341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.10106" calcext:value-type="float">
            <text:p>2.1010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.32652" calcext:value-type="float">
            <text:p>2.3265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.85565" calcext:value-type="float">
            <text:p>1.8556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.20519" calcext:value-type="float">
            <text:p>2.2051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.17939" calcext:value-type="float">
            <text:p>2.17939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.27516" calcext:value-type="float">
            <text:p>2.2751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.41605" calcext:value-type="float">
            <text:p>2.41605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.15933" calcext:value-type="float">
            <text:p>2.1593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.74436" calcext:value-type="float">
            <text:p>2.7443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.15289" calcext:value-type="float">
            <text:p>2.1528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.02759" calcext:value-type="float">
            <text:p>2.02759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.97899" calcext:value-type="float">
            <text:p>1.97899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.91272" calcext:value-type="float">
            <text:p>1.9127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.03485" calcext:value-type="float">
            <text:p>2.0348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.81718" calcext:value-type="float">
            <text:p>2.81718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.77102" calcext:value-type="float">
            <text:p>2.7710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.40844" calcext:value-type="float">
            <text:p>2.4084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.06924" calcext:value-type="float">
            <text:p>2.0692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.59559" calcext:value-type="float">
            <text:p>2.5955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.06924" calcext:value-type="float">
            <text:p>2.069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06924" calcext:value-type="float">
            <text:p>2.0692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.04215" calcext:value-type="float">
            <text:p>2.04215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.18893" calcext:value-type="float">
            <text:p>2.1889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.25105" calcext:value-type="float">
            <text:p>2.2510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.60646" calcext:value-type="float">
            <text:p>2.6064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.68885" calcext:value-type="float">
            <text:p>2.68885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.59865" calcext:value-type="float">
            <text:p>2.5986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.57564" calcext:value-type="float">
            <text:p>2.57564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.55709" calcext:value-type="float">
            <text:p>2.55709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.55243" calcext:value-type="float">
            <text:p>2.5524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.61212" calcext:value-type="float">
            <text:p>2.6121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.49444" calcext:value-type="float">
            <text:p>2.4944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.08779" calcext:value-type="float">
            <text:p>2.08779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.88713" calcext:value-type="float">
            <text:p>1.8871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.09852" calcext:value-type="float">
            <text:p>2.0985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.49106" calcext:value-type="float">
            <text:p>2.4910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.4924" calcext:value-type="float">
            <text:p>2.492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.45515" calcext:value-type="float">
            <text:p>2.4551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.51774" calcext:value-type="float">
            <text:p>2.5177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.51774" calcext:value-type="float">
            <text:p>2.5177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.47282" calcext:value-type="float">
            <text:p>2.4728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.5549" calcext:value-type="float">
            <text:p>2.554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.38381" calcext:value-type="float">
            <text:p>2.3838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.31021" calcext:value-type="float">
            <text:p>2.31021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.1496" calcext:value-type="float">
            <text:p>2.149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.44214" calcext:value-type="float">
            <text:p>2.4421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.2588" calcext:value-type="float">
            <text:p>2.258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.41395" calcext:value-type="float">
            <text:p>2.4139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.32689" calcext:value-type="float">
            <text:p>2.3268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.33673" calcext:value-type="float">
            <text:p>2.3367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.19578" calcext:value-type="float">
            <text:p>2.1957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.53032" calcext:value-type="float">
            <text:p>2.5303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.31621" calcext:value-type="float">
            <text:p>2.3162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.24316" calcext:value-type="float">
            <text:p>2.2431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.25281" calcext:value-type="float">
            <text:p>2.2528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.21596" calcext:value-type="float">
            <text:p>2.2159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.30849" calcext:value-type="float">
            <text:p>2.3084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.17073" calcext:value-type="float">
            <text:p>2.1707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.69019" calcext:value-type="float">
            <text:p>2.69019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.38251" calcext:value-type="float">
            <text:p>2.3825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.15933" calcext:value-type="float">
            <text:p>2.1593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.52875" calcext:value-type="float">
            <text:p>2.5287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.45712" calcext:value-type="float">
            <text:p>2.4571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.26056" calcext:value-type="float">
            <text:p>2.26056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.11945" calcext:value-type="float">
            <text:p>2.1194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.11945" calcext:value-type="float">
            <text:p>2.11945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.55839" calcext:value-type="float">
            <text:p>1.55839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.56061" calcext:value-type="float">
            <text:p>1.5606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.56343" calcext:value-type="float">
            <text:p>2.56343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.41359" calcext:value-type="float">
            <text:p>2.4135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.5384" calcext:value-type="float">
            <text:p>2.538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.18013" calcext:value-type="float">
            <text:p>2.1801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.27777" calcext:value-type="float">
            <text:p>2.2777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.72877" calcext:value-type="float">
            <text:p>2.72877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.16918" calcext:value-type="float">
            <text:p>2.1691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.72845" calcext:value-type="float">
            <text:p>2.72845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.1422" calcext:value-type="float">
            <text:p>2.142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.23823" calcext:value-type="float">
            <text:p>2.2382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.28782" calcext:value-type="float">
            <text:p>2.2878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.4291" calcext:value-type="float">
            <text:p>2.429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.53781" calcext:value-type="float">
            <text:p>2.5378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.57102" calcext:value-type="float">
            <text:p>2.5710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.60627" calcext:value-type="float">
            <text:p>2.6062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.48787" calcext:value-type="float">
            <text:p>2.4878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.5337" calcext:value-type="float">
            <text:p>2.533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.45712" calcext:value-type="float">
            <text:p>2.4571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.51577" calcext:value-type="float">
            <text:p>2.51577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.58026" calcext:value-type="float">
            <text:p>2.5802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.64106" calcext:value-type="float">
            <text:p>2.6410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.51301" calcext:value-type="float">
            <text:p>2.5130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.62991" calcext:value-type="float">
            <text:p>2.6299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.60604" calcext:value-type="float">
            <text:p>2.6060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.56227" calcext:value-type="float">
            <text:p>2.5622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.9343" calcext:value-type="float">
            <text:p>2.9343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.52527" calcext:value-type="float">
            <text:p>2.5252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.83806" calcext:value-type="float">
            <text:p>2.8380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.9343" calcext:value-type="float">
            <text:p>2.934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.96737" calcext:value-type="float">
            <text:p>2.9673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.96737" calcext:value-type="float">
            <text:p>2.9673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.9343" calcext:value-type="float">
            <text:p>2.934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.78419" calcext:value-type="float">
            <text:p>2.78419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.952" calcext:value-type="float">
            <text:p>2.952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3.01435" calcext:value-type="float">
            <text:p>3.0143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.01435" calcext:value-type="float">
            <text:p>3.0143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3.06247" calcext:value-type="float">
            <text:p>3.0624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.01435" calcext:value-type="float">
            <text:p>3.0143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3.01435" calcext:value-type="float">
            <text:p>3.0143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.97859" calcext:value-type="float">
            <text:p>2.97859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.95531" calcext:value-type="float">
            <text:p>2.9553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.59076" calcext:value-type="float">
            <text:p>2.5907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.63071" calcext:value-type="float">
            <text:p>2.6307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.59349" calcext:value-type="float">
            <text:p>2.59349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.56947" calcext:value-type="float">
            <text:p>2.56947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.87004" calcext:value-type="float">
            <text:p>2.87004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.90166" calcext:value-type="float">
            <text:p>2.9016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.87004" calcext:value-type="float">
            <text:p>2.87004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.87004" calcext:value-type="float">
            <text:p>2.8700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.91616" calcext:value-type="float">
            <text:p>2.9161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.87086" calcext:value-type="float">
            <text:p>2.8708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.88155" calcext:value-type="float">
            <text:p>2.8815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.87086" calcext:value-type="float">
            <text:p>2.8708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.91667" calcext:value-type="float">
            <text:p>2.91667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.99586" calcext:value-type="float">
            <text:p>2.99586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.00248" calcext:value-type="float">
            <text:p>3.0024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.87086" calcext:value-type="float">
            <text:p>2.8708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.72695" calcext:value-type="float">
            <text:p>2.72695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.95666" calcext:value-type="float">
            <text:p>2.9566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.92189" calcext:value-type="float">
            <text:p>2.92189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.87086" calcext:value-type="float">
            <text:p>2.8708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.9867" calcext:value-type="float">
            <text:p>2.986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.99205" calcext:value-type="float">
            <text:p>2.9920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.01019" calcext:value-type="float">
            <text:p>3.01019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.07689" calcext:value-type="float">
            <text:p>3.0768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.97993" calcext:value-type="float">
            <text:p>2.9799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.92121" calcext:value-type="float">
            <text:p>2.9212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.59559" calcext:value-type="float">
            <text:p>2.59559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.07689" calcext:value-type="float">
            <text:p>3.07689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.82825" calcext:value-type="float">
            <text:p>2.82825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.71419" calcext:value-type="float">
            <text:p>2.71419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.70929" calcext:value-type="float">
            <text:p>2.7092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.56271" calcext:value-type="float">
            <text:p>2.5627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.54946" calcext:value-type="float">
            <text:p>2.5494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.52527" calcext:value-type="float">
            <text:p>2.5252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.56271" calcext:value-type="float">
            <text:p>2.5627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.49106" calcext:value-type="float">
            <text:p>2.4910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.529" calcext:value-type="float">
            <text:p>2.529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.529" calcext:value-type="float">
            <text:p>2.529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.49444" calcext:value-type="float">
            <text:p>2.4944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.529" calcext:value-type="float">
            <text:p>2.52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.34007" calcext:value-type="float">
            <text:p>2.3400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.39621" calcext:value-type="float">
            <text:p>2.3962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.91645" calcext:value-type="float">
            <text:p>2.9164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3.07605" calcext:value-type="float">
            <text:p>3.0760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.27516" calcext:value-type="float">
            <text:p>2.2751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.11377" calcext:value-type="float">
            <text:p>2.11377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.15191" calcext:value-type="float">
            <text:p>2.1519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.31021" calcext:value-type="float">
            <text:p>2.3102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.14712" calcext:value-type="float">
            <text:p>2.14712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.11189" calcext:value-type="float">
            <text:p>2.11189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.8082" calcext:value-type="float">
            <text:p>1.808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.80765" calcext:value-type="float">
            <text:p>1.8076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.21506" calcext:value-type="float">
            <text:p>2.21506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.23873" calcext:value-type="float">
            <text:p>2.23873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.24972" calcext:value-type="float">
            <text:p>2.24972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.2882" calcext:value-type="float">
            <text:p>2.288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.09917" calcext:value-type="float">
            <text:p>2.0991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.32311" calcext:value-type="float">
            <text:p>2.3231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.2599" calcext:value-type="float">
            <text:p>2.259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.22539" calcext:value-type="float">
            <text:p>2.2253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.31364" calcext:value-type="float">
            <text:p>2.3136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.2599" calcext:value-type="float">
            <text:p>2.259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.07761" calcext:value-type="float">
            <text:p>2.0776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.13664" calcext:value-type="float">
            <text:p>2.1366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.15973" calcext:value-type="float">
            <text:p>2.1597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.18076" calcext:value-type="float">
            <text:p>2.1807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.17489" calcext:value-type="float">
            <text:p>2.17489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.18349" calcext:value-type="float">
            <text:p>2.1834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.09869" calcext:value-type="float">
            <text:p>2.0986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.17484" calcext:value-type="float">
            <text:p>2.1748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.13013" calcext:value-type="float">
            <text:p>2.1301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.17347" calcext:value-type="float">
            <text:p>2.1734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.15196" calcext:value-type="float">
            <text:p>2.1519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.11564" calcext:value-type="float">
            <text:p>2.1156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.16667" calcext:value-type="float">
            <text:p>2.16667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.13153" calcext:value-type="float">
            <text:p>2.13153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.18439" calcext:value-type="float">
            <text:p>2.18439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.21624" calcext:value-type="float">
            <text:p>2.2162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.13065" calcext:value-type="float">
            <text:p>2.1306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.15467" calcext:value-type="float">
            <text:p>2.1546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.11611" calcext:value-type="float">
            <text:p>2.1161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.15697" calcext:value-type="float">
            <text:p>2.15697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.1762" calcext:value-type="float">
            <text:p>2.176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.1157" calcext:value-type="float">
            <text:p>2.1157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.14897" calcext:value-type="float">
            <text:p>2.1489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.10064" calcext:value-type="float">
            <text:p>2.10064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.10064" calcext:value-type="float">
            <text:p>2.10064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.07588" calcext:value-type="float">
            <text:p>2.0758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.10064" calcext:value-type="float">
            <text:p>2.1006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.00174" calcext:value-type="float">
            <text:p>2.0017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.23229" calcext:value-type="float">
            <text:p>2.2322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.73663" calcext:value-type="float">
            <text:p>1.7366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.7434" calcext:value-type="float">
            <text:p>1.7434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.97498" calcext:value-type="float">
            <text:p>1.97498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.94919" calcext:value-type="float">
            <text:p>1.9491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.00396" calcext:value-type="float">
            <text:p>2.0039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.92622" calcext:value-type="float">
            <text:p>1.9262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.96573" calcext:value-type="float">
            <text:p>1.9657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.02342" calcext:value-type="float">
            <text:p>2.02342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.00736" calcext:value-type="float">
            <text:p>2.0073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.97379" calcext:value-type="float">
            <text:p>1.9737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.94135" calcext:value-type="float">
            <text:p>1.94135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.0797" calcext:value-type="float">
            <text:p>2.079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.98806" calcext:value-type="float">
            <text:p>1.98806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.98806" calcext:value-type="float">
            <text:p>1.98806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.99901" calcext:value-type="float">
            <text:p>1.9990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.99901" calcext:value-type="float">
            <text:p>1.9990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.99901" calcext:value-type="float">
            <text:p>1.9990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.99901" calcext:value-type="float">
            <text:p>1.9990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.99901" calcext:value-type="float">
            <text:p>1.9990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.13809" calcext:value-type="float">
            <text:p>2.138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.12547" calcext:value-type="float">
            <text:p>2.1254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.95966" calcext:value-type="float">
            <text:p>1.9596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.29513" calcext:value-type="float">
            <text:p>2.2951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.33625" calcext:value-type="float">
            <text:p>2.33625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.73131" calcext:value-type="float">
            <text:p>2.73131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.35513" calcext:value-type="float">
            <text:p>2.3551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.26582" calcext:value-type="float">
            <text:p>2.2658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.12226" calcext:value-type="float">
            <text:p>2.12226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.02017" calcext:value-type="float">
            <text:p>2.0201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.11476" calcext:value-type="float">
            <text:p>2.1147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.96642" calcext:value-type="float">
            <text:p>1.9664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.05039" calcext:value-type="float">
            <text:p>2.05039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.0293" calcext:value-type="float">
            <text:p>2.029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.35365" calcext:value-type="float">
            <text:p>2.35365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.96642" calcext:value-type="float">
            <text:p>1.9664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.09633" calcext:value-type="float">
            <text:p>2.0963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.82112" calcext:value-type="float">
            <text:p>1.82112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.86844" calcext:value-type="float">
            <text:p>1.8684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.77169" calcext:value-type="float">
            <text:p>1.7716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.80381" calcext:value-type="float">
            <text:p>1.8038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.77169" calcext:value-type="float">
            <text:p>1.77169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.70405" calcext:value-type="float">
            <text:p>1.7040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.76264" calcext:value-type="float">
            <text:p>1.76264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.83333" calcext:value-type="float">
            <text:p>1.8333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.88081" calcext:value-type="float">
            <text:p>1.8808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.76264" calcext:value-type="float">
            <text:p>1.7626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.8093" calcext:value-type="float">
            <text:p>1.809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.72279" calcext:value-type="float">
            <text:p>1.7227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.81593" calcext:value-type="float">
            <text:p>1.8159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.82112" calcext:value-type="float">
            <text:p>1.82112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.71709" calcext:value-type="float">
            <text:p>1.7170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.81593" calcext:value-type="float">
            <text:p>1.8159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.75361" calcext:value-type="float">
            <text:p>1.7536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.70193" calcext:value-type="float">
            <text:p>1.7019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.76433" calcext:value-type="float">
            <text:p>1.7643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.76433" calcext:value-type="float">
            <text:p>1.7643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.7733" calcext:value-type="float">
            <text:p>1.773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.7337" calcext:value-type="float">
            <text:p>1.7337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.54014" calcext:value-type="float">
            <text:p>1.5401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.62538" calcext:value-type="float">
            <text:p>1.62538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.61459" calcext:value-type="float">
            <text:p>1.61459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.53651" calcext:value-type="float">
            <text:p>1.53651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.5622" calcext:value-type="float">
            <text:p>1.562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.5622" calcext:value-type="float">
            <text:p>1.562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.53651" calcext:value-type="float">
            <text:p>1.5365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.0757" calcext:value-type="float">
            <text:p>2.0757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.17124" calcext:value-type="float">
            <text:p>2.1712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.84197" calcext:value-type="float">
            <text:p>1.84197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.53651" calcext:value-type="float">
            <text:p>1.53651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.0757" calcext:value-type="float">
            <text:p>2.0757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.64019" calcext:value-type="float">
            <text:p>1.64019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.53651" calcext:value-type="float">
            <text:p>1.5365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.53239" calcext:value-type="float">
            <text:p>1.5323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.62011" calcext:value-type="float">
            <text:p>1.62011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.66399" calcext:value-type="float">
            <text:p>1.66399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.68141" calcext:value-type="float">
            <text:p>1.68141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.62011" calcext:value-type="float">
            <text:p>1.6201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.51054" calcext:value-type="float">
            <text:p>1.51054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.61804" calcext:value-type="float">
            <text:p>1.6180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.5653" calcext:value-type="float">
            <text:p>1.565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55041" calcext:value-type="float">
            <text:p>1.55041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.56854" calcext:value-type="float">
            <text:p>1.5685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.51505" calcext:value-type="float">
            <text:p>1.51505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.5066" calcext:value-type="float">
            <text:p>1.506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.53498" calcext:value-type="float">
            <text:p>1.5349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.53498" calcext:value-type="float">
            <text:p>1.5349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.55385" calcext:value-type="float">
            <text:p>1.5538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.54175" calcext:value-type="float">
            <text:p>1.5417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.53498" calcext:value-type="float">
            <text:p>1.5349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.5298" calcext:value-type="float">
            <text:p>1.5298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.5298" calcext:value-type="float">
            <text:p>1.529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.47726" calcext:value-type="float">
            <text:p>1.47726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.50132" calcext:value-type="float">
            <text:p>1.5013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.5983" calcext:value-type="float">
            <text:p>1.5983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.48938" calcext:value-type="float">
            <text:p>1.4893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.48938" calcext:value-type="float">
            <text:p>1.48938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.56822" calcext:value-type="float">
            <text:p>1.5682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.21551" calcext:value-type="float">
            <text:p>2.2155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.54175" calcext:value-type="float">
            <text:p>1.5417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.59239" calcext:value-type="float">
            <text:p>1.5923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.59364" calcext:value-type="float">
            <text:p>1.5936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.55329" calcext:value-type="float">
            <text:p>1.55329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.59364" calcext:value-type="float">
            <text:p>1.5936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.59364" calcext:value-type="float">
            <text:p>1.5936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.15329" calcext:value-type="float">
            <text:p>2.1532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.1455" calcext:value-type="float">
            <text:p>2.145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.1874" calcext:value-type="float">
            <text:p>2.187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.25286" calcext:value-type="float">
            <text:p>2.2528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.22695" calcext:value-type="float">
            <text:p>2.22695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.36033" calcext:value-type="float">
            <text:p>2.3603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.61179" calcext:value-type="float">
            <text:p>2.6117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.39523" calcext:value-type="float">
            <text:p>2.3952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.47347" calcext:value-type="float">
            <text:p>2.4734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.45874" calcext:value-type="float">
            <text:p>2.4587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.45227" calcext:value-type="float">
            <text:p>2.4522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.51326" calcext:value-type="float">
            <text:p>2.51326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.52915" calcext:value-type="float">
            <text:p>2.5291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.53527" calcext:value-type="float">
            <text:p>2.5352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1.0058" calcext:value-type="float">
            <text:p>11.005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74908" calcext:value-type="float">
            <text:p>1.74908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.01483" calcext:value-type="float">
            <text:p>2.0148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.97504" calcext:value-type="float">
            <text:p>1.9750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.5983" calcext:value-type="float">
            <text:p>1.598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.91323" calcext:value-type="float">
            <text:p>1.9132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.02214" calcext:value-type="float">
            <text:p>2.0221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.87903" calcext:value-type="float">
            <text:p>1.8790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.72509" calcext:value-type="float">
            <text:p>1.7250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.75368" calcext:value-type="float">
            <text:p>1.7536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.58333" calcext:value-type="float">
            <text:p>1.5833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.64268" calcext:value-type="float">
            <text:p>1.64268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.65232" calcext:value-type="float">
            <text:p>1.6523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.65232" calcext:value-type="float">
            <text:p>1.6523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.65112" calcext:value-type="float">
            <text:p>1.6511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.55329" calcext:value-type="float">
            <text:p>1.5532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.5144" calcext:value-type="float">
            <text:p>1.514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.44166" calcext:value-type="float">
            <text:p>1.4416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.41693" calcext:value-type="float">
            <text:p>1.4169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.32503" calcext:value-type="float">
            <text:p>1.3250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.33696" calcext:value-type="float">
            <text:p>1.3369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.36994" calcext:value-type="float">
            <text:p>1.3699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.31451" calcext:value-type="float">
            <text:p>1.3145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.36994" calcext:value-type="float">
            <text:p>1.3699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.36994" calcext:value-type="float">
            <text:p>1.3699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.36277" calcext:value-type="float">
            <text:p>1.3627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.36994" calcext:value-type="float">
            <text:p>1.36994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.34186" calcext:value-type="float">
            <text:p>1.3418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.32998" calcext:value-type="float">
            <text:p>1.32998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.33473" calcext:value-type="float">
            <text:p>1.3347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.28859" calcext:value-type="float">
            <text:p>1.28859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.19149" calcext:value-type="float">
            <text:p>1.1914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.19097" calcext:value-type="float">
            <text:p>1.19097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.29099" calcext:value-type="float">
            <text:p>1.29099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.29099" calcext:value-type="float">
            <text:p>1.29099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.2955" calcext:value-type="float">
            <text:p>1.295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.2955" calcext:value-type="float">
            <text:p>1.295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.45288" calcext:value-type="float">
            <text:p>1.4528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.46385" calcext:value-type="float">
            <text:p>1.4638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.43778" calcext:value-type="float">
            <text:p>1.4377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43778" calcext:value-type="float">
            <text:p>1.4377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.42226" calcext:value-type="float">
            <text:p>1.4222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.44612" calcext:value-type="float">
            <text:p>1.4461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.60101" calcext:value-type="float">
            <text:p>1.6010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64623" calcext:value-type="float">
            <text:p>1.6462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.23724" calcext:value-type="float">
            <text:p>1.2372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.38587" calcext:value-type="float">
            <text:p>1.3858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.43778" calcext:value-type="float">
            <text:p>1.4377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.33992" calcext:value-type="float">
            <text:p>1.3399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.34371" calcext:value-type="float">
            <text:p>1.34371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.48863" calcext:value-type="float">
            <text:p>1.4886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.41483" calcext:value-type="float">
            <text:p>1.4148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.37869" calcext:value-type="float">
            <text:p>1.3786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.37869" calcext:value-type="float">
            <text:p>1.3786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.16454" calcext:value-type="float">
            <text:p>1.16454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.16996" calcext:value-type="float">
            <text:p>1.1699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.16996" calcext:value-type="float">
            <text:p>1.1699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.18596" calcext:value-type="float">
            <text:p>1.1859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.16454" calcext:value-type="float">
            <text:p>1.1645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.30466" calcext:value-type="float">
            <text:p>1.3046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.55201" calcext:value-type="float">
            <text:p>1.5520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.53716" calcext:value-type="float">
            <text:p>1.5371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.61067" calcext:value-type="float">
            <text:p>1.6106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.61067" calcext:value-type="float">
            <text:p>1.6106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.53716" calcext:value-type="float">
            <text:p>1.5371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.29703" calcext:value-type="float">
            <text:p>1.2970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.29703" calcext:value-type="float">
            <text:p>1.2970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.53716" calcext:value-type="float">
            <text:p>1.5371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.27825" calcext:value-type="float">
            <text:p>1.2782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.18512" calcext:value-type="float">
            <text:p>1.1851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.4351" calcext:value-type="float">
            <text:p>1.435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.44715" calcext:value-type="float">
            <text:p>1.4471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39408" calcext:value-type="float">
            <text:p>1.3940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.27514" calcext:value-type="float">
            <text:p>1.2751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26057" calcext:value-type="float">
            <text:p>1.2605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.28551" calcext:value-type="float">
            <text:p>1.2855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27086" calcext:value-type="float">
            <text:p>1.2708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27086" calcext:value-type="float">
            <text:p>1.2708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27825" calcext:value-type="float">
            <text:p>1.2782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27388" calcext:value-type="float">
            <text:p>1.2738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27388" calcext:value-type="float">
            <text:p>1.2738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.33547" calcext:value-type="float">
            <text:p>1.3354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.27076" calcext:value-type="float">
            <text:p>1.2707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29099" calcext:value-type="float">
            <text:p>1.2909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44166" calcext:value-type="float">
            <text:p>1.4416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32137" calcext:value-type="float">
            <text:p>1.321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32137" calcext:value-type="float">
            <text:p>1.3213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39692" calcext:value-type="float">
            <text:p>1.396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9692" calcext:value-type="float">
            <text:p>1.396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39692" calcext:value-type="float">
            <text:p>1.3969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33593" calcext:value-type="float">
            <text:p>1.3359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41623" calcext:value-type="float">
            <text:p>1.416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39692" calcext:value-type="float">
            <text:p>1.3969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40921" calcext:value-type="float">
            <text:p>1.409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41272" calcext:value-type="float">
            <text:p>1.4127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31073" calcext:value-type="float">
            <text:p>1.3107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21131" calcext:value-type="float">
            <text:p>1.2113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31073" calcext:value-type="float">
            <text:p>1.3107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49835" calcext:value-type="float">
            <text:p>1.4983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.37112" calcext:value-type="float">
            <text:p>1.371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26371" calcext:value-type="float">
            <text:p>1.2637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41667" calcext:value-type="float">
            <text:p>1.416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.26214" calcext:value-type="float">
            <text:p>1.262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3225" calcext:value-type="float">
            <text:p>1.432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43225" calcext:value-type="float">
            <text:p>1.432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3225" calcext:value-type="float">
            <text:p>1.432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.43225" calcext:value-type="float">
            <text:p>1.4322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42226" calcext:value-type="float">
            <text:p>1.4222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.45297" calcext:value-type="float">
            <text:p>1.4529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.43225" calcext:value-type="float">
            <text:p>1.4322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.42226" calcext:value-type="float">
            <text:p>1.4222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.39016" calcext:value-type="float">
            <text:p>1.3901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.43225" calcext:value-type="float">
            <text:p>1.4322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.36122" calcext:value-type="float">
            <text:p>1.36122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.35364" calcext:value-type="float">
            <text:p>1.35364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.43225" calcext:value-type="float">
            <text:p>1.4322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.5019" calcext:value-type="float">
            <text:p>1.5019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.62538" calcext:value-type="float">
            <text:p>1.6253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.3077" calcext:value-type="float">
            <text:p>1.3077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.42461" calcext:value-type="float">
            <text:p>1.4246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.40073" calcext:value-type="float">
            <text:p>1.4007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.33184" calcext:value-type="float">
            <text:p>1.3318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.30466" calcext:value-type="float">
            <text:p>1.3046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.49926" calcext:value-type="float">
            <text:p>1.4992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.39692" calcext:value-type="float">
            <text:p>1.39692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.47793" calcext:value-type="float">
            <text:p>1.4779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.43225" calcext:value-type="float">
            <text:p>1.43225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.41981" calcext:value-type="float">
            <text:p>1.4198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.5622" calcext:value-type="float">
            <text:p>1.562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.63996" calcext:value-type="float">
            <text:p>1.63996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.60851" calcext:value-type="float">
            <text:p>1.60851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.56315" calcext:value-type="float">
            <text:p>1.56315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.54488" calcext:value-type="float">
            <text:p>1.54488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.54681" calcext:value-type="float">
            <text:p>1.54681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.49329" calcext:value-type="float">
            <text:p>1.4932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.58584" calcext:value-type="float">
            <text:p>1.585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50915" calcext:value-type="float">
            <text:p>1.50915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.51186" calcext:value-type="float">
            <text:p>1.5118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.45535" calcext:value-type="float">
            <text:p>1.4553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.45535" calcext:value-type="float">
            <text:p>1.45535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.64148" calcext:value-type="float">
            <text:p>1.64148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.55448" calcext:value-type="float">
            <text:p>1.55448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.55448" calcext:value-type="float">
            <text:p>1.5544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.48938" calcext:value-type="float">
            <text:p>1.48938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.6082" calcext:value-type="float">
            <text:p>1.608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.53788" calcext:value-type="float">
            <text:p>1.53788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.65943" calcext:value-type="float">
            <text:p>1.65943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.65943" calcext:value-type="float">
            <text:p>1.65943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.65943" calcext:value-type="float">
            <text:p>1.65943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.64148" calcext:value-type="float">
            <text:p>1.64148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.63413" calcext:value-type="float">
            <text:p>1.6341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.63413" calcext:value-type="float">
            <text:p>1.63413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.63413" calcext:value-type="float">
            <text:p>1.63413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.63413" calcext:value-type="float">
            <text:p>1.63413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.63413" calcext:value-type="float">
            <text:p>1.63413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.68553" calcext:value-type="float">
            <text:p>1.68553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.45706" calcext:value-type="float">
            <text:p>1.45706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.45706" calcext:value-type="float">
            <text:p>1.45706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.45706" calcext:value-type="float">
            <text:p>1.45706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.45706" calcext:value-type="float">
            <text:p>1.45706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.06294" calcext:value-type="float">
            <text:p>2.0629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.10041" calcext:value-type="float">
            <text:p>2.1004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.59239" calcext:value-type="float">
            <text:p>1.59239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.05233" calcext:value-type="float">
            <text:p>2.05233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.67194" calcext:value-type="float">
            <text:p>1.67194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.70434" calcext:value-type="float">
            <text:p>1.70434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.21825" calcext:value-type="float">
            <text:p>2.21825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.20743" calcext:value-type="float">
            <text:p>2.2074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.13971" calcext:value-type="float">
            <text:p>2.1397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.03905" calcext:value-type="float">
            <text:p>2.03905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.0797" calcext:value-type="float">
            <text:p>2.0797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.04488" calcext:value-type="float">
            <text:p>2.04488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.12453" calcext:value-type="float">
            <text:p>2.1245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.20299" calcext:value-type="float">
            <text:p>2.20299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.13618" calcext:value-type="float">
            <text:p>2.13618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.2173" calcext:value-type="float">
            <text:p>2.2173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.20299" calcext:value-type="float">
            <text:p>2.20299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.20389" calcext:value-type="float">
            <text:p>2.20389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.14406" calcext:value-type="float">
            <text:p>2.14406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.14406" calcext:value-type="float">
            <text:p>2.1440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.12319" calcext:value-type="float">
            <text:p>2.12319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.1418" calcext:value-type="float">
            <text:p>2.1418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.90908" calcext:value-type="float">
            <text:p>1.90908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.01753" calcext:value-type="float">
            <text:p>2.0175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.01753" calcext:value-type="float">
            <text:p>2.01753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.01753" calcext:value-type="float">
            <text:p>2.01753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.99795" calcext:value-type="float">
            <text:p>1.99795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.84029" calcext:value-type="float">
            <text:p>1.84029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.75028" calcext:value-type="float">
            <text:p>1.7502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.61221" calcext:value-type="float">
            <text:p>1.61221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.59582" calcext:value-type="float">
            <text:p>1.59582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.6607" calcext:value-type="float">
            <text:p>1.6607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.61835" calcext:value-type="float">
            <text:p>1.6183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.78952" calcext:value-type="float">
            <text:p>1.78952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.74119" calcext:value-type="float">
            <text:p>1.74119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.37572" calcext:value-type="float">
            <text:p>1.37572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.81039" calcext:value-type="float">
            <text:p>1.81039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.81039" calcext:value-type="float">
            <text:p>1.8103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.54528" calcext:value-type="float">
            <text:p>1.54528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.24722" calcext:value-type="float">
            <text:p>1.2472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.29627" calcext:value-type="float">
            <text:p>1.29627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.51186" calcext:value-type="float">
            <text:p>1.51186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.67023" calcext:value-type="float">
            <text:p>1.67023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.24791" calcext:value-type="float">
            <text:p>1.24791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.34519" calcext:value-type="float">
            <text:p>1.34519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.34804" calcext:value-type="float">
            <text:p>1.34804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.4608" calcext:value-type="float">
            <text:p>1.4608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.41421" calcext:value-type="float">
            <text:p>1.4142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.46309" calcext:value-type="float">
            <text:p>1.46309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.19149" calcext:value-type="float">
            <text:p>1.19149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.19523" calcext:value-type="float">
            <text:p>1.19523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.17472" calcext:value-type="float">
            <text:p>1.17472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.21733" calcext:value-type="float">
            <text:p>1.21733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.08551" calcext:value-type="float">
            <text:p>1.08551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933158" calcext:value-type="float">
            <text:p>0.933158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.616409" calcext:value-type="float">
            <text:p>0.616409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.658996" calcext:value-type="float">
            <text:p>0.658996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.643766" calcext:value-type="float">
            <text:p>0.64376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643766" calcext:value-type="float">
            <text:p>0.643766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.559904" calcext:value-type="float">
            <text:p>0.559904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.590097" calcext:value-type="float">
            <text:p>0.59009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569565" calcext:value-type="float">
            <text:p>0.569565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629744" calcext:value-type="float">
            <text:p>0.629744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766356" calcext:value-type="float">
            <text:p>0.766356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.24044" calcext:value-type="float">
            <text:p>1.24044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.10543" calcext:value-type="float">
            <text:p>1.1054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92582" calcext:value-type="float">
            <text:p>0.92582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.55041" calcext:value-type="float">
            <text:p>1.5504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672408" calcext:value-type="float">
            <text:p>0.672408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839117" calcext:value-type="float">
            <text:p>0.83911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.869313" calcext:value-type="float">
            <text:p>0.86931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.05409" calcext:value-type="float">
            <text:p>1.05409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.26263" calcext:value-type="float">
            <text:p>1.26263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4.5913" calcext:value-type="float">
            <text:p>14.591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7.6464" calcext:value-type="float">
            <text:p>27.6464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4.8528" calcext:value-type="float">
            <text:p>24.8528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8.1676" calcext:value-type="float">
            <text:p>18.167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7.8901" calcext:value-type="float">
            <text:p>17.890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7.4315" calcext:value-type="float">
            <text:p>17.4315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6.2524" calcext:value-type="float">
            <text:p>16.2524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7.0606" calcext:value-type="float">
            <text:p>17.0606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5.4221" calcext:value-type="float">
            <text:p>15.4221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6.0698" calcext:value-type="float">
            <text:p>16.069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5.2745" calcext:value-type="float">
            <text:p>15.2745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5.0459" calcext:value-type="float">
            <text:p>15.0459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4.8286" calcext:value-type="float">
            <text:p>14.8286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9.2033" calcext:value-type="float">
            <text:p>29.2033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48.6969" calcext:value-type="float">
            <text:p>48.696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52.1365" calcext:value-type="float">
            <text:p>52.1365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34.1166" calcext:value-type="float">
            <text:p>34.1166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41.7154" calcext:value-type="float">
            <text:p>41.7154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16.9711" calcext:value-type="float">
            <text:p>16.9711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3.7077" calcext:value-type="float">
            <text:p>13.7077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5.4664" calcext:value-type="float">
            <text:p>15.4664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5.4459" calcext:value-type="float">
            <text:p>15.4459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14.1308" calcext:value-type="float">
            <text:p>14.1308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2.9681" calcext:value-type="float">
            <text:p>22.9681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31.1992" calcext:value-type="float">
            <text:p>31.1992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7.9696" calcext:value-type="float">
            <text:p>37.9696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2.5347" calcext:value-type="float">
            <text:p>32.5347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3.2857" calcext:value-type="float">
            <text:p>13.2857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8.77745" calcext:value-type="float">
            <text:p>8.77745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.15083" calcext:value-type="float">
            <text:p>1.15083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.44432" calcext:value-type="float">
            <text:p>0.44432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.27825" calcext:value-type="float">
            <text:p>1.27825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0.5262" calcext:value-type="float">
            <text:p>10.5262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15.2375" calcext:value-type="float">
            <text:p>15.237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.95162" calcext:value-type="float">
            <text:p>2.95162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.29368" calcext:value-type="float">
            <text:p>1.29368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.62439" calcext:value-type="float">
            <text:p>1.6243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.6735" calcext:value-type="float">
            <text:p>1.6735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1.6806" calcext:value-type="float">
            <text:p>1.6806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.68612" calcext:value-type="float">
            <text:p>1.6861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1.67971" calcext:value-type="float">
            <text:p>1.67971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.67023" calcext:value-type="float">
            <text:p>1.67023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.71991" calcext:value-type="float">
            <text:p>1.7199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.71123" calcext:value-type="float">
            <text:p>1.7112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.67971" calcext:value-type="float">
            <text:p>1.67971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1.64238" calcext:value-type="float">
            <text:p>1.6423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.46622" calcext:value-type="float">
            <text:p>1.4662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.21458" calcext:value-type="float">
            <text:p>1.21458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.11437" calcext:value-type="float">
            <text:p>1.11437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.23443" calcext:value-type="float">
            <text:p>1.2344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.38793" calcext:value-type="float">
            <text:p>1.38793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.48771" calcext:value-type="float">
            <text:p>1.48771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.53239" calcext:value-type="float">
            <text:p>1.53239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.49926" calcext:value-type="float">
            <text:p>1.49926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.53239" calcext:value-type="float">
            <text:p>1.53239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.53845" calcext:value-type="float">
            <text:p>1.5384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.20185" calcext:value-type="float">
            <text:p>1.20185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.06719" calcext:value-type="float">
            <text:p>1.06719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928896" calcext:value-type="float">
            <text:p>0.928896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.967605" calcext:value-type="float">
            <text:p>0.967605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.1015" calcext:value-type="float">
            <text:p>1.1015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.28753" calcext:value-type="float">
            <text:p>1.2875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.40542" calcext:value-type="float">
            <text:p>1.40542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899184" calcext:value-type="float">
            <text:p>0.899184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899184" calcext:value-type="float">
            <text:p>0.89918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.1547" calcext:value-type="float">
            <text:p>1.1547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.1547" calcext:value-type="float">
            <text:p>1.1547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.45493" calcext:value-type="float">
            <text:p>1.45493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.51054" calcext:value-type="float">
            <text:p>1.51054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.41981" calcext:value-type="float">
            <text:p>1.41981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.65202" calcext:value-type="float">
            <text:p>1.65202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.62317" calcext:value-type="float">
            <text:p>1.62317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.67075" calcext:value-type="float">
            <text:p>1.67075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.67075" calcext:value-type="float">
            <text:p>1.67075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.67075" calcext:value-type="float">
            <text:p>1.67075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.45842" calcext:value-type="float">
            <text:p>1.45842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1.45842" calcext:value-type="float">
            <text:p>1.4584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.45842" calcext:value-type="float">
            <text:p>1.45842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.45842" calcext:value-type="float">
            <text:p>1.4584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.24084" calcext:value-type="float">
            <text:p>1.2408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.1893" calcext:value-type="float">
            <text:p>1.1893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.17588" calcext:value-type="float">
            <text:p>1.17588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.23994" calcext:value-type="float">
            <text:p>1.2399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1.23282" calcext:value-type="float">
            <text:p>1.2328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.23994" calcext:value-type="float">
            <text:p>1.23994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.40259" calcext:value-type="float">
            <text:p>1.40259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.40294" calcext:value-type="float">
            <text:p>1.40294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.38578" calcext:value-type="float">
            <text:p>1.38578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.38578" calcext:value-type="float">
            <text:p>1.38578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.38578" calcext:value-type="float">
            <text:p>1.38578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.57288" calcext:value-type="float">
            <text:p>1.57288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.55321" calcext:value-type="float">
            <text:p>1.5532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.55321" calcext:value-type="float">
            <text:p>1.55321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.49661" calcext:value-type="float">
            <text:p>1.49661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.32877" calcext:value-type="float">
            <text:p>1.32877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.2998" calcext:value-type="float">
            <text:p>1.2998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.70783" calcext:value-type="float">
            <text:p>1.70783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.25831" calcext:value-type="float">
            <text:p>1.25831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.70783" calcext:value-type="float">
            <text:p>1.70783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.41981" calcext:value-type="float">
            <text:p>1.4198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.29368" calcext:value-type="float">
            <text:p>1.2936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.54745" calcext:value-type="float">
            <text:p>1.54745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.60233" calcext:value-type="float">
            <text:p>1.60233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.57792" calcext:value-type="float">
            <text:p>1.5779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.51046" calcext:value-type="float">
            <text:p>1.51046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.46037" calcext:value-type="float">
            <text:p>1.46037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1.16454" calcext:value-type="float">
            <text:p>1.16454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.32137" calcext:value-type="float">
            <text:p>1.32137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.16454" calcext:value-type="float">
            <text:p>1.16454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.16454" calcext:value-type="float">
            <text:p>1.16454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1.16454" calcext:value-type="float">
            <text:p>1.16454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.50627" calcext:value-type="float">
            <text:p>1.50627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1.43649" calcext:value-type="float">
            <text:p>1.43649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.44166" calcext:value-type="float">
            <text:p>1.4416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.15427" calcext:value-type="float">
            <text:p>1.15427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.59169" calcext:value-type="float">
            <text:p>1.59169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.31196" calcext:value-type="float">
            <text:p>1.31196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.44715" calcext:value-type="float">
            <text:p>1.44715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.15427" calcext:value-type="float">
            <text:p>1.15427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.52224" calcext:value-type="float">
            <text:p>1.52224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.66242" calcext:value-type="float">
            <text:p>1.66242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.66719" calcext:value-type="float">
            <text:p>1.66719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.40991" calcext:value-type="float">
            <text:p>1.40991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.6408" calcext:value-type="float">
            <text:p>1.6408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.64148" calcext:value-type="float">
            <text:p>1.64148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.66003" calcext:value-type="float">
            <text:p>1.6600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.79885" calcext:value-type="float">
            <text:p>1.7988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.78369" calcext:value-type="float">
            <text:p>1.78369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.8005" calcext:value-type="float">
            <text:p>1.8005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.84305" calcext:value-type="float">
            <text:p>1.84305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.13716" calcext:value-type="float">
            <text:p>2.13716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.13716" calcext:value-type="float">
            <text:p>2.13716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.80601" calcext:value-type="float">
            <text:p>1.80601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.82764" calcext:value-type="float">
            <text:p>1.827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.77477" calcext:value-type="float">
            <text:p>1.77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9T17:35:10.272552816</dc:date>
    <dc:creator>Marcin Naw</dc:creator>
    <meta:document-statistic meta:table-count="1" meta:cell-count="460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05cm" svg:height="16.221cm" xlink:href=".." xlink:type="simple" chart:class="chart:line" chart:style-name="ch1">
        <chart:plot-area chart:style-name="ch2" table:cell-range-address="Sheet1.A1:Sheet1.B2300" chart:data-source-has-labels="column" svg:x="1.715cm" svg:y="1.431cm" svg:width="32.082cm" svg:height="13.485cm">
          <chartooo:coordinate-region svg:x="2.336cm" svg:y="1.63cm" svg:width="31.461cm" svg:height="12.232cm"/>
          <chart:axis chart:dimension="x" chart:name="primary-x" chart:style-name="ch3" chartooo:axis-type="auto">
            <chartooo:date-scale/>
            <chart:title svg:x="17.236cm" svg:y="15.24cm" chart:style-name="ch4">
              <text:p>Frame</text:p>
            </chart:title>
            <chart:categories table:cell-range-address="Sheet1.A1:Sheet1.A2300"/>
          </chart:axis>
          <chart:axis chart:dimension="y" chart:name="primary-y" chart:style-name="ch3">
            <chart:title svg:x="0.451cm" svg:y="10.016cm" chart:style-name="ch5">
              <text:p>Standard Deviation AC(i)</text:p>
            </chart:title>
            <chart:grid chart:style-name="ch6" chart:class="major"/>
          </chart:axis>
          <chart:series chart:style-name="ch7" chart:values-cell-range-address="Sheet1.B1:Sheet1.B2300" chart:class="chart:line">
            <chart:data-point chart:repeated="2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:Sheet1.A2300</svg:desc>
                </draw:g>
              </table:table-cell>
              <table:table-cell office:value-type="float" office:value="4.34202">
                <text:p>4.34202</text:p>
                <draw:g>
                  <svg:desc>Sheet1.B1:Sheet1.B230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10079">
                <text:p>4.100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93567">
                <text:p>4.935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9899">
                <text:p>3.698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17758">
                <text:p>4.177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0734">
                <text:p>4.4073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86706">
                <text:p>3.867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20291">
                <text:p>4.202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32603">
                <text:p>3.326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1636">
                <text:p>4.316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.83977">
                <text:p>3.8397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2425">
                <text:p>3.124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35728">
                <text:p>4.357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14178">
                <text:p>3.141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24267">
                <text:p>3.242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94779">
                <text:p>2.947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.70703">
                <text:p>3.707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86878">
                <text:p>2.8687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.15155">
                <text:p>3.151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5635">
                <text:p>2.8563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74278">
                <text:p>2.742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.03154">
                <text:p>3.031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.16417">
                <text:p>4.1641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26017">
                <text:p>3.2601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.66003">
                <text:p>3.6600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72746">
                <text:p>1.727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32972">
                <text:p>2.329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35444">
                <text:p>2.354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65992">
                <text:p>2.65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5576">
                <text:p>4.8557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65417">
                <text:p>3.654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90179">
                <text:p>2.9017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18163">
                <text:p>3.1816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.00194">
                <text:p>3.001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.25072">
                <text:p>3.2507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41667">
                <text:p>2.41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.38205">
                <text:p>3.3820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02831">
                <text:p>3.0283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71076">
                <text:p>2.710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98737">
                <text:p>2.9873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.47725">
                <text:p>3.4772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.01275">
                <text:p>4.0127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.32405">
                <text:p>4.3240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84802">
                <text:p>3.848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88395">
                <text:p>3.8839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.49239">
                <text:p>4.4923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30449">
                <text:p>3.30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.83925">
                <text:p>3.8392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59836">
                <text:p>3.598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6656">
                <text:p>3.0665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.83329">
                <text:p>2.8332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.65943">
                <text:p>4.6594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.61448">
                <text:p>4.6144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.92337">
                <text:p>5.9233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.64237">
                <text:p>4.642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.74003">
                <text:p>3.7400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.17067">
                <text:p>5.170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4.63015">
                <text:p>4.6301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.90927">
                <text:p>4.909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70045">
                <text:p>4.7004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.00236">
                <text:p>5.0023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.1975">
                <text:p>4.197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.09595">
                <text:p>4.095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06248">
                <text:p>4.0624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.69887">
                <text:p>4.6988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.15089">
                <text:p>4.1508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.54562">
                <text:p>4.5456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74508">
                <text:p>2.7450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66662">
                <text:p>2.6666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8206">
                <text:p>3.820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.06687">
                <text:p>4.0668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.74485">
                <text:p>4.744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.04685">
                <text:p>4.0468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25193">
                <text:p>2.2519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.38511">
                <text:p>4.3851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.29561">
                <text:p>2.2956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.0968">
                <text:p>2.096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.42977">
                <text:p>2.429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14703">
                <text:p>3.1470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.52429">
                <text:p>2.5242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.76632">
                <text:p>2.7663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.03241">
                <text:p>2.0324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.74454">
                <text:p>1.7445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.50748">
                <text:p>2.5074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.09822">
                <text:p>2.0982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.89494">
                <text:p>2.8949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.75698">
                <text:p>2.7569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.75374">
                <text:p>2.753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87155">
                <text:p>2.8715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.71971">
                <text:p>2.7197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.71971">
                <text:p>2.7197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.71971">
                <text:p>2.7197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.71971">
                <text:p>2.7197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.06534">
                <text:p>2.0653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.08143">
                <text:p>2.0814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.57506">
                <text:p>2.575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.05281">
                <text:p>2.0528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.07689">
                <text:p>2.076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1587">
                <text:p>1.7158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.81094">
                <text:p>1.8109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.05474">
                <text:p>2.0547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.90967">
                <text:p>1.9096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.76601">
                <text:p>1.766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.94773">
                <text:p>1.9477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.70783">
                <text:p>1.7078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.9518">
                <text:p>1.951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.95078">
                <text:p>1.9507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.66063">
                <text:p>1.660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62439">
                <text:p>1.6243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.95078">
                <text:p>1.9507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.27864">
                <text:p>1.2786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.66063">
                <text:p>1.6606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.61835">
                <text:p>1.6183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.27107">
                <text:p>2.2710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.36291">
                <text:p>2.3629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.0492">
                <text:p>3.049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.73063">
                <text:p>2.7306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.77102">
                <text:p>2.771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57424">
                <text:p>2.5742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.37542">
                <text:p>2.3754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.9894">
                <text:p>2.989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.46599">
                <text:p>2.4659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.65805">
                <text:p>2.6580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56072">
                <text:p>2.5607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.56072">
                <text:p>2.5607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.55956">
                <text:p>2.5595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69732">
                <text:p>2.6973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.65305">
                <text:p>2.653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22695">
                <text:p>2.2269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2216">
                <text:p>2.221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.56966">
                <text:p>2.5696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.96068">
                <text:p>2.9606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.21864">
                <text:p>2.2186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.31578">
                <text:p>2.3157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.55762">
                <text:p>2.5576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.23163">
                <text:p>2.2316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.03832">
                <text:p>2.0383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.20068">
                <text:p>2.200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0329">
                <text:p>2.032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.00242">
                <text:p>2.0024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.2934">
                <text:p>2.293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.99105">
                <text:p>1.9910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.97981">
                <text:p>1.9798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.91634">
                <text:p>1.9163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.99105">
                <text:p>1.9910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.97598">
                <text:p>1.9759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.09686">
                <text:p>2.0968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.84136">
                <text:p>1.841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9146">
                <text:p>1.914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.00588">
                <text:p>2.0058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.08904">
                <text:p>2.0890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.98306">
                <text:p>1.9830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.95123">
                <text:p>1.9512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.59582">
                <text:p>1.5958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.79664">
                <text:p>1.7966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.74574">
                <text:p>1.7457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.40859">
                <text:p>1.4085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.50256">
                <text:p>1.502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70135">
                <text:p>1.7013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.75028">
                <text:p>1.75028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.77665">
                <text:p>1.7766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.5892">
                <text:p>1.589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.52102">
                <text:p>1.521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.73634">
                <text:p>1.7363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.0548">
                <text:p>2.054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.37139">
                <text:p>1.3713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.37139">
                <text:p>1.371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21624">
                <text:p>2.2162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.03711">
                <text:p>2.03711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.94052">
                <text:p>1.9405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.67854">
                <text:p>2.6785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.65963">
                <text:p>3.6596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.50025">
                <text:p>3.5002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9.1882">
                <text:p>19.188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5.41325">
                <text:p>5.4132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4.83905">
                <text:p>4.8390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4.86973">
                <text:p>4.8697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.87913">
                <text:p>3.8791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.88207">
                <text:p>3.8820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.55554">
                <text:p>3.5555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.41881">
                <text:p>3.4188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.22672">
                <text:p>3.2267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.10589">
                <text:p>3.1058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56038">
                <text:p>2.5603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.08548">
                <text:p>2.0854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.27478">
                <text:p>2.2747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.68811">
                <text:p>2.6881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.22534">
                <text:p>2.2253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4.11154">
                <text:p>4.1115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.52848">
                <text:p>3.5284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.97672">
                <text:p>2.9767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.91296">
                <text:p>3.9129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.7011">
                <text:p>3.701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.61486">
                <text:p>3.6148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.35455">
                <text:p>3.3545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.46625">
                <text:p>3.4662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.4811">
                <text:p>3.481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.44598">
                <text:p>3.4459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.31988">
                <text:p>3.3198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4.59055">
                <text:p>4.5905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.96034">
                <text:p>2.9603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.38399">
                <text:p>3.3839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.4267">
                <text:p>2.42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.36178">
                <text:p>3.3617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.95061">
                <text:p>2.9506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.92075">
                <text:p>2.9207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.80058">
                <text:p>3.8005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.98076">
                <text:p>2.9807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.81397">
                <text:p>2.8139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.10494">
                <text:p>3.1049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.22056">
                <text:p>3.2205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.12587">
                <text:p>4.1258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.86423">
                <text:p>3.8642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.09434">
                <text:p>4.0943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.09434">
                <text:p>4.0943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.87452">
                <text:p>3.8745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4.16378">
                <text:p>4.1637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.50195">
                <text:p>3.5019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.92274">
                <text:p>3.9227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.02768">
                <text:p>4.0276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.9342">
                <text:p>3.9342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.62968">
                <text:p>3.6296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.61211">
                <text:p>3.6121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.79768">
                <text:p>3.7976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.68179">
                <text:p>3.6817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.21563">
                <text:p>3.2156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.11387">
                <text:p>3.11387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.93578">
                <text:p>2.9357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.95586">
                <text:p>2.9558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.0384">
                <text:p>3.03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.97705">
                <text:p>2.9770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4.29089">
                <text:p>4.2908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.96524">
                <text:p>2.965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9451">
                <text:p>2.9451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.99267">
                <text:p>2.992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.87228">
                <text:p>2.8722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.98271">
                <text:p>2.98271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5.12348">
                <text:p>5.1234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5.30115">
                <text:p>5.301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.98758">
                <text:p>3.9875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4.39265">
                <text:p>4.3926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5.519">
                <text:p>5.51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4.26895">
                <text:p>4.2689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.15522">
                <text:p>4.1552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4.36152">
                <text:p>4.3615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4.25055">
                <text:p>4.2505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.96359">
                <text:p>3.96359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4.95976">
                <text:p>4.9597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4.65261">
                <text:p>4.6526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.37735">
                <text:p>3.377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.93949">
                <text:p>2.93949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.16851">
                <text:p>3.16851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4.14375">
                <text:p>4.143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86121">
                <text:p>2.8612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4.26212">
                <text:p>4.26212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4.20055">
                <text:p>4.2005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.08076">
                <text:p>3.0807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.78879">
                <text:p>3.78879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.35998">
                <text:p>3.3599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.39233">
                <text:p>3.3923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5.5691">
                <text:p>5.569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5.06378">
                <text:p>5.063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.39416">
                <text:p>5.3941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4.95045">
                <text:p>4.9504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5.07083">
                <text:p>5.0708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4.34588">
                <text:p>4.3458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4.74214">
                <text:p>4.7421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5.66527">
                <text:p>5.6652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5.65124">
                <text:p>5.6512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5.48137">
                <text:p>5.4813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5.55456">
                <text:p>5.5545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.86054">
                <text:p>3.860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.86221">
                <text:p>3.86221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4.18706">
                <text:p>4.1870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4.00022">
                <text:p>4.0002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.29502">
                <text:p>3.295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.73516">
                <text:p>3.7351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4.10756">
                <text:p>4.1075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.83592">
                <text:p>3.83592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4.05799">
                <text:p>4.0579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.96613">
                <text:p>3.96613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4.16235">
                <text:p>4.1623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6028">
                <text:p>3.602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4.65664">
                <text:p>4.6566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.11104">
                <text:p>3.11104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.33296">
                <text:p>1.33296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4.92483">
                <text:p>4.92483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.13945">
                <text:p>3.13945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4.63528">
                <text:p>4.6352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4.69116">
                <text:p>4.6911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5.4848">
                <text:p>5.484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5.2774">
                <text:p>5.277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41405">
                <text:p>4.4140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5.74517">
                <text:p>5.74517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4.2302">
                <text:p>4.23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4.04338">
                <text:p>4.0433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.98795">
                <text:p>3.9879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.95332">
                <text:p>3.9533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.27432">
                <text:p>4.27432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4.60407">
                <text:p>4.6040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4.55293">
                <text:p>4.5529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.91768">
                <text:p>3.917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75835">
                <text:p>4.758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6.3082">
                <text:p>6.308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4.58515">
                <text:p>4.5851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4.10913">
                <text:p>4.1091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.68596">
                <text:p>3.685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4.43191">
                <text:p>4.4319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4.82542">
                <text:p>4.8254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.35173">
                <text:p>3.3517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5.10638">
                <text:p>5.1063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.42323">
                <text:p>2.4232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.10717">
                <text:p>3.10717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.85735">
                <text:p>2.8573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.78953">
                <text:p>2.7895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.75954">
                <text:p>2.75954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.22714">
                <text:p>3.2271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4.54944">
                <text:p>4.54944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4.1752">
                <text:p>4.1752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4.07077">
                <text:p>4.0707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4.12106">
                <text:p>4.1210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5.02533">
                <text:p>5.0253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82625">
                <text:p>4.8262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.92274">
                <text:p>3.9227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.72355">
                <text:p>3.7235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4.37296">
                <text:p>4.3729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4.38511">
                <text:p>4.38511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4.26616">
                <text:p>4.2661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.23788">
                <text:p>3.2378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.97412">
                <text:p>3.9741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.28643">
                <text:p>3.28643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4.08585">
                <text:p>4.0858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.39464">
                <text:p>3.3946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.99724">
                <text:p>3.99724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4.13068">
                <text:p>4.13068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.22672">
                <text:p>3.2267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.17089">
                <text:p>3.17089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.88679">
                <text:p>3.8867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5.60751">
                <text:p>5.6075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6.29135">
                <text:p>6.291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4.74318">
                <text:p>4.7431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4.81789">
                <text:p>4.8178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.53207">
                <text:p>4.5320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.84199">
                <text:p>3.841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.60555">
                <text:p>3.60555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.66978">
                <text:p>3.6697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.26051">
                <text:p>3.26051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5.03943">
                <text:p>5.0394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4.77053">
                <text:p>4.7705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4.29767">
                <text:p>4.2976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4.32222">
                <text:p>4.32222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.83408">
                <text:p>3.8340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.26119">
                <text:p>4.2611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4.79583">
                <text:p>4.7958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.20822">
                <text:p>3.2082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.99988">
                <text:p>3.99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4.36251">
                <text:p>4.36251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4.28125">
                <text:p>4.2812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.86221">
                <text:p>3.8622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.52482">
                <text:p>3.524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.5296">
                <text:p>3.5296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.06914">
                <text:p>3.0691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.57679">
                <text:p>3.57679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.24404">
                <text:p>3.2440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.66829">
                <text:p>3.6682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.51044">
                <text:p>3.5104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.19377">
                <text:p>3.19377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4.21719">
                <text:p>4.21719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4.95125">
                <text:p>4.9512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5.16146">
                <text:p>5.1614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5.05346">
                <text:p>5.0534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4.85953">
                <text:p>4.8595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.51101">
                <text:p>4.5110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.87858">
                <text:p>3.87858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.67933">
                <text:p>3.67933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.1759">
                <text:p>3.1759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.87679">
                <text:p>3.876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.78895">
                <text:p>3.7889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.8524">
                <text:p>3.852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.52978">
                <text:p>3.52978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.61705">
                <text:p>3.6170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4.88171">
                <text:p>4.881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.73688">
                <text:p>3.736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.71278">
                <text:p>3.7127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.71208">
                <text:p>3.7120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.66252">
                <text:p>2.6625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.11684">
                <text:p>4.1168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.10139">
                <text:p>4.1013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.9347">
                <text:p>3.9347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.86012">
                <text:p>3.86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.94327">
                <text:p>3.9432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.98929">
                <text:p>3.9892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.73897">
                <text:p>3.7389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.79013">
                <text:p>3.79013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.91781">
                <text:p>2.91781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.87602">
                <text:p>3.87602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.88778">
                <text:p>3.88778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.79481">
                <text:p>3.7948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.60871">
                <text:p>3.6087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.46407">
                <text:p>3.4640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.09313">
                <text:p>4.0931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.46206">
                <text:p>3.46206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.49685">
                <text:p>3.4968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.38793">
                <text:p>4.3879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5.47279">
                <text:p>5.4727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.87986">
                <text:p>3.8798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.71149">
                <text:p>4.7114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.969">
                <text:p>3.969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.21705">
                <text:p>4.2170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.81904">
                <text:p>3.8190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3.94757">
                <text:p>3.9475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.19724">
                <text:p>4.1972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3.73741">
                <text:p>3.73741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.47693">
                <text:p>3.4769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.44975">
                <text:p>3.4497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.31719">
                <text:p>3.31719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.4271">
                <text:p>3.427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.83408">
                <text:p>3.8340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.22672">
                <text:p>3.2267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.40503">
                <text:p>3.4050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3.13957">
                <text:p>3.1395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.41855">
                <text:p>4.4185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.30329">
                <text:p>3.30329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.69993">
                <text:p>3.69993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.39829">
                <text:p>4.3982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.47882">
                <text:p>3.4788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.29467">
                <text:p>4.2946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.19558">
                <text:p>4.1955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.27618">
                <text:p>4.27618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.66625">
                <text:p>2.6662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.58869">
                <text:p>3.5886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.16226">
                <text:p>4.16226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.24217">
                <text:p>4.2421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3.05099">
                <text:p>3.05099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.13388">
                <text:p>3.13388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.93578">
                <text:p>2.9357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.38351">
                <text:p>3.3835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.45515">
                <text:p>2.4551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3.30404">
                <text:p>3.3040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.02433">
                <text:p>3.02433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3.58122">
                <text:p>3.5812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.95332">
                <text:p>3.95332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.37592">
                <text:p>3.3759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.58703">
                <text:p>3.58703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.21513">
                <text:p>3.2151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3.90716">
                <text:p>3.90716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.34796">
                <text:p>4.3479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.33657">
                <text:p>3.33657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3.69456">
                <text:p>3.6945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.27898">
                <text:p>3.2789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3.99553">
                <text:p>3.9955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.24633">
                <text:p>3.24633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.56338">
                <text:p>4.5633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.04538">
                <text:p>4.04538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.73166">
                <text:p>4.73166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.43468">
                <text:p>4.4346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.6367">
                <text:p>4.636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.29375">
                <text:p>4.2937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.77912">
                <text:p>3.77912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.02965">
                <text:p>4.029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.44898">
                <text:p>4.4489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.60101">
                <text:p>3.60101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.17044">
                <text:p>4.17044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.06833">
                <text:p>4.06833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.77252">
                <text:p>3.7725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.13186">
                <text:p>3.13186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.63464">
                <text:p>4.6346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.21587">
                <text:p>4.2158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5.02156">
                <text:p>5.02156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.6492">
                <text:p>4.649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.99524">
                <text:p>4.9952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.97209">
                <text:p>3.9720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.54911">
                <text:p>4.5491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.76429">
                <text:p>4.76429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.70551">
                <text:p>4.7055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.68298">
                <text:p>4.6829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.70703">
                <text:p>3.7070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3.34281">
                <text:p>3.34281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.50506">
                <text:p>3.5050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.19703">
                <text:p>4.19703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3.42953">
                <text:p>3.4295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55219">
                <text:p>3.55219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.5011">
                <text:p>3.5011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3.01316">
                <text:p>3.01316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.64492">
                <text:p>3.6449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.20218">
                <text:p>3.2021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3.47579">
                <text:p>3.47579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.43415">
                <text:p>3.4341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.40135">
                <text:p>3.40135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.68488">
                <text:p>3.6848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.27141">
                <text:p>3.2714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.29848">
                <text:p>3.2984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3.15663">
                <text:p>3.1566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99735">
                <text:p>2.99735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3.03011">
                <text:p>3.03011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.68825">
                <text:p>3.68825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.78134">
                <text:p>2.78134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4.67166">
                <text:p>4.6716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.39784">
                <text:p>5.3978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.21255">
                <text:p>5.2125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4.48355">
                <text:p>4.4835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.78755">
                <text:p>4.78755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4.72372">
                <text:p>4.7237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.19956">
                <text:p>5.19956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4.96296">
                <text:p>4.9629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4.3931">
                <text:p>4.3931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4.2636">
                <text:p>4.2636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4.48827">
                <text:p>4.48827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4.0388">
                <text:p>14.038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.72567">
                <text:p>1.7256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3.86372">
                <text:p>3.8637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.4154">
                <text:p>4.4154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5.92806">
                <text:p>5.92806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4.71478">
                <text:p>4.7147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4.09967">
                <text:p>4.0996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3.92476">
                <text:p>3.92476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3.99922">
                <text:p>3.99922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4.10466">
                <text:p>4.10466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4.4273">
                <text:p>4.4273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4.05897">
                <text:p>4.0589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4.0017">
                <text:p>4.001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.9995">
                <text:p>3.9995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.04755">
                <text:p>4.04755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.6361">
                <text:p>3.6361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.82034">
                <text:p>3.82034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.97811">
                <text:p>5.97811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.35996">
                <text:p>5.35996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4.91263">
                <text:p>4.91263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4.85831">
                <text:p>4.8583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4.65962">
                <text:p>4.6596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4.40857">
                <text:p>4.4085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.54756">
                <text:p>4.54756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4.58431">
                <text:p>4.58431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5.36736">
                <text:p>5.36736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4.36697">
                <text:p>4.3669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4.34568">
                <text:p>4.3456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4.40618">
                <text:p>4.4061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3.80893">
                <text:p>3.80893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3.66257">
                <text:p>3.66257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.89925">
                <text:p>3.89925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3.56623">
                <text:p>3.5662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.03798">
                <text:p>4.0379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3.3647">
                <text:p>3.364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3.56738">
                <text:p>3.56738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3.93874">
                <text:p>3.93874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3.89431">
                <text:p>3.89431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3.98497">
                <text:p>3.98497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5.10213">
                <text:p>5.1021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4.63938">
                <text:p>4.63938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4.03946">
                <text:p>4.03946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4.64191">
                <text:p>4.6419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4.39144">
                <text:p>4.39144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4.36061">
                <text:p>4.36061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4.5022">
                <text:p>4.502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4.89288">
                <text:p>4.8928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3.94896">
                <text:p>3.94896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.7901">
                <text:p>3.790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.83822">
                <text:p>3.8382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3.93385">
                <text:p>3.93385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4.60005">
                <text:p>4.60005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4.89209">
                <text:p>4.8920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.40227">
                <text:p>4.40227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4.81521">
                <text:p>4.81521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4.50306">
                <text:p>4.50306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4.64298">
                <text:p>4.64298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4.5477">
                <text:p>4.5477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4.50724">
                <text:p>4.50724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.41667">
                <text:p>4.41667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3.58427">
                <text:p>3.58427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.9284">
                <text:p>3.928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3.7496">
                <text:p>3.749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.96012">
                <text:p>3.96012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3.47725">
                <text:p>3.47725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4.41217">
                <text:p>4.41217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3.45518">
                <text:p>3.45518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.52623">
                <text:p>3.52623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3.31423">
                <text:p>3.31423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3.86221">
                <text:p>3.8622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4.97471">
                <text:p>4.9747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4.55236">
                <text:p>4.5523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4.69676">
                <text:p>4.6967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.10941">
                <text:p>3.10941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3.76795">
                <text:p>3.76795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4.95055">
                <text:p>4.95055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5.42042">
                <text:p>5.42042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5.06189">
                <text:p>5.06189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.83005">
                <text:p>4.83005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3.74719">
                <text:p>3.74719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4.70327">
                <text:p>4.70327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.79716">
                <text:p>3.79716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3.60662">
                <text:p>3.6066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.84419">
                <text:p>3.84419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3.92486">
                <text:p>3.9248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3.58956">
                <text:p>3.5895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3.71812">
                <text:p>3.71812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4.15904">
                <text:p>4.15904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3.37062">
                <text:p>3.37062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.34637">
                <text:p>3.34637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3.2179">
                <text:p>3.2179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.61215">
                <text:p>3.61215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4.95536">
                <text:p>4.9553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.54257">
                <text:p>4.54257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4.70812">
                <text:p>4.70812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4.88671">
                <text:p>4.8867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.43819">
                <text:p>3.43819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.46378">
                <text:p>3.46378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.01062">
                <text:p>4.01062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3.46811">
                <text:p>3.46811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.2071">
                <text:p>3.207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4.19266">
                <text:p>4.1926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2.38963">
                <text:p>2.3896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.71222">
                <text:p>2.7122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3.11024">
                <text:p>3.1102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.10897">
                <text:p>3.10897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3.61623">
                <text:p>3.61623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.94292">
                <text:p>3.94292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2.81084">
                <text:p>2.81084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3.46052">
                <text:p>3.46052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4.26677">
                <text:p>4.26677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4.28626">
                <text:p>4.28626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.0775">
                <text:p>4.07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.91715">
                <text:p>4.91715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3.88523">
                <text:p>3.88523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4.03257">
                <text:p>4.03257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4.01655">
                <text:p>4.01655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4.8681">
                <text:p>4.868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4.50298">
                <text:p>4.50298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4.46492">
                <text:p>4.46492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4.13413">
                <text:p>4.13413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5.15234">
                <text:p>5.15234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.36264">
                <text:p>5.36264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4.65038">
                <text:p>4.65038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5.38846">
                <text:p>5.3884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3.49287">
                <text:p>3.49287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5.10794">
                <text:p>5.10794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4.52613">
                <text:p>4.5261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4.38929">
                <text:p>4.38929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4.79045">
                <text:p>4.79045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4.42528">
                <text:p>4.4252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5.0997">
                <text:p>5.099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.45324">
                <text:p>5.45324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4.58579">
                <text:p>4.58579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4.40734">
                <text:p>4.40734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4.17615">
                <text:p>4.17615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4.44622">
                <text:p>4.44622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5.01654">
                <text:p>5.01654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4.22471">
                <text:p>4.22471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3.99988">
                <text:p>3.99988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4.26863">
                <text:p>4.26863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4.32001">
                <text:p>4.3200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.88313">
                <text:p>4.88313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4.5977">
                <text:p>4.5977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4.8591">
                <text:p>4.8591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3.41274">
                <text:p>3.41274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4.33079">
                <text:p>4.33079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4.73166">
                <text:p>4.7316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3.05598">
                <text:p>3.05598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4.44541">
                <text:p>4.44541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3.38985">
                <text:p>3.38985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3.44511">
                <text:p>3.4451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.0183">
                <text:p>3.0183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3.31767">
                <text:p>3.3176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4.74049">
                <text:p>4.74049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4.65304">
                <text:p>4.65304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4.48274">
                <text:p>4.48274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3.67302">
                <text:p>3.67302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.97334">
                <text:p>3.97334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4.09401">
                <text:p>4.0940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3.68283">
                <text:p>3.68283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3.68556">
                <text:p>3.6855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.29246">
                <text:p>3.29246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3.47268">
                <text:p>3.47268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4.07369">
                <text:p>4.07369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3.88982">
                <text:p>3.88982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4.07275">
                <text:p>4.07275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4.44544">
                <text:p>4.4454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4.38782">
                <text:p>4.3878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6.15634">
                <text:p>6.15634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6.26332">
                <text:p>6.26332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3.57238">
                <text:p>3.5723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65529">
                <text:p>3.65529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5.41859">
                <text:p>5.41859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5.47106">
                <text:p>5.47106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5.36662">
                <text:p>5.3666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.49733">
                <text:p>4.49733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3.78014">
                <text:p>3.78014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4.19984">
                <text:p>4.1998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4.04976">
                <text:p>4.04976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3.6645">
                <text:p>3.6645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2.87741">
                <text:p>2.8774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.35173">
                <text:p>3.35173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3.62955">
                <text:p>3.62955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2.82487">
                <text:p>2.82487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5.05368">
                <text:p>5.05368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3.53971">
                <text:p>3.53971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3.5966">
                <text:p>3.5966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3.53971">
                <text:p>3.5397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3.55331">
                <text:p>3.55331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3.52303">
                <text:p>3.52303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.5127">
                <text:p>3.512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91195">
                <text:p>3.91195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4.09498">
                <text:p>4.09498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4.0715">
                <text:p>4.0715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4.06565">
                <text:p>4.06565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4.01782">
                <text:p>4.01782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.84002">
                <text:p>3.8400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4.39516">
                <text:p>4.39516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4.0242">
                <text:p>4.024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4.03577">
                <text:p>4.0357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4.87703">
                <text:p>4.8770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.29828">
                <text:p>4.2982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4.25522">
                <text:p>4.25522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4.54944">
                <text:p>4.54944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4.43356">
                <text:p>4.43356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6.96754">
                <text:p>6.96754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5.70225">
                <text:p>5.70225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5.39547">
                <text:p>5.39547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4.91856">
                <text:p>4.91856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4.34474">
                <text:p>4.34474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4.31035">
                <text:p>4.3103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.4432">
                <text:p>4.4432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5.50469">
                <text:p>5.50469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4.11299">
                <text:p>4.11299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3.84028">
                <text:p>3.84028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3.52767">
                <text:p>3.52767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3.97899">
                <text:p>3.97899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4.08443">
                <text:p>4.08443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4.31817">
                <text:p>4.3181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3.93789">
                <text:p>3.93789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3.88012">
                <text:p>3.8801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.07275">
                <text:p>4.07275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4.37477">
                <text:p>4.3747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4.692">
                <text:p>4.69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5.32381">
                <text:p>5.32381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5.22165">
                <text:p>5.22165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5.10405">
                <text:p>5.10405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5.20319">
                <text:p>5.20319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4.63766">
                <text:p>4.63766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4.76946">
                <text:p>4.76946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4.80699">
                <text:p>4.8069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5.34167">
                <text:p>5.34167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4.9006">
                <text:p>4.9006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4.93628">
                <text:p>4.93628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4.26407">
                <text:p>4.26407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4.41967">
                <text:p>4.41967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4.24845">
                <text:p>4.24845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5.00771">
                <text:p>5.00771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4.96573">
                <text:p>4.96573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.41428">
                <text:p>4.41428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4.65134">
                <text:p>4.6513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.89807">
                <text:p>4.89807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4.87126">
                <text:p>4.87126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5.01387">
                <text:p>5.01387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4.36319">
                <text:p>4.36319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4.37117">
                <text:p>4.37117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6.1697">
                <text:p>6.1697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4.01275">
                <text:p>4.01275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5.06268">
                <text:p>5.06268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5.05996">
                <text:p>5.05996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5.85777">
                <text:p>5.8577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.95092">
                <text:p>4.95092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4.29952">
                <text:p>4.2995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4.70644">
                <text:p>4.70644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3.57762">
                <text:p>3.57762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4.20117">
                <text:p>4.20117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5.21804">
                <text:p>5.21804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4.41094">
                <text:p>4.41094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4.89551">
                <text:p>4.89551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4.93386">
                <text:p>4.93386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4.32528">
                <text:p>4.3252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.89237">
                <text:p>3.89237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3.33746">
                <text:p>3.33746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3.91768">
                <text:p>3.91768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3.94757">
                <text:p>3.94757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4.64451">
                <text:p>4.64451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4.08002">
                <text:p>4.08002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4.9207">
                <text:p>4.9207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4.42797">
                <text:p>4.42797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4.20763">
                <text:p>4.20763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4.18045">
                <text:p>4.1804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06104">
                <text:p>4.06104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3.97384">
                <text:p>3.97384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4.02272">
                <text:p>4.0227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4.13797">
                <text:p>4.13797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4.44443">
                <text:p>4.44443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4.28357">
                <text:p>4.28357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4.11238">
                <text:p>4.11238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3.94003">
                <text:p>3.94003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5.25198">
                <text:p>5.25198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4.98798">
                <text:p>4.9879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5.69563">
                <text:p>5.69563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5.53307">
                <text:p>5.53307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5.45245">
                <text:p>5.45245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.71026">
                <text:p>4.71026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4.76863">
                <text:p>4.76863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.7058">
                <text:p>4.7058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4.72894">
                <text:p>4.72894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5.06816">
                <text:p>5.06816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.17377">
                <text:p>4.17377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4.50482">
                <text:p>4.5048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.69398">
                <text:p>4.69398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4.38205">
                <text:p>4.38205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4.42531">
                <text:p>4.42531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3.8581">
                <text:p>3.8581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4.73075">
                <text:p>4.73075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4.5198">
                <text:p>4.5198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4.08925">
                <text:p>4.08925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4.22953">
                <text:p>4.2295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.20314">
                <text:p>4.20314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4.52846">
                <text:p>4.5284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5.00275">
                <text:p>5.00275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.90341">
                <text:p>4.90341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.09591">
                <text:p>5.09591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4.5764">
                <text:p>4.5764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5.17319">
                <text:p>5.17319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4.91747">
                <text:p>4.91747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.9853">
                <text:p>4.9853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5.22905">
                <text:p>5.22905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5.22965">
                <text:p>5.22965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4.18603">
                <text:p>4.1860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.39243">
                <text:p>4.39243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5.16667">
                <text:p>5.16667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4.66284">
                <text:p>4.66284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4.69926">
                <text:p>4.69926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.579">
                <text:p>4.579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5.87821">
                <text:p>5.87821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6.5106">
                <text:p>6.5106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5.37703">
                <text:p>5.37703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5.23571">
                <text:p>5.23571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4.99365">
                <text:p>4.9936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.75664">
                <text:p>5.75664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5.30702">
                <text:p>5.30702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5.56186">
                <text:p>5.56186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5.57558">
                <text:p>5.57558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5.70051">
                <text:p>5.70051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5.46998">
                <text:p>5.46998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5.63154">
                <text:p>5.63154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5.61229">
                <text:p>5.61229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6.1373">
                <text:p>6.1373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5.36669">
                <text:p>5.3666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.48881">
                <text:p>5.48881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5.95452">
                <text:p>5.95452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5.64246">
                <text:p>5.64246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4.52232">
                <text:p>4.52232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4.87215">
                <text:p>4.87215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4.68192">
                <text:p>4.68192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4.60234">
                <text:p>4.60234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4.61192">
                <text:p>4.61192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4.70889">
                <text:p>4.70889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.26017">
                <text:p>3.2601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.43963">
                <text:p>4.43963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4.6144">
                <text:p>4.6144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.5712">
                <text:p>4.5712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5.21664">
                <text:p>5.21664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4.28079">
                <text:p>4.28079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4.27606">
                <text:p>4.2760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4.11079">
                <text:p>4.11079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3.99193">
                <text:p>3.99193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3.81673">
                <text:p>3.81673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4.30531">
                <text:p>4.3053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.95608">
                <text:p>3.95608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3.57512">
                <text:p>3.57512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3.85704">
                <text:p>3.85704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4.18318">
                <text:p>4.18318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4.65515">
                <text:p>4.65515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4.5687">
                <text:p>4.5687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4.61096">
                <text:p>4.61096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3.91464">
                <text:p>3.91464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4.6188">
                <text:p>4.6188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4.91533">
                <text:p>4.9153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.18066">
                <text:p>4.18066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5.16376">
                <text:p>5.16376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4.51648">
                <text:p>4.51648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4.73714">
                <text:p>4.73714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4.77718">
                <text:p>4.77718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4.56693">
                <text:p>4.56693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.60964">
                <text:p>3.60964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4.86311">
                <text:p>4.86311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4.87927">
                <text:p>4.87927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5.81201">
                <text:p>5.8120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.47122">
                <text:p>4.4712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4.07978">
                <text:p>4.07978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3.88242">
                <text:p>3.88242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4.07102">
                <text:p>4.07102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3.7712">
                <text:p>3.7712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3.84209">
                <text:p>3.84209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4.58084">
                <text:p>4.58084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4.78628">
                <text:p>4.78628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.28719">
                <text:p>4.28719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4.75595">
                <text:p>4.7559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.62543">
                <text:p>4.62543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4.08443">
                <text:p>4.08443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4.082">
                <text:p>4.082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4.692">
                <text:p>4.692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4.50196">
                <text:p>4.50196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4.8106">
                <text:p>4.8106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5.21481">
                <text:p>5.21481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4.18351">
                <text:p>4.18351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4.23878">
                <text:p>4.23878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4.29643">
                <text:p>4.2964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.03936">
                <text:p>4.03936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5.22754">
                <text:p>5.22754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4.74778">
                <text:p>4.74778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5.64904">
                <text:p>5.64904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5.16695">
                <text:p>5.16695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5.04582">
                <text:p>5.04582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4.36092">
                <text:p>4.36092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3.93284">
                <text:p>3.93284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4.12455">
                <text:p>4.12455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5.02472">
                <text:p>5.0247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.33582">
                <text:p>4.33582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4.61942">
                <text:p>4.61942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4.66656">
                <text:p>4.66656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4.61125">
                <text:p>4.61125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6.29366">
                <text:p>6.29366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5.68127">
                <text:p>5.68127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4.58506">
                <text:p>4.5850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4.45424">
                <text:p>4.45424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3.90551">
                <text:p>3.90551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3.82734">
                <text:p>3.8273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.90462">
                <text:p>4.90462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4.33994">
                <text:p>4.33994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4.26151">
                <text:p>4.26151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4.18801">
                <text:p>4.18801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4.35343">
                <text:p>4.35343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4.4938">
                <text:p>4.4938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4.39053">
                <text:p>4.39053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4.61784">
                <text:p>4.61784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4.39017">
                <text:p>4.39017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4.62714">
                <text:p>4.6271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.38205">
                <text:p>4.38205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9.2246">
                <text:p>19.2246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3.97961">
                <text:p>3.97961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4.27235">
                <text:p>4.27235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4.30044">
                <text:p>4.30044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5.94133">
                <text:p>5.9413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.21899">
                <text:p>5.21899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3.70703">
                <text:p>3.70703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5.22032">
                <text:p>5.22032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4.82612">
                <text:p>4.82612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3.67315">
                <text:p>3.67315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3.72115">
                <text:p>3.72115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4.09885">
                <text:p>4.09885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4.42371">
                <text:p>4.42371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4.50738">
                <text:p>4.5073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.40587">
                <text:p>4.40587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3.07173">
                <text:p>3.07173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4.6492">
                <text:p>4.6492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4.00186">
                <text:p>4.00186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3.6901">
                <text:p>3.6901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2.77746">
                <text:p>2.77746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4.53467">
                <text:p>4.53467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3.77912">
                <text:p>3.77912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4.02177">
                <text:p>4.02177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3.06377">
                <text:p>3.0637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.77912">
                <text:p>3.77912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3.82854">
                <text:p>3.82854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3.63975">
                <text:p>3.63975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3.65878">
                <text:p>3.65878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4.6046">
                <text:p>4.6046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5.31087">
                <text:p>5.31087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4.49755">
                <text:p>4.49755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3.72025">
                <text:p>3.72025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3.98456">
                <text:p>3.98456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3.5729">
                <text:p>3.57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26317">
                <text:p>4.26317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3.70957">
                <text:p>3.70957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4.03248">
                <text:p>4.03248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4.38497">
                <text:p>4.38497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5.15321">
                <text:p>5.15321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4.42217">
                <text:p>4.42217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3.9493">
                <text:p>3.9493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4.13101">
                <text:p>4.13101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3.65552">
                <text:p>3.6555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3.70967">
                <text:p>3.70967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4.0619">
                <text:p>4.0619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4.53686">
                <text:p>4.53686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3.81816">
                <text:p>3.81816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3.90586">
                <text:p>3.90586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3.67963">
                <text:p>3.67963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5.00635">
                <text:p>5.00635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3.78056">
                <text:p>3.78056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3.40853">
                <text:p>3.40853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3.71985">
                <text:p>3.7198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4.26919">
                <text:p>4.26919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3.29442">
                <text:p>3.29442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3.41736">
                <text:p>3.41736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3.42837">
                <text:p>3.4283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.30577">
                <text:p>4.30577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2.99367">
                <text:p>2.99367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3.90738">
                <text:p>3.90738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3.94553">
                <text:p>3.94553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3.68919">
                <text:p>3.68919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3.55871">
                <text:p>3.5587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3.36164">
                <text:p>3.36164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3.33746">
                <text:p>3.33746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3.41797">
                <text:p>3.41797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3.33449">
                <text:p>3.33449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3.22549">
                <text:p>3.22549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3.34625">
                <text:p>3.34625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3.29848">
                <text:p>3.29848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3.35525">
                <text:p>3.35525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3.72345">
                <text:p>3.72345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5.34019">
                <text:p>5.34019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3.84161">
                <text:p>3.84161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4.52408">
                <text:p>4.52408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4.04853">
                <text:p>4.04853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4.28311">
                <text:p>4.28311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3.74537">
                <text:p>3.74537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4.55031">
                <text:p>4.55031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4.27977">
                <text:p>4.27977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5.34223">
                <text:p>5.34223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4.07275">
                <text:p>4.0727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.50397">
                <text:p>4.50397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4.24729">
                <text:p>4.24729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4.0878">
                <text:p>4.0878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4.31026">
                <text:p>4.31026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5.15588">
                <text:p>5.15588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4.94895">
                <text:p>4.94895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4.3706">
                <text:p>4.3706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5.54918">
                <text:p>5.54918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5.09123">
                <text:p>5.09123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5.58997">
                <text:p>5.58997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4.79332">
                <text:p>4.79332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4.83856">
                <text:p>4.83856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3.89024">
                <text:p>3.89024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3.71184">
                <text:p>3.71184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4.56998">
                <text:p>4.56998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3.56762">
                <text:p>3.56762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6.82358">
                <text:p>6.82358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3.62391">
                <text:p>3.62391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3.75697">
                <text:p>3.7569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3.87551">
                <text:p>3.87551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4.13224">
                <text:p>4.13224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3.49088">
                <text:p>3.49088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4.13125">
                <text:p>4.13125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3.94393">
                <text:p>3.94393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4.09801">
                <text:p>4.09801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3.68986">
                <text:p>3.68986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4.39053">
                <text:p>4.39053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4.64611">
                <text:p>4.64611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3.80264">
                <text:p>3.8026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.23468">
                <text:p>4.23468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4.05407">
                <text:p>4.05407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4.13964">
                <text:p>4.13964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2.24044">
                <text:p>2.24044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3.12631">
                <text:p>3.12631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2.99301">
                <text:p>2.99301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4.0754">
                <text:p>4.0754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3.98132">
                <text:p>3.98132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4.22953">
                <text:p>4.22953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3.78174">
                <text:p>3.7817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5.324">
                <text:p>5.324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4.25572">
                <text:p>4.25572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3.99774">
                <text:p>3.99774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3.5909">
                <text:p>3.5909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3.80811">
                <text:p>3.80811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3.19163">
                <text:p>3.1916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3.73409">
                <text:p>3.73409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3.65461">
                <text:p>3.65461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2.59559">
                <text:p>2.59559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2.31776">
                <text:p>2.3177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.27327">
                <text:p>3.27327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2.74905">
                <text:p>2.74905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3.19159">
                <text:p>3.19159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3.13566">
                <text:p>3.13566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3.47579">
                <text:p>3.47579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3.42261">
                <text:p>3.42261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3.51188">
                <text:p>3.51188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3.0104">
                <text:p>3.0104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2.78602">
                <text:p>2.78602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3.07512">
                <text:p>3.07512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2.68963">
                <text:p>2.68963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3.12298">
                <text:p>3.12298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3.56571">
                <text:p>3.56571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3.42113">
                <text:p>3.42113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2.52718">
                <text:p>2.52718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4.13452">
                <text:p>4.13452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1.94747">
                <text:p>1.94747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3.89546">
                <text:p>3.89546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3.05209">
                <text:p>3.05209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4.73242">
                <text:p>4.7324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4.80407">
                <text:p>4.80407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3.88395">
                <text:p>3.88395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4.65941">
                <text:p>4.65941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4.64256">
                <text:p>4.64256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4.73355">
                <text:p>4.73355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4.55454">
                <text:p>4.55454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4.83374">
                <text:p>4.83374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4.13164">
                <text:p>4.13164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4.27754">
                <text:p>4.27754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3.39142">
                <text:p>3.39142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3.83747">
                <text:p>3.83747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4.91634">
                <text:p>4.91634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4.80647">
                <text:p>4.80647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4.70731">
                <text:p>4.70731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5.20147">
                <text:p>5.20147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5.19119">
                <text:p>5.19119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5.32281">
                <text:p>5.32281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4.89158">
                <text:p>4.89158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4.68573">
                <text:p>4.68573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4.46678">
                <text:p>4.46678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4.47964">
                <text:p>4.47964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4.56946">
                <text:p>4.56946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4.03347">
                <text:p>4.03347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4.17428">
                <text:p>4.17428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4.26779">
                <text:p>4.26779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4.50562">
                <text:p>4.50562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4.43692">
                <text:p>4.43692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4.67644">
                <text:p>4.67644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4.29952">
                <text:p>4.29952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5.18698">
                <text:p>5.1869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5.16619">
                <text:p>5.16619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4.22577">
                <text:p>4.22577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4.12548">
                <text:p>4.12548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3.65254">
                <text:p>3.65254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3.49475">
                <text:p>3.49475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3.86683">
                <text:p>3.86683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4.73606">
                <text:p>4.73606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4.72306">
                <text:p>4.72306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4.45614">
                <text:p>4.45614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4.063">
                <text:p>4.063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3.52595">
                <text:p>3.52595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2.93159">
                <text:p>2.93159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3.70432">
                <text:p>3.70432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3.42605">
                <text:p>3.42605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3.62144">
                <text:p>3.62144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3.58333">
                <text:p>3.58333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3.91781">
                <text:p>3.91781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4.08722">
                <text:p>4.08722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4.07564">
                <text:p>4.07564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3.72914">
                <text:p>3.7291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.98994">
                <text:p>3.98994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3.97899">
                <text:p>3.97899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4.26026">
                <text:p>4.26026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4.86147">
                <text:p>4.86147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5.08967">
                <text:p>5.08967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4.59098">
                <text:p>4.59098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4.82139">
                <text:p>4.82139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4.4541">
                <text:p>4.4541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4.55826">
                <text:p>4.55826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4.32001">
                <text:p>4.32001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4.19724">
                <text:p>4.19724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4.62629">
                <text:p>4.62629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4.0531">
                <text:p>4.0531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3.94804">
                <text:p>3.94804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3.75776">
                <text:p>3.75776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3.71929">
                <text:p>3.71929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4.21187">
                <text:p>4.21187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3.0754">
                <text:p>3.0754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4.81336">
                <text:p>4.81336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4.08528">
                <text:p>4.08528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.967">
                <text:p>3.967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4.55715">
                <text:p>4.55715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3.86478">
                <text:p>3.86478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3.28477">
                <text:p>3.28477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3.41739">
                <text:p>3.41739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3.33151">
                <text:p>3.33151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2.20474">
                <text:p>2.20474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3.48452">
                <text:p>3.48452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3.46693">
                <text:p>3.46693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3.49021">
                <text:p>3.4902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58205">
                <text:p>3.58205</text:p>
              </table:table-cell>
            </table:table-row>
            <table:table-row>
              <table:table-cell office:value-type="float" office:value="1201">
                <text:p>1200</text:p>
              </table:table-cell>
              <table:table-cell office:value-type="float" office:value="2.5264">
                <text:p>2.5264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2.49041">
                <text:p>2.49041</text:p>
              </table:table-cell>
            </table:table-row>
            <table:table-row>
              <table:table-cell office:value-type="float" office:value="1203">
                <text:p>1200</text:p>
              </table:table-cell>
              <table:table-cell office:value-type="float" office:value="4.81637">
                <text:p>4.81637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4.8041">
                <text:p>4.8041</text:p>
              </table:table-cell>
            </table:table-row>
            <table:table-row>
              <table:table-cell office:value-type="float" office:value="1205">
                <text:p>1210</text:p>
              </table:table-cell>
              <table:table-cell office:value-type="float" office:value="3.77544">
                <text:p>3.77544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4.16187">
                <text:p>4.16187</text:p>
              </table:table-cell>
            </table:table-row>
            <table:table-row>
              <table:table-cell office:value-type="float" office:value="1207">
                <text:p>1210</text:p>
              </table:table-cell>
              <table:table-cell office:value-type="float" office:value="3.36178">
                <text:p>3.36178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3.81072">
                <text:p>3.81072</text:p>
              </table:table-cell>
            </table:table-row>
            <table:table-row>
              <table:table-cell office:value-type="float" office:value="1209">
                <text:p>1210</text:p>
              </table:table-cell>
              <table:table-cell office:value-type="float" office:value="3.18665">
                <text:p>3.1866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4.6235">
                <text:p>4.6235</text:p>
              </table:table-cell>
            </table:table-row>
            <table:table-row>
              <table:table-cell office:value-type="float" office:value="1211">
                <text:p>1210</text:p>
              </table:table-cell>
              <table:table-cell office:value-type="float" office:value="4.91828">
                <text:p>4.91828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5.78586">
                <text:p>5.78586</text:p>
              </table:table-cell>
            </table:table-row>
            <table:table-row>
              <table:table-cell office:value-type="float" office:value="1213">
                <text:p>1210</text:p>
              </table:table-cell>
              <table:table-cell office:value-type="float" office:value="4.60393">
                <text:p>4.60393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4.1418">
                <text:p>4.1418</text:p>
              </table:table-cell>
            </table:table-row>
            <table:table-row>
              <table:table-cell office:value-type="float" office:value="1215">
                <text:p>1220</text:p>
              </table:table-cell>
              <table:table-cell office:value-type="float" office:value="4.28056">
                <text:p>4.28056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4.46723">
                <text:p>4.46723</text:p>
              </table:table-cell>
            </table:table-row>
            <table:table-row>
              <table:table-cell office:value-type="float" office:value="1217">
                <text:p>1220</text:p>
              </table:table-cell>
              <table:table-cell office:value-type="float" office:value="4.21213">
                <text:p>4.21213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3.13609">
                <text:p>3.13609</text:p>
              </table:table-cell>
            </table:table-row>
            <table:table-row>
              <table:table-cell office:value-type="float" office:value="1219">
                <text:p>1220</text:p>
              </table:table-cell>
              <table:table-cell office:value-type="float" office:value="3.42826">
                <text:p>3.4282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3.18132">
                <text:p>3.18132</text:p>
              </table:table-cell>
            </table:table-row>
            <table:table-row>
              <table:table-cell office:value-type="float" office:value="1221">
                <text:p>1220</text:p>
              </table:table-cell>
              <table:table-cell office:value-type="float" office:value="3.03142">
                <text:p>3.03142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5.47539">
                <text:p>5.47539</text:p>
              </table:table-cell>
            </table:table-row>
            <table:table-row>
              <table:table-cell office:value-type="float" office:value="1223">
                <text:p>1220</text:p>
              </table:table-cell>
              <table:table-cell office:value-type="float" office:value="4.91798">
                <text:p>4.91798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4.4181">
                <text:p>4.4181</text:p>
              </table:table-cell>
            </table:table-row>
            <table:table-row>
              <table:table-cell office:value-type="float" office:value="1225">
                <text:p>1230</text:p>
              </table:table-cell>
              <table:table-cell office:value-type="float" office:value="3.73738">
                <text:p>3.73738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3.49546">
                <text:p>3.49546</text:p>
              </table:table-cell>
            </table:table-row>
            <table:table-row>
              <table:table-cell office:value-type="float" office:value="1227">
                <text:p>1230</text:p>
              </table:table-cell>
              <table:table-cell office:value-type="float" office:value="3.53427">
                <text:p>3.53427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4.87044">
                <text:p>4.87044</text:p>
              </table:table-cell>
            </table:table-row>
            <table:table-row>
              <table:table-cell office:value-type="float" office:value="1229">
                <text:p>1230</text:p>
              </table:table-cell>
              <table:table-cell office:value-type="float" office:value="4.55293">
                <text:p>4.55293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4.42617">
                <text:p>4.42617</text:p>
              </table:table-cell>
            </table:table-row>
            <table:table-row>
              <table:table-cell office:value-type="float" office:value="1231">
                <text:p>1230</text:p>
              </table:table-cell>
              <table:table-cell office:value-type="float" office:value="4.03838">
                <text:p>4.03838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3.99947">
                <text:p>3.99947</text:p>
              </table:table-cell>
            </table:table-row>
            <table:table-row>
              <table:table-cell office:value-type="float" office:value="1233">
                <text:p>1230</text:p>
              </table:table-cell>
              <table:table-cell office:value-type="float" office:value="4.05126">
                <text:p>4.05126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4.05077">
                <text:p>4.05077</text:p>
              </table:table-cell>
            </table:table-row>
            <table:table-row>
              <table:table-cell office:value-type="float" office:value="1235">
                <text:p>1240</text:p>
              </table:table-cell>
              <table:table-cell office:value-type="float" office:value="3.91296">
                <text:p>3.91296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3.95332">
                <text:p>3.95332</text:p>
              </table:table-cell>
            </table:table-row>
            <table:table-row>
              <table:table-cell office:value-type="float" office:value="1237">
                <text:p>1240</text:p>
              </table:table-cell>
              <table:table-cell office:value-type="float" office:value="3.51964">
                <text:p>3.51964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3.46091">
                <text:p>3.46091</text:p>
              </table:table-cell>
            </table:table-row>
            <table:table-row>
              <table:table-cell office:value-type="float" office:value="1239">
                <text:p>1240</text:p>
              </table:table-cell>
              <table:table-cell office:value-type="float" office:value="3.69547">
                <text:p>3.6954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3.85951">
                <text:p>3.85951</text:p>
              </table:table-cell>
            </table:table-row>
            <table:table-row>
              <table:table-cell office:value-type="float" office:value="1241">
                <text:p>1240</text:p>
              </table:table-cell>
              <table:table-cell office:value-type="float" office:value="3.73154">
                <text:p>3.73154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3.65742">
                <text:p>3.65742</text:p>
              </table:table-cell>
            </table:table-row>
            <table:table-row>
              <table:table-cell office:value-type="float" office:value="1243">
                <text:p>1240</text:p>
              </table:table-cell>
              <table:table-cell office:value-type="float" office:value="4.48233">
                <text:p>4.48233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4.85953">
                <text:p>4.85953</text:p>
              </table:table-cell>
            </table:table-row>
            <table:table-row>
              <table:table-cell office:value-type="float" office:value="1245">
                <text:p>1250</text:p>
              </table:table-cell>
              <table:table-cell office:value-type="float" office:value="5.16004">
                <text:p>5.16004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3.55955">
                <text:p>3.55955</text:p>
              </table:table-cell>
            </table:table-row>
            <table:table-row>
              <table:table-cell office:value-type="float" office:value="1247">
                <text:p>1250</text:p>
              </table:table-cell>
              <table:table-cell office:value-type="float" office:value="3.38399">
                <text:p>3.38399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3.7394">
                <text:p>3.7394</text:p>
              </table:table-cell>
            </table:table-row>
            <table:table-row>
              <table:table-cell office:value-type="float" office:value="1249">
                <text:p>1250</text:p>
              </table:table-cell>
              <table:table-cell office:value-type="float" office:value="4.41318">
                <text:p>4.4131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.50609">
                <text:p>3.50609</text:p>
              </table:table-cell>
            </table:table-row>
            <table:table-row>
              <table:table-cell office:value-type="float" office:value="1251">
                <text:p>1250</text:p>
              </table:table-cell>
              <table:table-cell office:value-type="float" office:value="3.60909">
                <text:p>3.60909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3.88921">
                <text:p>3.88921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3.52415">
                <text:p>3.52415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3.38146">
                <text:p>3.38146</text:p>
              </table:table-cell>
            </table:table-row>
            <table:table-row>
              <table:table-cell office:value-type="float" office:value="1255">
                <text:p>1260</text:p>
              </table:table-cell>
              <table:table-cell office:value-type="float" office:value="3.9036">
                <text:p>3.9036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4.17178">
                <text:p>4.17178</text:p>
              </table:table-cell>
            </table:table-row>
            <table:table-row>
              <table:table-cell office:value-type="float" office:value="1257">
                <text:p>1260</text:p>
              </table:table-cell>
              <table:table-cell office:value-type="float" office:value="4.082">
                <text:p>4.082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4.01386">
                <text:p>4.01386</text:p>
              </table:table-cell>
            </table:table-row>
            <table:table-row>
              <table:table-cell office:value-type="float" office:value="1259">
                <text:p>1260</text:p>
              </table:table-cell>
              <table:table-cell office:value-type="float" office:value="2.55728">
                <text:p>2.55728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.56873">
                <text:p>3.56873</text:p>
              </table:table-cell>
            </table:table-row>
            <table:table-row>
              <table:table-cell office:value-type="float" office:value="1261">
                <text:p>1260</text:p>
              </table:table-cell>
              <table:table-cell office:value-type="float" office:value="3.45948">
                <text:p>3.45948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3.94594">
                <text:p>3.94594</text:p>
              </table:table-cell>
            </table:table-row>
            <table:table-row>
              <table:table-cell office:value-type="float" office:value="1263">
                <text:p>1260</text:p>
              </table:table-cell>
              <table:table-cell office:value-type="float" office:value="3.48679">
                <text:p>3.48679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3.46353">
                <text:p>3.46353</text:p>
              </table:table-cell>
            </table:table-row>
            <table:table-row>
              <table:table-cell office:value-type="float" office:value="1265">
                <text:p>1270</text:p>
              </table:table-cell>
              <table:table-cell office:value-type="float" office:value="3.34225">
                <text:p>3.34225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3.90157">
                <text:p>3.90157</text:p>
              </table:table-cell>
            </table:table-row>
            <table:table-row>
              <table:table-cell office:value-type="float" office:value="1267">
                <text:p>1270</text:p>
              </table:table-cell>
              <table:table-cell office:value-type="float" office:value="3.03354">
                <text:p>3.03354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3.22303">
                <text:p>3.22303</text:p>
              </table:table-cell>
            </table:table-row>
            <table:table-row>
              <table:table-cell office:value-type="float" office:value="1269">
                <text:p>1270</text:p>
              </table:table-cell>
              <table:table-cell office:value-type="float" office:value="4.05799">
                <text:p>4.05799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3.11769">
                <text:p>3.11769</text:p>
              </table:table-cell>
            </table:table-row>
            <table:table-row>
              <table:table-cell office:value-type="float" office:value="1271">
                <text:p>1270</text:p>
              </table:table-cell>
              <table:table-cell office:value-type="float" office:value="3.24144">
                <text:p>3.24144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3.06117">
                <text:p>3.06117</text:p>
              </table:table-cell>
            </table:table-row>
            <table:table-row>
              <table:table-cell office:value-type="float" office:value="1273">
                <text:p>1270</text:p>
              </table:table-cell>
              <table:table-cell office:value-type="float" office:value="2.77742">
                <text:p>2.77742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3.15207">
                <text:p>3.15207</text:p>
              </table:table-cell>
            </table:table-row>
            <table:table-row>
              <table:table-cell office:value-type="float" office:value="1275">
                <text:p>1280</text:p>
              </table:table-cell>
              <table:table-cell office:value-type="float" office:value="4.8947">
                <text:p>4.8947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4.8947">
                <text:p>4.8947</text:p>
              </table:table-cell>
            </table:table-row>
            <table:table-row>
              <table:table-cell office:value-type="float" office:value="1277">
                <text:p>1280</text:p>
              </table:table-cell>
              <table:table-cell office:value-type="float" office:value="3.7741">
                <text:p>3.7741</text:p>
              </table:table-cell>
            </table:table-row>
            <table:table-row>
              <table:table-cell office:value-type="float" office:value="1278">
                <text:p>1280</text:p>
              </table:table-cell>
              <table:table-cell office:value-type="float" office:value="4.55031">
                <text:p>4.55031</text:p>
              </table:table-cell>
            </table:table-row>
            <table:table-row>
              <table:table-cell office:value-type="float" office:value="1279">
                <text:p>1280</text:p>
              </table:table-cell>
              <table:table-cell office:value-type="float" office:value="3.45478">
                <text:p>3.4547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90555">
                <text:p>2.90555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2.92867">
                <text:p>2.92867</text:p>
              </table:table-cell>
            </table:table-row>
            <table:table-row>
              <table:table-cell office:value-type="float" office:value="1282">
                <text:p>1280</text:p>
              </table:table-cell>
              <table:table-cell office:value-type="float" office:value="2.91071">
                <text:p>2.91071</text:p>
              </table:table-cell>
            </table:table-row>
            <table:table-row>
              <table:table-cell office:value-type="float" office:value="1283">
                <text:p>1280</text:p>
              </table:table-cell>
              <table:table-cell office:value-type="float" office:value="4.49975">
                <text:p>4.49975</text:p>
              </table:table-cell>
            </table:table-row>
            <table:table-row>
              <table:table-cell office:value-type="float" office:value="1284">
                <text:p>1280</text:p>
              </table:table-cell>
              <table:table-cell office:value-type="float" office:value="2.73988">
                <text:p>2.73988</text:p>
              </table:table-cell>
            </table:table-row>
            <table:table-row>
              <table:table-cell office:value-type="float" office:value="1285">
                <text:p>1290</text:p>
              </table:table-cell>
              <table:table-cell office:value-type="float" office:value="2.72695">
                <text:p>2.72695</text:p>
              </table:table-cell>
            </table:table-row>
            <table:table-row>
              <table:table-cell office:value-type="float" office:value="1286">
                <text:p>1290</text:p>
              </table:table-cell>
              <table:table-cell office:value-type="float" office:value="2.60627">
                <text:p>2.60627</text:p>
              </table:table-cell>
            </table:table-row>
            <table:table-row>
              <table:table-cell office:value-type="float" office:value="1287">
                <text:p>1290</text:p>
              </table:table-cell>
              <table:table-cell office:value-type="float" office:value="2.64007">
                <text:p>2.64007</text:p>
              </table:table-cell>
            </table:table-row>
            <table:table-row>
              <table:table-cell office:value-type="float" office:value="1288">
                <text:p>1290</text:p>
              </table:table-cell>
              <table:table-cell office:value-type="float" office:value="4.64512">
                <text:p>4.64512</text:p>
              </table:table-cell>
            </table:table-row>
            <table:table-row>
              <table:table-cell office:value-type="float" office:value="1289">
                <text:p>1290</text:p>
              </table:table-cell>
              <table:table-cell office:value-type="float" office:value="4.34613">
                <text:p>4.34613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4.18188">
                <text:p>4.18188</text:p>
              </table:table-cell>
            </table:table-row>
            <table:table-row>
              <table:table-cell office:value-type="float" office:value="1291">
                <text:p>1290</text:p>
              </table:table-cell>
              <table:table-cell office:value-type="float" office:value="3.69493">
                <text:p>3.69493</text:p>
              </table:table-cell>
            </table:table-row>
            <table:table-row>
              <table:table-cell office:value-type="float" office:value="1292">
                <text:p>1290</text:p>
              </table:table-cell>
              <table:table-cell office:value-type="float" office:value="3.50057">
                <text:p>3.50057</text:p>
              </table:table-cell>
            </table:table-row>
            <table:table-row>
              <table:table-cell office:value-type="float" office:value="1293">
                <text:p>1290</text:p>
              </table:table-cell>
              <table:table-cell office:value-type="float" office:value="4.11299">
                <text:p>4.11299</text:p>
              </table:table-cell>
            </table:table-row>
            <table:table-row>
              <table:table-cell office:value-type="float" office:value="1294">
                <text:p>1290</text:p>
              </table:table-cell>
              <table:table-cell office:value-type="float" office:value="4.25467">
                <text:p>4.25467</text:p>
              </table:table-cell>
            </table:table-row>
            <table:table-row>
              <table:table-cell office:value-type="float" office:value="1295">
                <text:p>1300</text:p>
              </table:table-cell>
              <table:table-cell office:value-type="float" office:value="4.07954">
                <text:p>4.07954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4.14228">
                <text:p>4.14228</text:p>
              </table:table-cell>
            </table:table-row>
            <table:table-row>
              <table:table-cell office:value-type="float" office:value="1297">
                <text:p>1300</text:p>
              </table:table-cell>
              <table:table-cell office:value-type="float" office:value="4.17187">
                <text:p>4.17187</text:p>
              </table:table-cell>
            </table:table-row>
            <table:table-row>
              <table:table-cell office:value-type="float" office:value="1298">
                <text:p>1300</text:p>
              </table:table-cell>
              <table:table-cell office:value-type="float" office:value="3.60249">
                <text:p>3.60249</text:p>
              </table:table-cell>
            </table:table-row>
            <table:table-row>
              <table:table-cell office:value-type="float" office:value="1299">
                <text:p>1300</text:p>
              </table:table-cell>
              <table:table-cell office:value-type="float" office:value="3.37441">
                <text:p>3.3744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.71131">
                <text:p>3.71131</text:p>
              </table:table-cell>
            </table:table-row>
            <table:table-row>
              <table:table-cell office:value-type="float" office:value="1301">
                <text:p>1300</text:p>
              </table:table-cell>
              <table:table-cell office:value-type="float" office:value="3.12631">
                <text:p>3.12631</text:p>
              </table:table-cell>
            </table:table-row>
            <table:table-row>
              <table:table-cell office:value-type="float" office:value="1302">
                <text:p>1300</text:p>
              </table:table-cell>
              <table:table-cell office:value-type="float" office:value="3.62144">
                <text:p>3.62144</text:p>
              </table:table-cell>
            </table:table-row>
            <table:table-row>
              <table:table-cell office:value-type="float" office:value="1303">
                <text:p>1300</text:p>
              </table:table-cell>
              <table:table-cell office:value-type="float" office:value="4.55031">
                <text:p>4.55031</text:p>
              </table:table-cell>
            </table:table-row>
            <table:table-row>
              <table:table-cell office:value-type="float" office:value="1304">
                <text:p>1300</text:p>
              </table:table-cell>
              <table:table-cell office:value-type="float" office:value="4.19038">
                <text:p>4.19038</text:p>
              </table:table-cell>
            </table:table-row>
            <table:table-row>
              <table:table-cell office:value-type="float" office:value="1305">
                <text:p>1310</text:p>
              </table:table-cell>
              <table:table-cell office:value-type="float" office:value="3.69198">
                <text:p>3.69198</text:p>
              </table:table-cell>
            </table:table-row>
            <table:table-row>
              <table:table-cell office:value-type="float" office:value="1306">
                <text:p>1310</text:p>
              </table:table-cell>
              <table:table-cell office:value-type="float" office:value="4.05114">
                <text:p>4.05114</text:p>
              </table:table-cell>
            </table:table-row>
            <table:table-row>
              <table:table-cell office:value-type="float" office:value="1307">
                <text:p>1310</text:p>
              </table:table-cell>
              <table:table-cell office:value-type="float" office:value="3.57484">
                <text:p>3.57484</text:p>
              </table:table-cell>
            </table:table-row>
            <table:table-row>
              <table:table-cell office:value-type="float" office:value="1308">
                <text:p>1310</text:p>
              </table:table-cell>
              <table:table-cell office:value-type="float" office:value="3.61266">
                <text:p>3.61266</text:p>
              </table:table-cell>
            </table:table-row>
            <table:table-row>
              <table:table-cell office:value-type="float" office:value="1309">
                <text:p>1310</text:p>
              </table:table-cell>
              <table:table-cell office:value-type="float" office:value="3.11423">
                <text:p>3.11423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3.13862">
                <text:p>3.13862</text:p>
              </table:table-cell>
            </table:table-row>
            <table:table-row>
              <table:table-cell office:value-type="float" office:value="1311">
                <text:p>1310</text:p>
              </table:table-cell>
              <table:table-cell office:value-type="float" office:value="4.10209">
                <text:p>4.10209</text:p>
              </table:table-cell>
            </table:table-row>
            <table:table-row>
              <table:table-cell office:value-type="float" office:value="1312">
                <text:p>1310</text:p>
              </table:table-cell>
              <table:table-cell office:value-type="float" office:value="3.0335">
                <text:p>3.0335</text:p>
              </table:table-cell>
            </table:table-row>
            <table:table-row>
              <table:table-cell office:value-type="float" office:value="1313">
                <text:p>1310</text:p>
              </table:table-cell>
              <table:table-cell office:value-type="float" office:value="2.94994">
                <text:p>2.94994</text:p>
              </table:table-cell>
            </table:table-row>
            <table:table-row>
              <table:table-cell office:value-type="float" office:value="1314">
                <text:p>1310</text:p>
              </table:table-cell>
              <table:table-cell office:value-type="float" office:value="3.16569">
                <text:p>3.16569</text:p>
              </table:table-cell>
            </table:table-row>
            <table:table-row>
              <table:table-cell office:value-type="float" office:value="1315">
                <text:p>1320</text:p>
              </table:table-cell>
              <table:table-cell office:value-type="float" office:value="2.66736">
                <text:p>2.66736</text:p>
              </table:table-cell>
            </table:table-row>
            <table:table-row>
              <table:table-cell office:value-type="float" office:value="1316">
                <text:p>1320</text:p>
              </table:table-cell>
              <table:table-cell office:value-type="float" office:value="3.0446">
                <text:p>3.0446</text:p>
              </table:table-cell>
            </table:table-row>
            <table:table-row>
              <table:table-cell office:value-type="float" office:value="1317">
                <text:p>1320</text:p>
              </table:table-cell>
              <table:table-cell office:value-type="float" office:value="4.04035">
                <text:p>4.04035</text:p>
              </table:table-cell>
            </table:table-row>
            <table:table-row>
              <table:table-cell office:value-type="float" office:value="1318">
                <text:p>1320</text:p>
              </table:table-cell>
              <table:table-cell office:value-type="float" office:value="3.03285">
                <text:p>3.03285</text:p>
              </table:table-cell>
            </table:table-row>
            <table:table-row>
              <table:table-cell office:value-type="float" office:value="1319">
                <text:p>1320</text:p>
              </table:table-cell>
              <table:table-cell office:value-type="float" office:value="3.33274">
                <text:p>3.33274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4.3827">
                <text:p>4.3827</text:p>
              </table:table-cell>
            </table:table-row>
            <table:table-row>
              <table:table-cell office:value-type="float" office:value="1321">
                <text:p>1320</text:p>
              </table:table-cell>
              <table:table-cell office:value-type="float" office:value="5.15299">
                <text:p>5.15299</text:p>
              </table:table-cell>
            </table:table-row>
            <table:table-row>
              <table:table-cell office:value-type="float" office:value="1322">
                <text:p>1320</text:p>
              </table:table-cell>
              <table:table-cell office:value-type="float" office:value="3.01698">
                <text:p>3.01698</text:p>
              </table:table-cell>
            </table:table-row>
            <table:table-row>
              <table:table-cell office:value-type="float" office:value="1323">
                <text:p>1320</text:p>
              </table:table-cell>
              <table:table-cell office:value-type="float" office:value="3.64223">
                <text:p>3.64223</text:p>
              </table:table-cell>
            </table:table-row>
            <table:table-row>
              <table:table-cell office:value-type="float" office:value="1324">
                <text:p>1320</text:p>
              </table:table-cell>
              <table:table-cell office:value-type="float" office:value="3.76162">
                <text:p>3.76162</text:p>
              </table:table-cell>
            </table:table-row>
            <table:table-row>
              <table:table-cell office:value-type="float" office:value="1325">
                <text:p>1330</text:p>
              </table:table-cell>
              <table:table-cell office:value-type="float" office:value="3.97998">
                <text:p>3.97998</text:p>
              </table:table-cell>
            </table:table-row>
            <table:table-row>
              <table:table-cell office:value-type="float" office:value="1326">
                <text:p>1330</text:p>
              </table:table-cell>
              <table:table-cell office:value-type="float" office:value="3.89635">
                <text:p>3.89635</text:p>
              </table:table-cell>
            </table:table-row>
            <table:table-row>
              <table:table-cell office:value-type="float" office:value="1327">
                <text:p>1330</text:p>
              </table:table-cell>
              <table:table-cell office:value-type="float" office:value="3.15725">
                <text:p>3.15725</text:p>
              </table:table-cell>
            </table:table-row>
            <table:table-row>
              <table:table-cell office:value-type="float" office:value="1328">
                <text:p>1330</text:p>
              </table:table-cell>
              <table:table-cell office:value-type="float" office:value="2.8778">
                <text:p>2.8778</text:p>
              </table:table-cell>
            </table:table-row>
            <table:table-row>
              <table:table-cell office:value-type="float" office:value="1329">
                <text:p>1330</text:p>
              </table:table-cell>
              <table:table-cell office:value-type="float" office:value="3.47996">
                <text:p>3.4799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3.90246">
                <text:p>3.90246</text:p>
              </table:table-cell>
            </table:table-row>
            <table:table-row>
              <table:table-cell office:value-type="float" office:value="1331">
                <text:p>1330</text:p>
              </table:table-cell>
              <table:table-cell office:value-type="float" office:value="3.3375">
                <text:p>3.3375</text:p>
              </table:table-cell>
            </table:table-row>
            <table:table-row>
              <table:table-cell office:value-type="float" office:value="1332">
                <text:p>1330</text:p>
              </table:table-cell>
              <table:table-cell office:value-type="float" office:value="3.2181">
                <text:p>3.2181</text:p>
              </table:table-cell>
            </table:table-row>
            <table:table-row>
              <table:table-cell office:value-type="float" office:value="1333">
                <text:p>1330</text:p>
              </table:table-cell>
              <table:table-cell office:value-type="float" office:value="3.39102">
                <text:p>3.39102</text:p>
              </table:table-cell>
            </table:table-row>
            <table:table-row>
              <table:table-cell office:value-type="float" office:value="1334">
                <text:p>1330</text:p>
              </table:table-cell>
              <table:table-cell office:value-type="float" office:value="3.60001">
                <text:p>3.60001</text:p>
              </table:table-cell>
            </table:table-row>
            <table:table-row>
              <table:table-cell office:value-type="float" office:value="1335">
                <text:p>1340</text:p>
              </table:table-cell>
              <table:table-cell office:value-type="float" office:value="3.60871">
                <text:p>3.60871</text:p>
              </table:table-cell>
            </table:table-row>
            <table:table-row>
              <table:table-cell office:value-type="float" office:value="1336">
                <text:p>1340</text:p>
              </table:table-cell>
              <table:table-cell office:value-type="float" office:value="3.64659">
                <text:p>3.64659</text:p>
              </table:table-cell>
            </table:table-row>
            <table:table-row>
              <table:table-cell office:value-type="float" office:value="1337">
                <text:p>1340</text:p>
              </table:table-cell>
              <table:table-cell office:value-type="float" office:value="2.78299">
                <text:p>2.78299</text:p>
              </table:table-cell>
            </table:table-row>
            <table:table-row>
              <table:table-cell office:value-type="float" office:value="1338">
                <text:p>1340</text:p>
              </table:table-cell>
              <table:table-cell office:value-type="float" office:value="3.38498">
                <text:p>3.38498</text:p>
              </table:table-cell>
            </table:table-row>
            <table:table-row>
              <table:table-cell office:value-type="float" office:value="1339">
                <text:p>1340</text:p>
              </table:table-cell>
              <table:table-cell office:value-type="float" office:value="2.64875">
                <text:p>2.64875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2.97076">
                <text:p>2.97076</text:p>
              </table:table-cell>
            </table:table-row>
            <table:table-row>
              <table:table-cell office:value-type="float" office:value="1341">
                <text:p>1340</text:p>
              </table:table-cell>
              <table:table-cell office:value-type="float" office:value="2.87017">
                <text:p>2.87017</text:p>
              </table:table-cell>
            </table:table-row>
            <table:table-row>
              <table:table-cell office:value-type="float" office:value="1342">
                <text:p>1340</text:p>
              </table:table-cell>
              <table:table-cell office:value-type="float" office:value="2.87004">
                <text:p>2.87004</text:p>
              </table:table-cell>
            </table:table-row>
            <table:table-row>
              <table:table-cell office:value-type="float" office:value="1343">
                <text:p>1340</text:p>
              </table:table-cell>
              <table:table-cell office:value-type="float" office:value="2.90849">
                <text:p>2.90849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2.95183">
                <text:p>2.95183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2.84452">
                <text:p>2.84452</text:p>
              </table:table-cell>
            </table:table-row>
            <table:table-row>
              <table:table-cell office:value-type="float" office:value="1346">
                <text:p>1350</text:p>
              </table:table-cell>
              <table:table-cell office:value-type="float" office:value="2.99139">
                <text:p>2.99139</text:p>
              </table:table-cell>
            </table:table-row>
            <table:table-row>
              <table:table-cell office:value-type="float" office:value="1347">
                <text:p>1350</text:p>
              </table:table-cell>
              <table:table-cell office:value-type="float" office:value="3.4477">
                <text:p>3.4477</text:p>
              </table:table-cell>
            </table:table-row>
            <table:table-row>
              <table:table-cell office:value-type="float" office:value="1348">
                <text:p>1350</text:p>
              </table:table-cell>
              <table:table-cell office:value-type="float" office:value="2.91271">
                <text:p>2.91271</text:p>
              </table:table-cell>
            </table:table-row>
            <table:table-row>
              <table:table-cell office:value-type="float" office:value="1349">
                <text:p>1350</text:p>
              </table:table-cell>
              <table:table-cell office:value-type="float" office:value="3.06478">
                <text:p>3.0647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.79952">
                <text:p>2.79952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4.12876">
                <text:p>4.12876</text:p>
              </table:table-cell>
            </table:table-row>
            <table:table-row>
              <table:table-cell office:value-type="float" office:value="1352">
                <text:p>1350</text:p>
              </table:table-cell>
              <table:table-cell office:value-type="float" office:value="4.31541">
                <text:p>4.31541</text:p>
              </table:table-cell>
            </table:table-row>
            <table:table-row>
              <table:table-cell office:value-type="float" office:value="1353">
                <text:p>1350</text:p>
              </table:table-cell>
              <table:table-cell office:value-type="float" office:value="2.4428">
                <text:p>2.4428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3.08796">
                <text:p>3.08796</text:p>
              </table:table-cell>
            </table:table-row>
            <table:table-row>
              <table:table-cell office:value-type="float" office:value="1355">
                <text:p>1360</text:p>
              </table:table-cell>
              <table:table-cell office:value-type="float" office:value="3.06801">
                <text:p>3.06801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3.13692">
                <text:p>3.13692</text:p>
              </table:table-cell>
            </table:table-row>
            <table:table-row>
              <table:table-cell office:value-type="float" office:value="1357">
                <text:p>1360</text:p>
              </table:table-cell>
              <table:table-cell office:value-type="float" office:value="4.12548">
                <text:p>4.12548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4.85747">
                <text:p>4.85747</text:p>
              </table:table-cell>
            </table:table-row>
            <table:table-row>
              <table:table-cell office:value-type="float" office:value="1359">
                <text:p>1360</text:p>
              </table:table-cell>
              <table:table-cell office:value-type="float" office:value="4.5842">
                <text:p>4.584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4.59285">
                <text:p>4.59285</text:p>
              </table:table-cell>
            </table:table-row>
            <table:table-row>
              <table:table-cell office:value-type="float" office:value="1361">
                <text:p>1360</text:p>
              </table:table-cell>
              <table:table-cell office:value-type="float" office:value="4.70393">
                <text:p>4.70393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4.18208">
                <text:p>4.18208</text:p>
              </table:table-cell>
            </table:table-row>
            <table:table-row>
              <table:table-cell office:value-type="float" office:value="1363">
                <text:p>1360</text:p>
              </table:table-cell>
              <table:table-cell office:value-type="float" office:value="5.06221">
                <text:p>5.06221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5.23874">
                <text:p>5.23874</text:p>
              </table:table-cell>
            </table:table-row>
            <table:table-row>
              <table:table-cell office:value-type="float" office:value="1365">
                <text:p>1370</text:p>
              </table:table-cell>
              <table:table-cell office:value-type="float" office:value="4.52857">
                <text:p>4.52857</text:p>
              </table:table-cell>
            </table:table-row>
            <table:table-row>
              <table:table-cell office:value-type="float" office:value="1366">
                <text:p>1370</text:p>
              </table:table-cell>
              <table:table-cell office:value-type="float" office:value="4.80038">
                <text:p>4.80038</text:p>
              </table:table-cell>
            </table:table-row>
            <table:table-row>
              <table:table-cell office:value-type="float" office:value="1367">
                <text:p>1370</text:p>
              </table:table-cell>
              <table:table-cell office:value-type="float" office:value="4.1936">
                <text:p>4.1936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4.39866">
                <text:p>4.39866</text:p>
              </table:table-cell>
            </table:table-row>
            <table:table-row>
              <table:table-cell office:value-type="float" office:value="1369">
                <text:p>1370</text:p>
              </table:table-cell>
              <table:table-cell office:value-type="float" office:value="4.41813">
                <text:p>4.41813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5.1308">
                <text:p>5.1308</text:p>
              </table:table-cell>
            </table:table-row>
            <table:table-row>
              <table:table-cell office:value-type="float" office:value="1371">
                <text:p>1370</text:p>
              </table:table-cell>
              <table:table-cell office:value-type="float" office:value="4.22363">
                <text:p>4.22363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4.44831">
                <text:p>4.44831</text:p>
              </table:table-cell>
            </table:table-row>
            <table:table-row>
              <table:table-cell office:value-type="float" office:value="1373">
                <text:p>1370</text:p>
              </table:table-cell>
              <table:table-cell office:value-type="float" office:value="4.61536">
                <text:p>4.61536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5.6317">
                <text:p>5.6317</text:p>
              </table:table-cell>
            </table:table-row>
            <table:table-row>
              <table:table-cell office:value-type="float" office:value="1375">
                <text:p>1380</text:p>
              </table:table-cell>
              <table:table-cell office:value-type="float" office:value="4.99831">
                <text:p>4.99831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4.47056">
                <text:p>4.47056</text:p>
              </table:table-cell>
            </table:table-row>
            <table:table-row>
              <table:table-cell office:value-type="float" office:value="1377">
                <text:p>1380</text:p>
              </table:table-cell>
              <table:table-cell office:value-type="float" office:value="4.89673">
                <text:p>4.89673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5.27799">
                <text:p>5.27799</text:p>
              </table:table-cell>
            </table:table-row>
            <table:table-row>
              <table:table-cell office:value-type="float" office:value="1379">
                <text:p>1380</text:p>
              </table:table-cell>
              <table:table-cell office:value-type="float" office:value="4.72739">
                <text:p>4.72739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4.54494">
                <text:p>4.54494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5.02472">
                <text:p>5.02472</text:p>
              </table:table-cell>
            </table:table-row>
            <table:table-row>
              <table:table-cell office:value-type="float" office:value="1382">
                <text:p>1380</text:p>
              </table:table-cell>
              <table:table-cell office:value-type="float" office:value="4.54516">
                <text:p>4.54516</text:p>
              </table:table-cell>
            </table:table-row>
            <table:table-row>
              <table:table-cell office:value-type="float" office:value="1383">
                <text:p>1380</text:p>
              </table:table-cell>
              <table:table-cell office:value-type="float" office:value="4.2787">
                <text:p>4.2787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5.41593">
                <text:p>5.41593</text:p>
              </table:table-cell>
            </table:table-row>
            <table:table-row>
              <table:table-cell office:value-type="float" office:value="1385">
                <text:p>1390</text:p>
              </table:table-cell>
              <table:table-cell office:value-type="float" office:value="4.06248">
                <text:p>4.06248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4.20695">
                <text:p>4.20695</text:p>
              </table:table-cell>
            </table:table-row>
            <table:table-row>
              <table:table-cell office:value-type="float" office:value="1387">
                <text:p>1390</text:p>
              </table:table-cell>
              <table:table-cell office:value-type="float" office:value="4.00384">
                <text:p>4.00384</text:p>
              </table:table-cell>
            </table:table-row>
            <table:table-row>
              <table:table-cell office:value-type="float" office:value="1388">
                <text:p>1390</text:p>
              </table:table-cell>
              <table:table-cell office:value-type="float" office:value="4.1918">
                <text:p>4.1918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4.11347">
                <text:p>4.1134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4.46678">
                <text:p>4.46678</text:p>
              </table:table-cell>
            </table:table-row>
            <table:table-row>
              <table:table-cell office:value-type="float" office:value="1391">
                <text:p>1390</text:p>
              </table:table-cell>
              <table:table-cell office:value-type="float" office:value="4.45602">
                <text:p>4.45602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3.47893">
                <text:p>3.47893</text:p>
              </table:table-cell>
            </table:table-row>
            <table:table-row>
              <table:table-cell office:value-type="float" office:value="1393">
                <text:p>1390</text:p>
              </table:table-cell>
              <table:table-cell office:value-type="float" office:value="3.71955">
                <text:p>3.71955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4.28313">
                <text:p>4.28313</text:p>
              </table:table-cell>
            </table:table-row>
            <table:table-row>
              <table:table-cell office:value-type="float" office:value="1395">
                <text:p>1400</text:p>
              </table:table-cell>
              <table:table-cell office:value-type="float" office:value="5.23268">
                <text:p>5.23268</text:p>
              </table:table-cell>
            </table:table-row>
            <table:table-row>
              <table:table-cell office:value-type="float" office:value="1396">
                <text:p>1400</text:p>
              </table:table-cell>
              <table:table-cell office:value-type="float" office:value="5.18083">
                <text:p>5.18083</text:p>
              </table:table-cell>
            </table:table-row>
            <table:table-row>
              <table:table-cell office:value-type="float" office:value="1397">
                <text:p>1400</text:p>
              </table:table-cell>
              <table:table-cell office:value-type="float" office:value="4.96473">
                <text:p>4.96473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3.93319">
                <text:p>3.93319</text:p>
              </table:table-cell>
            </table:table-row>
            <table:table-row>
              <table:table-cell office:value-type="float" office:value="1399">
                <text:p>1400</text:p>
              </table:table-cell>
              <table:table-cell office:value-type="float" office:value="4.3113">
                <text:p>4.311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.60871">
                <text:p>3.60871</text:p>
              </table:table-cell>
            </table:table-row>
            <table:table-row>
              <table:table-cell office:value-type="float" office:value="1401">
                <text:p>1400</text:p>
              </table:table-cell>
              <table:table-cell office:value-type="float" office:value="3.51608">
                <text:p>3.51608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11.5619">
                <text:p>11.5619</text:p>
              </table:table-cell>
            </table:table-row>
            <table:table-row>
              <table:table-cell office:value-type="float" office:value="1403">
                <text:p>1400</text:p>
              </table:table-cell>
              <table:table-cell office:value-type="float" office:value="0.416667">
                <text:p>0.416667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2.10813">
                <text:p>2.10813</text:p>
              </table:table-cell>
            </table:table-row>
            <table:table-row>
              <table:table-cell office:value-type="float" office:value="1405">
                <text:p>1410</text:p>
              </table:table-cell>
              <table:table-cell office:value-type="float" office:value="2.98608">
                <text:p>2.98608</text:p>
              </table:table-cell>
            </table:table-row>
            <table:table-row>
              <table:table-cell office:value-type="float" office:value="1406">
                <text:p>1410</text:p>
              </table:table-cell>
              <table:table-cell office:value-type="float" office:value="4.17781">
                <text:p>4.17781</text:p>
              </table:table-cell>
            </table:table-row>
            <table:table-row>
              <table:table-cell office:value-type="float" office:value="1407">
                <text:p>1410</text:p>
              </table:table-cell>
              <table:table-cell office:value-type="float" office:value="5.46272">
                <text:p>5.46272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3.14955">
                <text:p>3.14955</text:p>
              </table:table-cell>
            </table:table-row>
            <table:table-row>
              <table:table-cell office:value-type="float" office:value="1409">
                <text:p>1410</text:p>
              </table:table-cell>
              <table:table-cell office:value-type="float" office:value="3.73552">
                <text:p>3.7355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4.89574">
                <text:p>4.89574</text:p>
              </table:table-cell>
            </table:table-row>
            <table:table-row>
              <table:table-cell office:value-type="float" office:value="1411">
                <text:p>1410</text:p>
              </table:table-cell>
              <table:table-cell office:value-type="float" office:value="4.66047">
                <text:p>4.66047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4.62006">
                <text:p>4.62006</text:p>
              </table:table-cell>
            </table:table-row>
            <table:table-row>
              <table:table-cell office:value-type="float" office:value="1413">
                <text:p>1410</text:p>
              </table:table-cell>
              <table:table-cell office:value-type="float" office:value="4.55541">
                <text:p>4.55541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5.99992">
                <text:p>5.99992</text:p>
              </table:table-cell>
            </table:table-row>
            <table:table-row>
              <table:table-cell office:value-type="float" office:value="1415">
                <text:p>1420</text:p>
              </table:table-cell>
              <table:table-cell office:value-type="float" office:value="5.70983">
                <text:p>5.70983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4.92803">
                <text:p>4.92803</text:p>
              </table:table-cell>
            </table:table-row>
            <table:table-row>
              <table:table-cell office:value-type="float" office:value="1417">
                <text:p>1420</text:p>
              </table:table-cell>
              <table:table-cell office:value-type="float" office:value="5.36958">
                <text:p>5.36958</text:p>
              </table:table-cell>
            </table:table-row>
            <table:table-row>
              <table:table-cell office:value-type="float" office:value="1418">
                <text:p>1420</text:p>
              </table:table-cell>
              <table:table-cell office:value-type="float" office:value="3.93823">
                <text:p>3.93823</text:p>
              </table:table-cell>
            </table:table-row>
            <table:table-row>
              <table:table-cell office:value-type="float" office:value="1419">
                <text:p>1420</text:p>
              </table:table-cell>
              <table:table-cell office:value-type="float" office:value="3.90855">
                <text:p>3.9085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4.53207">
                <text:p>4.53207</text:p>
              </table:table-cell>
            </table:table-row>
            <table:table-row>
              <table:table-cell office:value-type="float" office:value="1421">
                <text:p>1420</text:p>
              </table:table-cell>
              <table:table-cell office:value-type="float" office:value="4.09725">
                <text:p>4.09725</text:p>
              </table:table-cell>
            </table:table-row>
            <table:table-row>
              <table:table-cell office:value-type="float" office:value="1422">
                <text:p>1420</text:p>
              </table:table-cell>
              <table:table-cell office:value-type="float" office:value="4.79707">
                <text:p>4.79707</text:p>
              </table:table-cell>
            </table:table-row>
            <table:table-row>
              <table:table-cell office:value-type="float" office:value="1423">
                <text:p>1420</text:p>
              </table:table-cell>
              <table:table-cell office:value-type="float" office:value="3.76057">
                <text:p>3.76057</text:p>
              </table:table-cell>
            </table:table-row>
            <table:table-row>
              <table:table-cell office:value-type="float" office:value="1424">
                <text:p>1420</text:p>
              </table:table-cell>
              <table:table-cell office:value-type="float" office:value="4.08148">
                <text:p>4.08148</text:p>
              </table:table-cell>
            </table:table-row>
            <table:table-row>
              <table:table-cell office:value-type="float" office:value="1425">
                <text:p>1430</text:p>
              </table:table-cell>
              <table:table-cell office:value-type="float" office:value="4.27618">
                <text:p>4.27618</text:p>
              </table:table-cell>
            </table:table-row>
            <table:table-row>
              <table:table-cell office:value-type="float" office:value="1426">
                <text:p>1430</text:p>
              </table:table-cell>
              <table:table-cell office:value-type="float" office:value="4.10961">
                <text:p>4.10961</text:p>
              </table:table-cell>
            </table:table-row>
            <table:table-row>
              <table:table-cell office:value-type="float" office:value="1427">
                <text:p>1430</text:p>
              </table:table-cell>
              <table:table-cell office:value-type="float" office:value="4.46834">
                <text:p>4.46834</text:p>
              </table:table-cell>
            </table:table-row>
            <table:table-row>
              <table:table-cell office:value-type="float" office:value="1428">
                <text:p>1430</text:p>
              </table:table-cell>
              <table:table-cell office:value-type="float" office:value="6.49128">
                <text:p>6.49128</text:p>
              </table:table-cell>
            </table:table-row>
            <table:table-row>
              <table:table-cell office:value-type="float" office:value="1429">
                <text:p>1430</text:p>
              </table:table-cell>
              <table:table-cell office:value-type="float" office:value="4.11925">
                <text:p>4.11925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5.59726">
                <text:p>5.59726</text:p>
              </table:table-cell>
            </table:table-row>
            <table:table-row>
              <table:table-cell office:value-type="float" office:value="1431">
                <text:p>1430</text:p>
              </table:table-cell>
              <table:table-cell office:value-type="float" office:value="4.82224">
                <text:p>4.82224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4.72432">
                <text:p>4.72432</text:p>
              </table:table-cell>
            </table:table-row>
            <table:table-row>
              <table:table-cell office:value-type="float" office:value="1433">
                <text:p>1430</text:p>
              </table:table-cell>
              <table:table-cell office:value-type="float" office:value="4.52394">
                <text:p>4.52394</text:p>
              </table:table-cell>
            </table:table-row>
            <table:table-row>
              <table:table-cell office:value-type="float" office:value="1434">
                <text:p>1430</text:p>
              </table:table-cell>
              <table:table-cell office:value-type="float" office:value="4.66664">
                <text:p>4.66664</text:p>
              </table:table-cell>
            </table:table-row>
            <table:table-row>
              <table:table-cell office:value-type="float" office:value="1435">
                <text:p>1440</text:p>
              </table:table-cell>
              <table:table-cell office:value-type="float" office:value="5.33622">
                <text:p>5.33622</text:p>
              </table:table-cell>
            </table:table-row>
            <table:table-row>
              <table:table-cell office:value-type="float" office:value="1436">
                <text:p>1440</text:p>
              </table:table-cell>
              <table:table-cell office:value-type="float" office:value="5.8831">
                <text:p>5.8831</text:p>
              </table:table-cell>
            </table:table-row>
            <table:table-row>
              <table:table-cell office:value-type="float" office:value="1437">
                <text:p>1440</text:p>
              </table:table-cell>
              <table:table-cell office:value-type="float" office:value="4.8399">
                <text:p>4.8399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5.03076">
                <text:p>5.03076</text:p>
              </table:table-cell>
            </table:table-row>
            <table:table-row>
              <table:table-cell office:value-type="float" office:value="1439">
                <text:p>1440</text:p>
              </table:table-cell>
              <table:table-cell office:value-type="float" office:value="4.61698">
                <text:p>4.6169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.04395">
                <text:p>3.04395</text:p>
              </table:table-cell>
            </table:table-row>
            <table:table-row>
              <table:table-cell office:value-type="float" office:value="1441">
                <text:p>1440</text:p>
              </table:table-cell>
              <table:table-cell office:value-type="float" office:value="3.54884">
                <text:p>3.54884</text:p>
              </table:table-cell>
            </table:table-row>
            <table:table-row>
              <table:table-cell office:value-type="float" office:value="1442">
                <text:p>1440</text:p>
              </table:table-cell>
              <table:table-cell office:value-type="float" office:value="4.46936">
                <text:p>4.46936</text:p>
              </table:table-cell>
            </table:table-row>
            <table:table-row>
              <table:table-cell office:value-type="float" office:value="1443">
                <text:p>1440</text:p>
              </table:table-cell>
              <table:table-cell office:value-type="float" office:value="4.53883">
                <text:p>4.53883</text:p>
              </table:table-cell>
            </table:table-row>
            <table:table-row>
              <table:table-cell office:value-type="float" office:value="1444">
                <text:p>1440</text:p>
              </table:table-cell>
              <table:table-cell office:value-type="float" office:value="4.33047">
                <text:p>4.33047</text:p>
              </table:table-cell>
            </table:table-row>
            <table:table-row>
              <table:table-cell office:value-type="float" office:value="1445">
                <text:p>1450</text:p>
              </table:table-cell>
              <table:table-cell office:value-type="float" office:value="4.24869">
                <text:p>4.24869</text:p>
              </table:table-cell>
            </table:table-row>
            <table:table-row>
              <table:table-cell office:value-type="float" office:value="1446">
                <text:p>1450</text:p>
              </table:table-cell>
              <table:table-cell office:value-type="float" office:value="3.59398">
                <text:p>3.59398</text:p>
              </table:table-cell>
            </table:table-row>
            <table:table-row>
              <table:table-cell office:value-type="float" office:value="1447">
                <text:p>1450</text:p>
              </table:table-cell>
              <table:table-cell office:value-type="float" office:value="4.3616">
                <text:p>4.3616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5.39832">
                <text:p>5.39832</text:p>
              </table:table-cell>
            </table:table-row>
            <table:table-row>
              <table:table-cell office:value-type="float" office:value="1449">
                <text:p>1450</text:p>
              </table:table-cell>
              <table:table-cell office:value-type="float" office:value="4.32313">
                <text:p>4.3231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.66328">
                <text:p>3.66328</text:p>
              </table:table-cell>
            </table:table-row>
            <table:table-row>
              <table:table-cell office:value-type="float" office:value="1451">
                <text:p>1450</text:p>
              </table:table-cell>
              <table:table-cell office:value-type="float" office:value="4.94734">
                <text:p>4.94734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5.15436">
                <text:p>5.15436</text:p>
              </table:table-cell>
            </table:table-row>
            <table:table-row>
              <table:table-cell office:value-type="float" office:value="1453">
                <text:p>1450</text:p>
              </table:table-cell>
              <table:table-cell office:value-type="float" office:value="4.68107">
                <text:p>4.68107</text:p>
              </table:table-cell>
            </table:table-row>
            <table:table-row>
              <table:table-cell office:value-type="float" office:value="1454">
                <text:p>1450</text:p>
              </table:table-cell>
              <table:table-cell office:value-type="float" office:value="4.95873">
                <text:p>4.95873</text:p>
              </table:table-cell>
            </table:table-row>
            <table:table-row>
              <table:table-cell office:value-type="float" office:value="1455">
                <text:p>1460</text:p>
              </table:table-cell>
              <table:table-cell office:value-type="float" office:value="4.92863">
                <text:p>4.92863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4.37242">
                <text:p>4.37242</text:p>
              </table:table-cell>
            </table:table-row>
            <table:table-row>
              <table:table-cell office:value-type="float" office:value="1457">
                <text:p>1460</text:p>
              </table:table-cell>
              <table:table-cell office:value-type="float" office:value="3.55401">
                <text:p>3.55401</text:p>
              </table:table-cell>
            </table:table-row>
            <table:table-row>
              <table:table-cell office:value-type="float" office:value="1458">
                <text:p>1460</text:p>
              </table:table-cell>
              <table:table-cell office:value-type="float" office:value="3.85292">
                <text:p>3.85292</text:p>
              </table:table-cell>
            </table:table-row>
            <table:table-row>
              <table:table-cell office:value-type="float" office:value="1459">
                <text:p>1460</text:p>
              </table:table-cell>
              <table:table-cell office:value-type="float" office:value="4.13224">
                <text:p>4.1322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3.74692">
                <text:p>3.74692</text:p>
              </table:table-cell>
            </table:table-row>
            <table:table-row>
              <table:table-cell office:value-type="float" office:value="1461">
                <text:p>1460</text:p>
              </table:table-cell>
              <table:table-cell office:value-type="float" office:value="3.79588">
                <text:p>3.79588</text:p>
              </table:table-cell>
            </table:table-row>
            <table:table-row>
              <table:table-cell office:value-type="float" office:value="1462">
                <text:p>1460</text:p>
              </table:table-cell>
              <table:table-cell office:value-type="float" office:value="3.92476">
                <text:p>3.92476</text:p>
              </table:table-cell>
            </table:table-row>
            <table:table-row>
              <table:table-cell office:value-type="float" office:value="1463">
                <text:p>1460</text:p>
              </table:table-cell>
              <table:table-cell office:value-type="float" office:value="4.26709">
                <text:p>4.26709</text:p>
              </table:table-cell>
            </table:table-row>
            <table:table-row>
              <table:table-cell office:value-type="float" office:value="1464">
                <text:p>1460</text:p>
              </table:table-cell>
              <table:table-cell office:value-type="float" office:value="3.73446">
                <text:p>3.73446</text:p>
              </table:table-cell>
            </table:table-row>
            <table:table-row>
              <table:table-cell office:value-type="float" office:value="1465">
                <text:p>1470</text:p>
              </table:table-cell>
              <table:table-cell office:value-type="float" office:value="3.51298">
                <text:p>3.51298</text:p>
              </table:table-cell>
            </table:table-row>
            <table:table-row>
              <table:table-cell office:value-type="float" office:value="1466">
                <text:p>1470</text:p>
              </table:table-cell>
              <table:table-cell office:value-type="float" office:value="4.4463">
                <text:p>4.4463</text:p>
              </table:table-cell>
            </table:table-row>
            <table:table-row>
              <table:table-cell office:value-type="float" office:value="1467">
                <text:p>1470</text:p>
              </table:table-cell>
              <table:table-cell office:value-type="float" office:value="3.40689">
                <text:p>3.40689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3.70636">
                <text:p>3.70636</text:p>
              </table:table-cell>
            </table:table-row>
            <table:table-row>
              <table:table-cell office:value-type="float" office:value="1469">
                <text:p>1470</text:p>
              </table:table-cell>
              <table:table-cell office:value-type="float" office:value="3.33095">
                <text:p>3.33095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.48263">
                <text:p>3.48263</text:p>
              </table:table-cell>
            </table:table-row>
            <table:table-row>
              <table:table-cell office:value-type="float" office:value="1471">
                <text:p>1470</text:p>
              </table:table-cell>
              <table:table-cell office:value-type="float" office:value="3.3106">
                <text:p>3.3106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4.9797">
                <text:p>4.9797</text:p>
              </table:table-cell>
            </table:table-row>
            <table:table-row>
              <table:table-cell office:value-type="float" office:value="1473">
                <text:p>1470</text:p>
              </table:table-cell>
              <table:table-cell office:value-type="float" office:value="4.61405">
                <text:p>4.61405</text:p>
              </table:table-cell>
            </table:table-row>
            <table:table-row>
              <table:table-cell office:value-type="float" office:value="1474">
                <text:p>1470</text:p>
              </table:table-cell>
              <table:table-cell office:value-type="float" office:value="5.37991">
                <text:p>5.37991</text:p>
              </table:table-cell>
            </table:table-row>
            <table:table-row>
              <table:table-cell office:value-type="float" office:value="1475">
                <text:p>1480</text:p>
              </table:table-cell>
              <table:table-cell office:value-type="float" office:value="4.5526">
                <text:p>4.5526</text:p>
              </table:table-cell>
            </table:table-row>
            <table:table-row>
              <table:table-cell office:value-type="float" office:value="1476">
                <text:p>1480</text:p>
              </table:table-cell>
              <table:table-cell office:value-type="float" office:value="5.1337">
                <text:p>5.1337</text:p>
              </table:table-cell>
            </table:table-row>
            <table:table-row>
              <table:table-cell office:value-type="float" office:value="1477">
                <text:p>1480</text:p>
              </table:table-cell>
              <table:table-cell office:value-type="float" office:value="6.46908">
                <text:p>6.46908</text:p>
              </table:table-cell>
            </table:table-row>
            <table:table-row>
              <table:table-cell office:value-type="float" office:value="1478">
                <text:p>1480</text:p>
              </table:table-cell>
              <table:table-cell office:value-type="float" office:value="4.4862">
                <text:p>4.4862</text:p>
              </table:table-cell>
            </table:table-row>
            <table:table-row>
              <table:table-cell office:value-type="float" office:value="1479">
                <text:p>1480</text:p>
              </table:table-cell>
              <table:table-cell office:value-type="float" office:value="3.4066">
                <text:p>3.4066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5.34965">
                <text:p>5.34965</text:p>
              </table:table-cell>
            </table:table-row>
            <table:table-row>
              <table:table-cell office:value-type="float" office:value="1481">
                <text:p>1480</text:p>
              </table:table-cell>
              <table:table-cell office:value-type="float" office:value="2.90866">
                <text:p>2.90866</text:p>
              </table:table-cell>
            </table:table-row>
            <table:table-row>
              <table:table-cell office:value-type="float" office:value="1482">
                <text:p>1480</text:p>
              </table:table-cell>
              <table:table-cell office:value-type="float" office:value="4.35158">
                <text:p>4.35158</text:p>
              </table:table-cell>
            </table:table-row>
            <table:table-row>
              <table:table-cell office:value-type="float" office:value="1483">
                <text:p>1480</text:p>
              </table:table-cell>
              <table:table-cell office:value-type="float" office:value="3.31169">
                <text:p>3.31169</text:p>
              </table:table-cell>
            </table:table-row>
            <table:table-row>
              <table:table-cell office:value-type="float" office:value="1484">
                <text:p>1480</text:p>
              </table:table-cell>
              <table:table-cell office:value-type="float" office:value="5.19708">
                <text:p>5.19708</text:p>
              </table:table-cell>
            </table:table-row>
            <table:table-row>
              <table:table-cell office:value-type="float" office:value="1485">
                <text:p>1490</text:p>
              </table:table-cell>
              <table:table-cell office:value-type="float" office:value="4.41127">
                <text:p>4.41127</text:p>
              </table:table-cell>
            </table:table-row>
            <table:table-row>
              <table:table-cell office:value-type="float" office:value="1486">
                <text:p>1490</text:p>
              </table:table-cell>
              <table:table-cell office:value-type="float" office:value="5.02967">
                <text:p>5.02967</text:p>
              </table:table-cell>
            </table:table-row>
            <table:table-row>
              <table:table-cell office:value-type="float" office:value="1487">
                <text:p>1490</text:p>
              </table:table-cell>
              <table:table-cell office:value-type="float" office:value="4.57215">
                <text:p>4.57215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5.32142">
                <text:p>5.32142</text:p>
              </table:table-cell>
            </table:table-row>
            <table:table-row>
              <table:table-cell office:value-type="float" office:value="1489">
                <text:p>1490</text:p>
              </table:table-cell>
              <table:table-cell office:value-type="float" office:value="4.70665">
                <text:p>4.70665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4.73481">
                <text:p>4.73481</text:p>
              </table:table-cell>
            </table:table-row>
            <table:table-row>
              <table:table-cell office:value-type="float" office:value="1491">
                <text:p>1490</text:p>
              </table:table-cell>
              <table:table-cell office:value-type="float" office:value="3.96334">
                <text:p>3.96334</text:p>
              </table:table-cell>
            </table:table-row>
            <table:table-row>
              <table:table-cell office:value-type="float" office:value="1492">
                <text:p>1490</text:p>
              </table:table-cell>
              <table:table-cell office:value-type="float" office:value="3.99193">
                <text:p>3.99193</text:p>
              </table:table-cell>
            </table:table-row>
            <table:table-row>
              <table:table-cell office:value-type="float" office:value="1493">
                <text:p>1490</text:p>
              </table:table-cell>
              <table:table-cell office:value-type="float" office:value="3.82501">
                <text:p>3.82501</text:p>
              </table:table-cell>
            </table:table-row>
            <table:table-row>
              <table:table-cell office:value-type="float" office:value="1494">
                <text:p>1490</text:p>
              </table:table-cell>
              <table:table-cell office:value-type="float" office:value="4.17428">
                <text:p>4.17428</text:p>
              </table:table-cell>
            </table:table-row>
            <table:table-row>
              <table:table-cell office:value-type="float" office:value="1495">
                <text:p>1500</text:p>
              </table:table-cell>
              <table:table-cell office:value-type="float" office:value="3.85266">
                <text:p>3.85266</text:p>
              </table:table-cell>
            </table:table-row>
            <table:table-row>
              <table:table-cell office:value-type="float" office:value="1496">
                <text:p>1500</text:p>
              </table:table-cell>
              <table:table-cell office:value-type="float" office:value="3.96813">
                <text:p>3.96813</text:p>
              </table:table-cell>
            </table:table-row>
            <table:table-row>
              <table:table-cell office:value-type="float" office:value="1497">
                <text:p>1500</text:p>
              </table:table-cell>
              <table:table-cell office:value-type="float" office:value="3.60871">
                <text:p>3.60871</text:p>
              </table:table-cell>
            </table:table-row>
            <table:table-row>
              <table:table-cell office:value-type="float" office:value="1498">
                <text:p>1500</text:p>
              </table:table-cell>
              <table:table-cell office:value-type="float" office:value="3.67261">
                <text:p>3.67261</text:p>
              </table:table-cell>
            </table:table-row>
            <table:table-row>
              <table:table-cell office:value-type="float" office:value="1499">
                <text:p>1500</text:p>
              </table:table-cell>
              <table:table-cell office:value-type="float" office:value="3.85137">
                <text:p>3.851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.60415">
                <text:p>4.60415</text:p>
              </table:table-cell>
            </table:table-row>
            <table:table-row>
              <table:table-cell office:value-type="float" office:value="1501">
                <text:p>1500</text:p>
              </table:table-cell>
              <table:table-cell office:value-type="float" office:value="3.74894">
                <text:p>3.74894</text:p>
              </table:table-cell>
            </table:table-row>
            <table:table-row>
              <table:table-cell office:value-type="float" office:value="1502">
                <text:p>1500</text:p>
              </table:table-cell>
              <table:table-cell office:value-type="float" office:value="3.82527">
                <text:p>3.82527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3.97961">
                <text:p>3.97961</text:p>
              </table:table-cell>
            </table:table-row>
            <table:table-row>
              <table:table-cell office:value-type="float" office:value="1504">
                <text:p>1500</text:p>
              </table:table-cell>
              <table:table-cell office:value-type="float" office:value="4.71675">
                <text:p>4.71675</text:p>
              </table:table-cell>
            </table:table-row>
            <table:table-row>
              <table:table-cell office:value-type="float" office:value="1505">
                <text:p>1510</text:p>
              </table:table-cell>
              <table:table-cell office:value-type="float" office:value="3.67258">
                <text:p>3.67258</text:p>
              </table:table-cell>
            </table:table-row>
            <table:table-row>
              <table:table-cell office:value-type="float" office:value="1506">
                <text:p>1510</text:p>
              </table:table-cell>
              <table:table-cell office:value-type="float" office:value="3.67315">
                <text:p>3.67315</text:p>
              </table:table-cell>
            </table:table-row>
            <table:table-row>
              <table:table-cell office:value-type="float" office:value="1507">
                <text:p>1510</text:p>
              </table:table-cell>
              <table:table-cell office:value-type="float" office:value="3.6909">
                <text:p>3.6909</text:p>
              </table:table-cell>
            </table:table-row>
            <table:table-row>
              <table:table-cell office:value-type="float" office:value="1508">
                <text:p>1510</text:p>
              </table:table-cell>
              <table:table-cell office:value-type="float" office:value="4.80097">
                <text:p>4.80097</text:p>
              </table:table-cell>
            </table:table-row>
            <table:table-row>
              <table:table-cell office:value-type="float" office:value="1509">
                <text:p>1510</text:p>
              </table:table-cell>
              <table:table-cell office:value-type="float" office:value="4.74091">
                <text:p>4.74091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4.25499">
                <text:p>4.25499</text:p>
              </table:table-cell>
            </table:table-row>
            <table:table-row>
              <table:table-cell office:value-type="float" office:value="1511">
                <text:p>1510</text:p>
              </table:table-cell>
              <table:table-cell office:value-type="float" office:value="4.00793">
                <text:p>4.00793</text:p>
              </table:table-cell>
            </table:table-row>
            <table:table-row>
              <table:table-cell office:value-type="float" office:value="1512">
                <text:p>1510</text:p>
              </table:table-cell>
              <table:table-cell office:value-type="float" office:value="4.23301">
                <text:p>4.23301</text:p>
              </table:table-cell>
            </table:table-row>
            <table:table-row>
              <table:table-cell office:value-type="float" office:value="1513">
                <text:p>1510</text:p>
              </table:table-cell>
              <table:table-cell office:value-type="float" office:value="3.34903">
                <text:p>3.34903</text:p>
              </table:table-cell>
            </table:table-row>
            <table:table-row>
              <table:table-cell office:value-type="float" office:value="1514">
                <text:p>1510</text:p>
              </table:table-cell>
              <table:table-cell office:value-type="float" office:value="3.78355">
                <text:p>3.78355</text:p>
              </table:table-cell>
            </table:table-row>
            <table:table-row>
              <table:table-cell office:value-type="float" office:value="1515">
                <text:p>1520</text:p>
              </table:table-cell>
              <table:table-cell office:value-type="float" office:value="3.98696">
                <text:p>3.98696</text:p>
              </table:table-cell>
            </table:table-row>
            <table:table-row>
              <table:table-cell office:value-type="float" office:value="1516">
                <text:p>1520</text:p>
              </table:table-cell>
              <table:table-cell office:value-type="float" office:value="3.35613">
                <text:p>3.35613</text:p>
              </table:table-cell>
            </table:table-row>
            <table:table-row>
              <table:table-cell office:value-type="float" office:value="1517">
                <text:p>1520</text:p>
              </table:table-cell>
              <table:table-cell office:value-type="float" office:value="3.19966">
                <text:p>3.19966</text:p>
              </table:table-cell>
            </table:table-row>
            <table:table-row>
              <table:table-cell office:value-type="float" office:value="1518">
                <text:p>1520</text:p>
              </table:table-cell>
              <table:table-cell office:value-type="float" office:value="3.24389">
                <text:p>3.24389</text:p>
              </table:table-cell>
            </table:table-row>
            <table:table-row>
              <table:table-cell office:value-type="float" office:value="1519">
                <text:p>1520</text:p>
              </table:table-cell>
              <table:table-cell office:value-type="float" office:value="3.44673">
                <text:p>3.44673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4.19393">
                <text:p>4.19393</text:p>
              </table:table-cell>
            </table:table-row>
            <table:table-row>
              <table:table-cell office:value-type="float" office:value="1521">
                <text:p>1520</text:p>
              </table:table-cell>
              <table:table-cell office:value-type="float" office:value="3.61568">
                <text:p>3.61568</text:p>
              </table:table-cell>
            </table:table-row>
            <table:table-row>
              <table:table-cell office:value-type="float" office:value="1522">
                <text:p>1520</text:p>
              </table:table-cell>
              <table:table-cell office:value-type="float" office:value="3.56957">
                <text:p>3.56957</text:p>
              </table:table-cell>
            </table:table-row>
            <table:table-row>
              <table:table-cell office:value-type="float" office:value="1523">
                <text:p>1520</text:p>
              </table:table-cell>
              <table:table-cell office:value-type="float" office:value="5.00949">
                <text:p>5.00949</text:p>
              </table:table-cell>
            </table:table-row>
            <table:table-row>
              <table:table-cell office:value-type="float" office:value="1524">
                <text:p>1520</text:p>
              </table:table-cell>
              <table:table-cell office:value-type="float" office:value="4.16521">
                <text:p>4.16521</text:p>
              </table:table-cell>
            </table:table-row>
            <table:table-row>
              <table:table-cell office:value-type="float" office:value="1525">
                <text:p>1530</text:p>
              </table:table-cell>
              <table:table-cell office:value-type="float" office:value="3.50563">
                <text:p>3.50563</text:p>
              </table:table-cell>
            </table:table-row>
            <table:table-row>
              <table:table-cell office:value-type="float" office:value="1526">
                <text:p>1530</text:p>
              </table:table-cell>
              <table:table-cell office:value-type="float" office:value="3.53427">
                <text:p>3.53427</text:p>
              </table:table-cell>
            </table:table-row>
            <table:table-row>
              <table:table-cell office:value-type="float" office:value="1527">
                <text:p>1530</text:p>
              </table:table-cell>
              <table:table-cell office:value-type="float" office:value="4.90988">
                <text:p>4.90988</text:p>
              </table:table-cell>
            </table:table-row>
            <table:table-row>
              <table:table-cell office:value-type="float" office:value="1528">
                <text:p>1530</text:p>
              </table:table-cell>
              <table:table-cell office:value-type="float" office:value="3.38087">
                <text:p>3.38087</text:p>
              </table:table-cell>
            </table:table-row>
            <table:table-row>
              <table:table-cell office:value-type="float" office:value="1529">
                <text:p>1530</text:p>
              </table:table-cell>
              <table:table-cell office:value-type="float" office:value="2.96135">
                <text:p>2.96135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3.27084">
                <text:p>3.27084</text:p>
              </table:table-cell>
            </table:table-row>
            <table:table-row>
              <table:table-cell office:value-type="float" office:value="1531">
                <text:p>1530</text:p>
              </table:table-cell>
              <table:table-cell office:value-type="float" office:value="3.54111">
                <text:p>3.54111</text:p>
              </table:table-cell>
            </table:table-row>
            <table:table-row>
              <table:table-cell office:value-type="float" office:value="1532">
                <text:p>1530</text:p>
              </table:table-cell>
              <table:table-cell office:value-type="float" office:value="3.8015">
                <text:p>3.8015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3.98497">
                <text:p>3.98497</text:p>
              </table:table-cell>
            </table:table-row>
            <table:table-row>
              <table:table-cell office:value-type="float" office:value="1534">
                <text:p>1530</text:p>
              </table:table-cell>
              <table:table-cell office:value-type="float" office:value="4.19266">
                <text:p>4.19266</text:p>
              </table:table-cell>
            </table:table-row>
            <table:table-row>
              <table:table-cell office:value-type="float" office:value="1535">
                <text:p>1540</text:p>
              </table:table-cell>
              <table:table-cell office:value-type="float" office:value="4.15188">
                <text:p>4.1518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.08197">
                <text:p>4.08197</text:p>
              </table:table-cell>
            </table:table-row>
            <table:table-row>
              <table:table-cell office:value-type="float" office:value="1537">
                <text:p>1540</text:p>
              </table:table-cell>
              <table:table-cell office:value-type="float" office:value="3.85884">
                <text:p>3.85884</text:p>
              </table:table-cell>
            </table:table-row>
            <table:table-row>
              <table:table-cell office:value-type="float" office:value="1538">
                <text:p>1540</text:p>
              </table:table-cell>
              <table:table-cell office:value-type="float" office:value="3.44558">
                <text:p>3.44558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3.44742">
                <text:p>3.44742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3.88207">
                <text:p>3.88207</text:p>
              </table:table-cell>
            </table:table-row>
            <table:table-row>
              <table:table-cell office:value-type="float" office:value="1541">
                <text:p>1540</text:p>
              </table:table-cell>
              <table:table-cell office:value-type="float" office:value="3.48907">
                <text:p>3.48907</text:p>
              </table:table-cell>
            </table:table-row>
            <table:table-row>
              <table:table-cell office:value-type="float" office:value="1542">
                <text:p>1540</text:p>
              </table:table-cell>
              <table:table-cell office:value-type="float" office:value="3.71184">
                <text:p>3.71184</text:p>
              </table:table-cell>
            </table:table-row>
            <table:table-row>
              <table:table-cell office:value-type="float" office:value="1543">
                <text:p>1540</text:p>
              </table:table-cell>
              <table:table-cell office:value-type="float" office:value="3.52791">
                <text:p>3.52791</text:p>
              </table:table-cell>
            </table:table-row>
            <table:table-row>
              <table:table-cell office:value-type="float" office:value="1544">
                <text:p>1540</text:p>
              </table:table-cell>
              <table:table-cell office:value-type="float" office:value="3.92435">
                <text:p>3.92435</text:p>
              </table:table-cell>
            </table:table-row>
            <table:table-row>
              <table:table-cell office:value-type="float" office:value="1545">
                <text:p>1550</text:p>
              </table:table-cell>
              <table:table-cell office:value-type="float" office:value="3.98994">
                <text:p>3.98994</text:p>
              </table:table-cell>
            </table:table-row>
            <table:table-row>
              <table:table-cell office:value-type="float" office:value="1546">
                <text:p>1550</text:p>
              </table:table-cell>
              <table:table-cell office:value-type="float" office:value="3.10557">
                <text:p>3.10557</text:p>
              </table:table-cell>
            </table:table-row>
            <table:table-row>
              <table:table-cell office:value-type="float" office:value="1547">
                <text:p>1550</text:p>
              </table:table-cell>
              <table:table-cell office:value-type="float" office:value="4.5687">
                <text:p>4.5687</text:p>
              </table:table-cell>
            </table:table-row>
            <table:table-row>
              <table:table-cell office:value-type="float" office:value="1548">
                <text:p>1550</text:p>
              </table:table-cell>
              <table:table-cell office:value-type="float" office:value="3.34013">
                <text:p>3.34013</text:p>
              </table:table-cell>
            </table:table-row>
            <table:table-row>
              <table:table-cell office:value-type="float" office:value="1549">
                <text:p>1550</text:p>
              </table:table-cell>
              <table:table-cell office:value-type="float" office:value="3.58094">
                <text:p>3.58094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.37999">
                <text:p>3.37999</text:p>
              </table:table-cell>
            </table:table-row>
            <table:table-row>
              <table:table-cell office:value-type="float" office:value="1551">
                <text:p>1550</text:p>
              </table:table-cell>
              <table:table-cell office:value-type="float" office:value="3.5654">
                <text:p>3.5654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3.56334">
                <text:p>3.56334</text:p>
              </table:table-cell>
            </table:table-row>
            <table:table-row>
              <table:table-cell office:value-type="float" office:value="1553">
                <text:p>1550</text:p>
              </table:table-cell>
              <table:table-cell office:value-type="float" office:value="3.35702">
                <text:p>3.35702</text:p>
              </table:table-cell>
            </table:table-row>
            <table:table-row>
              <table:table-cell office:value-type="float" office:value="1554">
                <text:p>1550</text:p>
              </table:table-cell>
              <table:table-cell office:value-type="float" office:value="3.3043">
                <text:p>3.3043</text:p>
              </table:table-cell>
            </table:table-row>
            <table:table-row>
              <table:table-cell office:value-type="float" office:value="1555">
                <text:p>1560</text:p>
              </table:table-cell>
              <table:table-cell office:value-type="float" office:value="3.22918">
                <text:p>3.22918</text:p>
              </table:table-cell>
            </table:table-row>
            <table:table-row>
              <table:table-cell office:value-type="float" office:value="1556">
                <text:p>1560</text:p>
              </table:table-cell>
              <table:table-cell office:value-type="float" office:value="3.35466">
                <text:p>3.35466</text:p>
              </table:table-cell>
            </table:table-row>
            <table:table-row>
              <table:table-cell office:value-type="float" office:value="1557">
                <text:p>1560</text:p>
              </table:table-cell>
              <table:table-cell office:value-type="float" office:value="3.39409">
                <text:p>3.39409</text:p>
              </table:table-cell>
            </table:table-row>
            <table:table-row>
              <table:table-cell office:value-type="float" office:value="1558">
                <text:p>1560</text:p>
              </table:table-cell>
              <table:table-cell office:value-type="float" office:value="3.11928">
                <text:p>3.11928</text:p>
              </table:table-cell>
            </table:table-row>
            <table:table-row>
              <table:table-cell office:value-type="float" office:value="1559">
                <text:p>1560</text:p>
              </table:table-cell>
              <table:table-cell office:value-type="float" office:value="3.14399">
                <text:p>3.14399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3.46167">
                <text:p>3.46167</text:p>
              </table:table-cell>
            </table:table-row>
            <table:table-row>
              <table:table-cell office:value-type="float" office:value="1561">
                <text:p>1560</text:p>
              </table:table-cell>
              <table:table-cell office:value-type="float" office:value="3.0299">
                <text:p>3.0299</text:p>
              </table:table-cell>
            </table:table-row>
            <table:table-row>
              <table:table-cell office:value-type="float" office:value="1562">
                <text:p>1560</text:p>
              </table:table-cell>
              <table:table-cell office:value-type="float" office:value="3.2556">
                <text:p>3.2556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3.52595">
                <text:p>3.52595</text:p>
              </table:table-cell>
            </table:table-row>
            <table:table-row>
              <table:table-cell office:value-type="float" office:value="1564">
                <text:p>1560</text:p>
              </table:table-cell>
              <table:table-cell office:value-type="float" office:value="4.39155">
                <text:p>4.39155</text:p>
              </table:table-cell>
            </table:table-row>
            <table:table-row>
              <table:table-cell office:value-type="float" office:value="1565">
                <text:p>1570</text:p>
              </table:table-cell>
              <table:table-cell office:value-type="float" office:value="3.02306">
                <text:p>3.02306</text:p>
              </table:table-cell>
            </table:table-row>
            <table:table-row>
              <table:table-cell office:value-type="float" office:value="1566">
                <text:p>1570</text:p>
              </table:table-cell>
              <table:table-cell office:value-type="float" office:value="4.03798">
                <text:p>4.03798</text:p>
              </table:table-cell>
            </table:table-row>
            <table:table-row>
              <table:table-cell office:value-type="float" office:value="1567">
                <text:p>1570</text:p>
              </table:table-cell>
              <table:table-cell office:value-type="float" office:value="3.95708">
                <text:p>3.95708</text:p>
              </table:table-cell>
            </table:table-row>
            <table:table-row>
              <table:table-cell office:value-type="float" office:value="1568">
                <text:p>1570</text:p>
              </table:table-cell>
              <table:table-cell office:value-type="float" office:value="3.92337">
                <text:p>3.92337</text:p>
              </table:table-cell>
            </table:table-row>
            <table:table-row>
              <table:table-cell office:value-type="float" office:value="1569">
                <text:p>1570</text:p>
              </table:table-cell>
              <table:table-cell office:value-type="float" office:value="3.47265">
                <text:p>3.47265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2.30117">
                <text:p>2.30117</text:p>
              </table:table-cell>
            </table:table-row>
            <table:table-row>
              <table:table-cell office:value-type="float" office:value="1571">
                <text:p>1570</text:p>
              </table:table-cell>
              <table:table-cell office:value-type="float" office:value="2.44457">
                <text:p>2.44457</text:p>
              </table:table-cell>
            </table:table-row>
            <table:table-row>
              <table:table-cell office:value-type="float" office:value="1572">
                <text:p>1570</text:p>
              </table:table-cell>
              <table:table-cell office:value-type="float" office:value="2.16185">
                <text:p>2.16185</text:p>
              </table:table-cell>
            </table:table-row>
            <table:table-row>
              <table:table-cell office:value-type="float" office:value="1573">
                <text:p>1570</text:p>
              </table:table-cell>
              <table:table-cell office:value-type="float" office:value="2.13414">
                <text:p>2.13414</text:p>
              </table:table-cell>
            </table:table-row>
            <table:table-row>
              <table:table-cell office:value-type="float" office:value="1574">
                <text:p>1570</text:p>
              </table:table-cell>
              <table:table-cell office:value-type="float" office:value="2.20006">
                <text:p>2.20006</text:p>
              </table:table-cell>
            </table:table-row>
            <table:table-row>
              <table:table-cell office:value-type="float" office:value="1575">
                <text:p>1580</text:p>
              </table:table-cell>
              <table:table-cell office:value-type="float" office:value="2.13414">
                <text:p>2.13414</text:p>
              </table:table-cell>
            </table:table-row>
            <table:table-row>
              <table:table-cell office:value-type="float" office:value="1576">
                <text:p>1580</text:p>
              </table:table-cell>
              <table:table-cell office:value-type="float" office:value="2.17854">
                <text:p>2.17854</text:p>
              </table:table-cell>
            </table:table-row>
            <table:table-row>
              <table:table-cell office:value-type="float" office:value="1577">
                <text:p>1580</text:p>
              </table:table-cell>
              <table:table-cell office:value-type="float" office:value="2.17854">
                <text:p>2.17854</text:p>
              </table:table-cell>
            </table:table-row>
            <table:table-row>
              <table:table-cell office:value-type="float" office:value="1578">
                <text:p>1580</text:p>
              </table:table-cell>
              <table:table-cell office:value-type="float" office:value="2.25286">
                <text:p>2.25286</text:p>
              </table:table-cell>
            </table:table-row>
            <table:table-row>
              <table:table-cell office:value-type="float" office:value="1579">
                <text:p>1580</text:p>
              </table:table-cell>
              <table:table-cell office:value-type="float" office:value="2.13414">
                <text:p>2.13414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2.10106">
                <text:p>2.10106</text:p>
              </table:table-cell>
            </table:table-row>
            <table:table-row>
              <table:table-cell office:value-type="float" office:value="1581">
                <text:p>1580</text:p>
              </table:table-cell>
              <table:table-cell office:value-type="float" office:value="2.32652">
                <text:p>2.32652</text:p>
              </table:table-cell>
            </table:table-row>
            <table:table-row>
              <table:table-cell office:value-type="float" office:value="1582">
                <text:p>1580</text:p>
              </table:table-cell>
              <table:table-cell office:value-type="float" office:value="1.85565">
                <text:p>1.85565</text:p>
              </table:table-cell>
            </table:table-row>
            <table:table-row>
              <table:table-cell office:value-type="float" office:value="1583">
                <text:p>1580</text:p>
              </table:table-cell>
              <table:table-cell office:value-type="float" office:value="2.20519">
                <text:p>2.20519</text:p>
              </table:table-cell>
            </table:table-row>
            <table:table-row>
              <table:table-cell office:value-type="float" office:value="1584">
                <text:p>1580</text:p>
              </table:table-cell>
              <table:table-cell office:value-type="float" office:value="2.17939">
                <text:p>2.17939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2.27516">
                <text:p>2.27516</text:p>
              </table:table-cell>
            </table:table-row>
            <table:table-row>
              <table:table-cell office:value-type="float" office:value="1586">
                <text:p>1590</text:p>
              </table:table-cell>
              <table:table-cell office:value-type="float" office:value="2.41605">
                <text:p>2.41605</text:p>
              </table:table-cell>
            </table:table-row>
            <table:table-row>
              <table:table-cell office:value-type="float" office:value="1587">
                <text:p>1590</text:p>
              </table:table-cell>
              <table:table-cell office:value-type="float" office:value="2.15933">
                <text:p>2.15933</text:p>
              </table:table-cell>
            </table:table-row>
            <table:table-row>
              <table:table-cell office:value-type="float" office:value="1588">
                <text:p>1590</text:p>
              </table:table-cell>
              <table:table-cell office:value-type="float" office:value="2.74436">
                <text:p>2.74436</text:p>
              </table:table-cell>
            </table:table-row>
            <table:table-row>
              <table:table-cell office:value-type="float" office:value="1589">
                <text:p>1590</text:p>
              </table:table-cell>
              <table:table-cell office:value-type="float" office:value="2.15289">
                <text:p>2.15289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2.02759">
                <text:p>2.02759</text:p>
              </table:table-cell>
            </table:table-row>
            <table:table-row>
              <table:table-cell office:value-type="float" office:value="1591">
                <text:p>1590</text:p>
              </table:table-cell>
              <table:table-cell office:value-type="float" office:value="1.97899">
                <text:p>1.97899</text:p>
              </table:table-cell>
            </table:table-row>
            <table:table-row>
              <table:table-cell office:value-type="float" office:value="1592">
                <text:p>1590</text:p>
              </table:table-cell>
              <table:table-cell office:value-type="float" office:value="1.91272">
                <text:p>1.91272</text:p>
              </table:table-cell>
            </table:table-row>
            <table:table-row>
              <table:table-cell office:value-type="float" office:value="1593">
                <text:p>1590</text:p>
              </table:table-cell>
              <table:table-cell office:value-type="float" office:value="2.03485">
                <text:p>2.03485</text:p>
              </table:table-cell>
            </table:table-row>
            <table:table-row>
              <table:table-cell office:value-type="float" office:value="1594">
                <text:p>1590</text:p>
              </table:table-cell>
              <table:table-cell office:value-type="float" office:value="2.81718">
                <text:p>2.81718</text:p>
              </table:table-cell>
            </table:table-row>
            <table:table-row>
              <table:table-cell office:value-type="float" office:value="1595">
                <text:p>1600</text:p>
              </table:table-cell>
              <table:table-cell office:value-type="float" office:value="2.77102">
                <text:p>2.77102</text:p>
              </table:table-cell>
            </table:table-row>
            <table:table-row>
              <table:table-cell office:value-type="float" office:value="1596">
                <text:p>1600</text:p>
              </table:table-cell>
              <table:table-cell office:value-type="float" office:value="2.40844">
                <text:p>2.40844</text:p>
              </table:table-cell>
            </table:table-row>
            <table:table-row>
              <table:table-cell office:value-type="float" office:value="1597">
                <text:p>1600</text:p>
              </table:table-cell>
              <table:table-cell office:value-type="float" office:value="2.06924">
                <text:p>2.06924</text:p>
              </table:table-cell>
            </table:table-row>
            <table:table-row>
              <table:table-cell office:value-type="float" office:value="1598">
                <text:p>1600</text:p>
              </table:table-cell>
              <table:table-cell office:value-type="float" office:value="2.59559">
                <text:p>2.59559</text:p>
              </table:table-cell>
            </table:table-row>
            <table:table-row>
              <table:table-cell office:value-type="float" office:value="1599">
                <text:p>1600</text:p>
              </table:table-cell>
              <table:table-cell office:value-type="float" office:value="2.06924">
                <text:p>2.069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.06924">
                <text:p>2.06924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2.04215">
                <text:p>2.04215</text:p>
              </table:table-cell>
            </table:table-row>
            <table:table-row>
              <table:table-cell office:value-type="float" office:value="1602">
                <text:p>1600</text:p>
              </table:table-cell>
              <table:table-cell office:value-type="float" office:value="2.18893">
                <text:p>2.18893</text:p>
              </table:table-cell>
            </table:table-row>
            <table:table-row>
              <table:table-cell office:value-type="float" office:value="1603">
                <text:p>1600</text:p>
              </table:table-cell>
              <table:table-cell office:value-type="float" office:value="2.25105">
                <text:p>2.25105</text:p>
              </table:table-cell>
            </table:table-row>
            <table:table-row>
              <table:table-cell office:value-type="float" office:value="1604">
                <text:p>1600</text:p>
              </table:table-cell>
              <table:table-cell office:value-type="float" office:value="2.60646">
                <text:p>2.60646</text:p>
              </table:table-cell>
            </table:table-row>
            <table:table-row>
              <table:table-cell office:value-type="float" office:value="1605">
                <text:p>1610</text:p>
              </table:table-cell>
              <table:table-cell office:value-type="float" office:value="2.68885">
                <text:p>2.68885</text:p>
              </table:table-cell>
            </table:table-row>
            <table:table-row>
              <table:table-cell office:value-type="float" office:value="1606">
                <text:p>1610</text:p>
              </table:table-cell>
              <table:table-cell office:value-type="float" office:value="2.59865">
                <text:p>2.59865</text:p>
              </table:table-cell>
            </table:table-row>
            <table:table-row>
              <table:table-cell office:value-type="float" office:value="1607">
                <text:p>1610</text:p>
              </table:table-cell>
              <table:table-cell office:value-type="float" office:value="2.57564">
                <text:p>2.57564</text:p>
              </table:table-cell>
            </table:table-row>
            <table:table-row>
              <table:table-cell office:value-type="float" office:value="1608">
                <text:p>1610</text:p>
              </table:table-cell>
              <table:table-cell office:value-type="float" office:value="2.55709">
                <text:p>2.55709</text:p>
              </table:table-cell>
            </table:table-row>
            <table:table-row>
              <table:table-cell office:value-type="float" office:value="1609">
                <text:p>1610</text:p>
              </table:table-cell>
              <table:table-cell office:value-type="float" office:value="2.55243">
                <text:p>2.55243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2.61212">
                <text:p>2.61212</text:p>
              </table:table-cell>
            </table:table-row>
            <table:table-row>
              <table:table-cell office:value-type="float" office:value="1611">
                <text:p>1610</text:p>
              </table:table-cell>
              <table:table-cell office:value-type="float" office:value="2.49444">
                <text:p>2.49444</text:p>
              </table:table-cell>
            </table:table-row>
            <table:table-row>
              <table:table-cell office:value-type="float" office:value="1612">
                <text:p>1610</text:p>
              </table:table-cell>
              <table:table-cell office:value-type="float" office:value="2.08779">
                <text:p>2.08779</text:p>
              </table:table-cell>
            </table:table-row>
            <table:table-row>
              <table:table-cell office:value-type="float" office:value="1613">
                <text:p>1610</text:p>
              </table:table-cell>
              <table:table-cell office:value-type="float" office:value="1.88713">
                <text:p>1.88713</text:p>
              </table:table-cell>
            </table:table-row>
            <table:table-row>
              <table:table-cell office:value-type="float" office:value="1614">
                <text:p>1610</text:p>
              </table:table-cell>
              <table:table-cell office:value-type="float" office:value="2.09852">
                <text:p>2.09852</text:p>
              </table:table-cell>
            </table:table-row>
            <table:table-row>
              <table:table-cell office:value-type="float" office:value="1615">
                <text:p>1620</text:p>
              </table:table-cell>
              <table:table-cell office:value-type="float" office:value="2.49106">
                <text:p>2.49106</text:p>
              </table:table-cell>
            </table:table-row>
            <table:table-row>
              <table:table-cell office:value-type="float" office:value="1616">
                <text:p>1620</text:p>
              </table:table-cell>
              <table:table-cell office:value-type="float" office:value="2.4924">
                <text:p>2.4924</text:p>
              </table:table-cell>
            </table:table-row>
            <table:table-row>
              <table:table-cell office:value-type="float" office:value="1617">
                <text:p>1620</text:p>
              </table:table-cell>
              <table:table-cell office:value-type="float" office:value="2.45515">
                <text:p>2.45515</text:p>
              </table:table-cell>
            </table:table-row>
            <table:table-row>
              <table:table-cell office:value-type="float" office:value="1618">
                <text:p>1620</text:p>
              </table:table-cell>
              <table:table-cell office:value-type="float" office:value="2.51774">
                <text:p>2.51774</text:p>
              </table:table-cell>
            </table:table-row>
            <table:table-row>
              <table:table-cell office:value-type="float" office:value="1619">
                <text:p>1620</text:p>
              </table:table-cell>
              <table:table-cell office:value-type="float" office:value="2.51774">
                <text:p>2.51774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2.47282">
                <text:p>2.47282</text:p>
              </table:table-cell>
            </table:table-row>
            <table:table-row>
              <table:table-cell office:value-type="float" office:value="1621">
                <text:p>1620</text:p>
              </table:table-cell>
              <table:table-cell office:value-type="float" office:value="2.5549">
                <text:p>2.5549</text:p>
              </table:table-cell>
            </table:table-row>
            <table:table-row>
              <table:table-cell office:value-type="float" office:value="1622">
                <text:p>1620</text:p>
              </table:table-cell>
              <table:table-cell office:value-type="float" office:value="2.38381">
                <text:p>2.38381</text:p>
              </table:table-cell>
            </table:table-row>
            <table:table-row>
              <table:table-cell office:value-type="float" office:value="1623">
                <text:p>1620</text:p>
              </table:table-cell>
              <table:table-cell office:value-type="float" office:value="2.31021">
                <text:p>2.31021</text:p>
              </table:table-cell>
            </table:table-row>
            <table:table-row>
              <table:table-cell office:value-type="float" office:value="1624">
                <text:p>1620</text:p>
              </table:table-cell>
              <table:table-cell office:value-type="float" office:value="2.1496">
                <text:p>2.1496</text:p>
              </table:table-cell>
            </table:table-row>
            <table:table-row>
              <table:table-cell office:value-type="float" office:value="1625">
                <text:p>1630</text:p>
              </table:table-cell>
              <table:table-cell office:value-type="float" office:value="2.44214">
                <text:p>2.44214</text:p>
              </table:table-cell>
            </table:table-row>
            <table:table-row>
              <table:table-cell office:value-type="float" office:value="1626">
                <text:p>1630</text:p>
              </table:table-cell>
              <table:table-cell office:value-type="float" office:value="2.2588">
                <text:p>2.2588</text:p>
              </table:table-cell>
            </table:table-row>
            <table:table-row>
              <table:table-cell office:value-type="float" office:value="1627">
                <text:p>1630</text:p>
              </table:table-cell>
              <table:table-cell office:value-type="float" office:value="2.41395">
                <text:p>2.41395</text:p>
              </table:table-cell>
            </table:table-row>
            <table:table-row>
              <table:table-cell office:value-type="float" office:value="1628">
                <text:p>1630</text:p>
              </table:table-cell>
              <table:table-cell office:value-type="float" office:value="2.32689">
                <text:p>2.32689</text:p>
              </table:table-cell>
            </table:table-row>
            <table:table-row>
              <table:table-cell office:value-type="float" office:value="1629">
                <text:p>1630</text:p>
              </table:table-cell>
              <table:table-cell office:value-type="float" office:value="2.33673">
                <text:p>2.33673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2.19578">
                <text:p>2.19578</text:p>
              </table:table-cell>
            </table:table-row>
            <table:table-row>
              <table:table-cell office:value-type="float" office:value="1631">
                <text:p>1630</text:p>
              </table:table-cell>
              <table:table-cell office:value-type="float" office:value="2.53032">
                <text:p>2.53032</text:p>
              </table:table-cell>
            </table:table-row>
            <table:table-row>
              <table:table-cell office:value-type="float" office:value="1632">
                <text:p>1630</text:p>
              </table:table-cell>
              <table:table-cell office:value-type="float" office:value="2.31621">
                <text:p>2.31621</text:p>
              </table:table-cell>
            </table:table-row>
            <table:table-row>
              <table:table-cell office:value-type="float" office:value="1633">
                <text:p>1630</text:p>
              </table:table-cell>
              <table:table-cell office:value-type="float" office:value="2.24316">
                <text:p>2.24316</text:p>
              </table:table-cell>
            </table:table-row>
            <table:table-row>
              <table:table-cell office:value-type="float" office:value="1634">
                <text:p>1630</text:p>
              </table:table-cell>
              <table:table-cell office:value-type="float" office:value="2.25281">
                <text:p>2.25281</text:p>
              </table:table-cell>
            </table:table-row>
            <table:table-row>
              <table:table-cell office:value-type="float" office:value="1635">
                <text:p>1640</text:p>
              </table:table-cell>
              <table:table-cell office:value-type="float" office:value="2.21596">
                <text:p>2.21596</text:p>
              </table:table-cell>
            </table:table-row>
            <table:table-row>
              <table:table-cell office:value-type="float" office:value="1636">
                <text:p>1640</text:p>
              </table:table-cell>
              <table:table-cell office:value-type="float" office:value="2.30849">
                <text:p>2.30849</text:p>
              </table:table-cell>
            </table:table-row>
            <table:table-row>
              <table:table-cell office:value-type="float" office:value="1637">
                <text:p>1640</text:p>
              </table:table-cell>
              <table:table-cell office:value-type="float" office:value="2.17073">
                <text:p>2.17073</text:p>
              </table:table-cell>
            </table:table-row>
            <table:table-row>
              <table:table-cell office:value-type="float" office:value="1638">
                <text:p>1640</text:p>
              </table:table-cell>
              <table:table-cell office:value-type="float" office:value="2.69019">
                <text:p>2.69019</text:p>
              </table:table-cell>
            </table:table-row>
            <table:table-row>
              <table:table-cell office:value-type="float" office:value="1639">
                <text:p>1640</text:p>
              </table:table-cell>
              <table:table-cell office:value-type="float" office:value="2.38251">
                <text:p>2.38251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2.15933">
                <text:p>2.15933</text:p>
              </table:table-cell>
            </table:table-row>
            <table:table-row>
              <table:table-cell office:value-type="float" office:value="1641">
                <text:p>1640</text:p>
              </table:table-cell>
              <table:table-cell office:value-type="float" office:value="2.52875">
                <text:p>2.52875</text:p>
              </table:table-cell>
            </table:table-row>
            <table:table-row>
              <table:table-cell office:value-type="float" office:value="1642">
                <text:p>1640</text:p>
              </table:table-cell>
              <table:table-cell office:value-type="float" office:value="2.45712">
                <text:p>2.45712</text:p>
              </table:table-cell>
            </table:table-row>
            <table:table-row>
              <table:table-cell office:value-type="float" office:value="1643">
                <text:p>1640</text:p>
              </table:table-cell>
              <table:table-cell office:value-type="float" office:value="2.26056">
                <text:p>2.26056</text:p>
              </table:table-cell>
            </table:table-row>
            <table:table-row>
              <table:table-cell office:value-type="float" office:value="1644">
                <text:p>1640</text:p>
              </table:table-cell>
              <table:table-cell office:value-type="float" office:value="2.11945">
                <text:p>2.11945</text:p>
              </table:table-cell>
            </table:table-row>
            <table:table-row>
              <table:table-cell office:value-type="float" office:value="1645">
                <text:p>1650</text:p>
              </table:table-cell>
              <table:table-cell office:value-type="float" office:value="2.11945">
                <text:p>2.11945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1.55839">
                <text:p>1.55839</text:p>
              </table:table-cell>
            </table:table-row>
            <table:table-row>
              <table:table-cell office:value-type="float" office:value="1647">
                <text:p>1650</text:p>
              </table:table-cell>
              <table:table-cell office:value-type="float" office:value="1.56061">
                <text:p>1.56061</text:p>
              </table:table-cell>
            </table:table-row>
            <table:table-row>
              <table:table-cell office:value-type="float" office:value="1648">
                <text:p>1650</text:p>
              </table:table-cell>
              <table:table-cell office:value-type="float" office:value="2.56343">
                <text:p>2.56343</text:p>
              </table:table-cell>
            </table:table-row>
            <table:table-row>
              <table:table-cell office:value-type="float" office:value="1649">
                <text:p>1650</text:p>
              </table:table-cell>
              <table:table-cell office:value-type="float" office:value="2.41359">
                <text:p>2.41359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2.5384">
                <text:p>2.5384</text:p>
              </table:table-cell>
            </table:table-row>
            <table:table-row>
              <table:table-cell office:value-type="float" office:value="1651">
                <text:p>1650</text:p>
              </table:table-cell>
              <table:table-cell office:value-type="float" office:value="2.18013">
                <text:p>2.18013</text:p>
              </table:table-cell>
            </table:table-row>
            <table:table-row>
              <table:table-cell office:value-type="float" office:value="1652">
                <text:p>1650</text:p>
              </table:table-cell>
              <table:table-cell office:value-type="float" office:value="2.27777">
                <text:p>2.27777</text:p>
              </table:table-cell>
            </table:table-row>
            <table:table-row>
              <table:table-cell office:value-type="float" office:value="1653">
                <text:p>1650</text:p>
              </table:table-cell>
              <table:table-cell office:value-type="float" office:value="2.72877">
                <text:p>2.72877</text:p>
              </table:table-cell>
            </table:table-row>
            <table:table-row>
              <table:table-cell office:value-type="float" office:value="1654">
                <text:p>1650</text:p>
              </table:table-cell>
              <table:table-cell office:value-type="float" office:value="2.16918">
                <text:p>2.16918</text:p>
              </table:table-cell>
            </table:table-row>
            <table:table-row>
              <table:table-cell office:value-type="float" office:value="1655">
                <text:p>1660</text:p>
              </table:table-cell>
              <table:table-cell office:value-type="float" office:value="2.72845">
                <text:p>2.72845</text:p>
              </table:table-cell>
            </table:table-row>
            <table:table-row>
              <table:table-cell office:value-type="float" office:value="1656">
                <text:p>1660</text:p>
              </table:table-cell>
              <table:table-cell office:value-type="float" office:value="2.1422">
                <text:p>2.1422</text:p>
              </table:table-cell>
            </table:table-row>
            <table:table-row>
              <table:table-cell office:value-type="float" office:value="1657">
                <text:p>1660</text:p>
              </table:table-cell>
              <table:table-cell office:value-type="float" office:value="2.23823">
                <text:p>2.23823</text:p>
              </table:table-cell>
            </table:table-row>
            <table:table-row>
              <table:table-cell office:value-type="float" office:value="1658">
                <text:p>1660</text:p>
              </table:table-cell>
              <table:table-cell office:value-type="float" office:value="2.28782">
                <text:p>2.28782</text:p>
              </table:table-cell>
            </table:table-row>
            <table:table-row>
              <table:table-cell office:value-type="float" office:value="1659">
                <text:p>1660</text:p>
              </table:table-cell>
              <table:table-cell office:value-type="float" office:value="2.4291">
                <text:p>2.4291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2.53781">
                <text:p>2.53781</text:p>
              </table:table-cell>
            </table:table-row>
            <table:table-row>
              <table:table-cell office:value-type="float" office:value="1661">
                <text:p>1660</text:p>
              </table:table-cell>
              <table:table-cell office:value-type="float" office:value="2.57102">
                <text:p>2.57102</text:p>
              </table:table-cell>
            </table:table-row>
            <table:table-row>
              <table:table-cell office:value-type="float" office:value="1662">
                <text:p>1660</text:p>
              </table:table-cell>
              <table:table-cell office:value-type="float" office:value="2.60627">
                <text:p>2.60627</text:p>
              </table:table-cell>
            </table:table-row>
            <table:table-row>
              <table:table-cell office:value-type="float" office:value="1663">
                <text:p>1660</text:p>
              </table:table-cell>
              <table:table-cell office:value-type="float" office:value="2.48787">
                <text:p>2.48787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2.5337">
                <text:p>2.5337</text:p>
              </table:table-cell>
            </table:table-row>
            <table:table-row>
              <table:table-cell office:value-type="float" office:value="1665">
                <text:p>1670</text:p>
              </table:table-cell>
              <table:table-cell office:value-type="float" office:value="2.45712">
                <text:p>2.45712</text:p>
              </table:table-cell>
            </table:table-row>
            <table:table-row>
              <table:table-cell office:value-type="float" office:value="1666">
                <text:p>1670</text:p>
              </table:table-cell>
              <table:table-cell office:value-type="float" office:value="2.51577">
                <text:p>2.51577</text:p>
              </table:table-cell>
            </table:table-row>
            <table:table-row>
              <table:table-cell office:value-type="float" office:value="1667">
                <text:p>1670</text:p>
              </table:table-cell>
              <table:table-cell office:value-type="float" office:value="2.58026">
                <text:p>2.58026</text:p>
              </table:table-cell>
            </table:table-row>
            <table:table-row>
              <table:table-cell office:value-type="float" office:value="1668">
                <text:p>1670</text:p>
              </table:table-cell>
              <table:table-cell office:value-type="float" office:value="2.64106">
                <text:p>2.64106</text:p>
              </table:table-cell>
            </table:table-row>
            <table:table-row>
              <table:table-cell office:value-type="float" office:value="1669">
                <text:p>1670</text:p>
              </table:table-cell>
              <table:table-cell office:value-type="float" office:value="2.51301">
                <text:p>2.51301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2.62991">
                <text:p>2.62991</text:p>
              </table:table-cell>
            </table:table-row>
            <table:table-row>
              <table:table-cell office:value-type="float" office:value="1671">
                <text:p>1670</text:p>
              </table:table-cell>
              <table:table-cell office:value-type="float" office:value="2.60604">
                <text:p>2.60604</text:p>
              </table:table-cell>
            </table:table-row>
            <table:table-row>
              <table:table-cell office:value-type="float" office:value="1672">
                <text:p>1670</text:p>
              </table:table-cell>
              <table:table-cell office:value-type="float" office:value="2.56227">
                <text:p>2.56227</text:p>
              </table:table-cell>
            </table:table-row>
            <table:table-row>
              <table:table-cell office:value-type="float" office:value="1673">
                <text:p>1670</text:p>
              </table:table-cell>
              <table:table-cell office:value-type="float" office:value="2.9343">
                <text:p>2.9343</text:p>
              </table:table-cell>
            </table:table-row>
            <table:table-row>
              <table:table-cell office:value-type="float" office:value="1674">
                <text:p>1670</text:p>
              </table:table-cell>
              <table:table-cell office:value-type="float" office:value="2.52527">
                <text:p>2.52527</text:p>
              </table:table-cell>
            </table:table-row>
            <table:table-row>
              <table:table-cell office:value-type="float" office:value="1675">
                <text:p>1680</text:p>
              </table:table-cell>
              <table:table-cell office:value-type="float" office:value="2.83806">
                <text:p>2.83806</text:p>
              </table:table-cell>
            </table:table-row>
            <table:table-row>
              <table:table-cell office:value-type="float" office:value="1676">
                <text:p>1680</text:p>
              </table:table-cell>
              <table:table-cell office:value-type="float" office:value="2.9343">
                <text:p>2.9343</text:p>
              </table:table-cell>
            </table:table-row>
            <table:table-row>
              <table:table-cell office:value-type="float" office:value="1677">
                <text:p>1680</text:p>
              </table:table-cell>
              <table:table-cell office:value-type="float" office:value="2.96737">
                <text:p>2.96737</text:p>
              </table:table-cell>
            </table:table-row>
            <table:table-row>
              <table:table-cell office:value-type="float" office:value="1678">
                <text:p>1680</text:p>
              </table:table-cell>
              <table:table-cell office:value-type="float" office:value="2.96737">
                <text:p>2.96737</text:p>
              </table:table-cell>
            </table:table-row>
            <table:table-row>
              <table:table-cell office:value-type="float" office:value="1679">
                <text:p>1680</text:p>
              </table:table-cell>
              <table:table-cell office:value-type="float" office:value="2.9343">
                <text:p>2.9343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.78419">
                <text:p>2.78419</text:p>
              </table:table-cell>
            </table:table-row>
            <table:table-row>
              <table:table-cell office:value-type="float" office:value="1681">
                <text:p>1680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float" office:value="1682">
                <text:p>1680</text:p>
              </table:table-cell>
              <table:table-cell office:value-type="float" office:value="3.01435">
                <text:p>3.01435</text:p>
              </table:table-cell>
            </table:table-row>
            <table:table-row>
              <table:table-cell office:value-type="float" office:value="1683">
                <text:p>1680</text:p>
              </table:table-cell>
              <table:table-cell office:value-type="float" office:value="3.01435">
                <text:p>3.01435</text:p>
              </table:table-cell>
            </table:table-row>
            <table:table-row>
              <table:table-cell office:value-type="float" office:value="1684">
                <text:p>1680</text:p>
              </table:table-cell>
              <table:table-cell office:value-type="float" office:value="3.06247">
                <text:p>3.06247</text:p>
              </table:table-cell>
            </table:table-row>
            <table:table-row>
              <table:table-cell office:value-type="float" office:value="1685">
                <text:p>1690</text:p>
              </table:table-cell>
              <table:table-cell office:value-type="float" office:value="3.01435">
                <text:p>3.01435</text:p>
              </table:table-cell>
            </table:table-row>
            <table:table-row>
              <table:table-cell office:value-type="float" office:value="1686">
                <text:p>1690</text:p>
              </table:table-cell>
              <table:table-cell office:value-type="float" office:value="3.01435">
                <text:p>3.01435</text:p>
              </table:table-cell>
            </table:table-row>
            <table:table-row>
              <table:table-cell office:value-type="float" office:value="1687">
                <text:p>1690</text:p>
              </table:table-cell>
              <table:table-cell office:value-type="float" office:value="2.97859">
                <text:p>2.97859</text:p>
              </table:table-cell>
            </table:table-row>
            <table:table-row>
              <table:table-cell office:value-type="float" office:value="1688">
                <text:p>1690</text:p>
              </table:table-cell>
              <table:table-cell office:value-type="float" office:value="2.95531">
                <text:p>2.95531</text:p>
              </table:table-cell>
            </table:table-row>
            <table:table-row>
              <table:table-cell office:value-type="float" office:value="1689">
                <text:p>1690</text:p>
              </table:table-cell>
              <table:table-cell office:value-type="float" office:value="2.59076">
                <text:p>2.59076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2.63071">
                <text:p>2.63071</text:p>
              </table:table-cell>
            </table:table-row>
            <table:table-row>
              <table:table-cell office:value-type="float" office:value="1691">
                <text:p>1690</text:p>
              </table:table-cell>
              <table:table-cell office:value-type="float" office:value="2.59349">
                <text:p>2.59349</text:p>
              </table:table-cell>
            </table:table-row>
            <table:table-row>
              <table:table-cell office:value-type="float" office:value="1692">
                <text:p>1690</text:p>
              </table:table-cell>
              <table:table-cell office:value-type="float" office:value="2.56947">
                <text:p>2.56947</text:p>
              </table:table-cell>
            </table:table-row>
            <table:table-row>
              <table:table-cell office:value-type="float" office:value="1693">
                <text:p>1690</text:p>
              </table:table-cell>
              <table:table-cell office:value-type="float" office:value="2.87004">
                <text:p>2.87004</text:p>
              </table:table-cell>
            </table:table-row>
            <table:table-row>
              <table:table-cell office:value-type="float" office:value="1694">
                <text:p>1690</text:p>
              </table:table-cell>
              <table:table-cell office:value-type="float" office:value="2.90166">
                <text:p>2.90166</text:p>
              </table:table-cell>
            </table:table-row>
            <table:table-row>
              <table:table-cell office:value-type="float" office:value="1695">
                <text:p>1700</text:p>
              </table:table-cell>
              <table:table-cell office:value-type="float" office:value="2.87004">
                <text:p>2.87004</text:p>
              </table:table-cell>
            </table:table-row>
            <table:table-row>
              <table:table-cell office:value-type="float" office:value="1696">
                <text:p>1700</text:p>
              </table:table-cell>
              <table:table-cell office:value-type="float" office:value="2.87004">
                <text:p>2.87004</text:p>
              </table:table-cell>
            </table:table-row>
            <table:table-row>
              <table:table-cell office:value-type="float" office:value="1697">
                <text:p>1700</text:p>
              </table:table-cell>
              <table:table-cell office:value-type="float" office:value="2.91616">
                <text:p>2.91616</text:p>
              </table:table-cell>
            </table:table-row>
            <table:table-row>
              <table:table-cell office:value-type="float" office:value="1698">
                <text:p>1700</text:p>
              </table:table-cell>
              <table:table-cell office:value-type="float" office:value="2.87086">
                <text:p>2.87086</text:p>
              </table:table-cell>
            </table:table-row>
            <table:table-row>
              <table:table-cell office:value-type="float" office:value="1699">
                <text:p>1700</text:p>
              </table:table-cell>
              <table:table-cell office:value-type="float" office:value="2.88155">
                <text:p>2.8815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.87086">
                <text:p>2.87086</text:p>
              </table:table-cell>
            </table:table-row>
            <table:table-row>
              <table:table-cell office:value-type="float" office:value="1701">
                <text:p>1700</text:p>
              </table:table-cell>
              <table:table-cell office:value-type="float" office:value="2.91667">
                <text:p>2.91667</text:p>
              </table:table-cell>
            </table:table-row>
            <table:table-row>
              <table:table-cell office:value-type="float" office:value="1702">
                <text:p>1700</text:p>
              </table:table-cell>
              <table:table-cell office:value-type="float" office:value="2.99586">
                <text:p>2.99586</text:p>
              </table:table-cell>
            </table:table-row>
            <table:table-row>
              <table:table-cell office:value-type="float" office:value="1703">
                <text:p>1700</text:p>
              </table:table-cell>
              <table:table-cell office:value-type="float" office:value="3.00248">
                <text:p>3.00248</text:p>
              </table:table-cell>
            </table:table-row>
            <table:table-row>
              <table:table-cell office:value-type="float" office:value="1704">
                <text:p>1700</text:p>
              </table:table-cell>
              <table:table-cell office:value-type="float" office:value="2.87086">
                <text:p>2.87086</text:p>
              </table:table-cell>
            </table:table-row>
            <table:table-row>
              <table:table-cell office:value-type="float" office:value="1705">
                <text:p>1710</text:p>
              </table:table-cell>
              <table:table-cell office:value-type="float" office:value="2.72695">
                <text:p>2.72695</text:p>
              </table:table-cell>
            </table:table-row>
            <table:table-row>
              <table:table-cell office:value-type="float" office:value="1706">
                <text:p>1710</text:p>
              </table:table-cell>
              <table:table-cell office:value-type="float" office:value="2.95666">
                <text:p>2.95666</text:p>
              </table:table-cell>
            </table:table-row>
            <table:table-row>
              <table:table-cell office:value-type="float" office:value="1707">
                <text:p>1710</text:p>
              </table:table-cell>
              <table:table-cell office:value-type="float" office:value="2.92189">
                <text:p>2.92189</text:p>
              </table:table-cell>
            </table:table-row>
            <table:table-row>
              <table:table-cell office:value-type="float" office:value="1708">
                <text:p>1710</text:p>
              </table:table-cell>
              <table:table-cell office:value-type="float" office:value="2.87086">
                <text:p>2.87086</text:p>
              </table:table-cell>
            </table:table-row>
            <table:table-row>
              <table:table-cell office:value-type="float" office:value="1709">
                <text:p>1710</text:p>
              </table:table-cell>
              <table:table-cell office:value-type="float" office:value="2.9867">
                <text:p>2.9867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2.99205">
                <text:p>2.99205</text:p>
              </table:table-cell>
            </table:table-row>
            <table:table-row>
              <table:table-cell office:value-type="float" office:value="1711">
                <text:p>1710</text:p>
              </table:table-cell>
              <table:table-cell office:value-type="float" office:value="3.01019">
                <text:p>3.01019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3.07689">
                <text:p>3.07689</text:p>
              </table:table-cell>
            </table:table-row>
            <table:table-row>
              <table:table-cell office:value-type="float" office:value="1713">
                <text:p>1710</text:p>
              </table:table-cell>
              <table:table-cell office:value-type="float" office:value="2.97993">
                <text:p>2.97993</text:p>
              </table:table-cell>
            </table:table-row>
            <table:table-row>
              <table:table-cell office:value-type="float" office:value="1714">
                <text:p>1710</text:p>
              </table:table-cell>
              <table:table-cell office:value-type="float" office:value="2.92121">
                <text:p>2.92121</text:p>
              </table:table-cell>
            </table:table-row>
            <table:table-row>
              <table:table-cell office:value-type="float" office:value="1715">
                <text:p>1720</text:p>
              </table:table-cell>
              <table:table-cell office:value-type="float" office:value="2.59559">
                <text:p>2.59559</text:p>
              </table:table-cell>
            </table:table-row>
            <table:table-row>
              <table:table-cell office:value-type="float" office:value="1716">
                <text:p>1720</text:p>
              </table:table-cell>
              <table:table-cell office:value-type="float" office:value="3.07689">
                <text:p>3.07689</text:p>
              </table:table-cell>
            </table:table-row>
            <table:table-row>
              <table:table-cell office:value-type="float" office:value="1717">
                <text:p>1720</text:p>
              </table:table-cell>
              <table:table-cell office:value-type="float" office:value="2.82825">
                <text:p>2.82825</text:p>
              </table:table-cell>
            </table:table-row>
            <table:table-row>
              <table:table-cell office:value-type="float" office:value="1718">
                <text:p>1720</text:p>
              </table:table-cell>
              <table:table-cell office:value-type="float" office:value="2.71419">
                <text:p>2.71419</text:p>
              </table:table-cell>
            </table:table-row>
            <table:table-row>
              <table:table-cell office:value-type="float" office:value="1719">
                <text:p>1720</text:p>
              </table:table-cell>
              <table:table-cell office:value-type="float" office:value="2.70929">
                <text:p>2.70929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2.56271">
                <text:p>2.56271</text:p>
              </table:table-cell>
            </table:table-row>
            <table:table-row>
              <table:table-cell office:value-type="float" office:value="1721">
                <text:p>1720</text:p>
              </table:table-cell>
              <table:table-cell office:value-type="float" office:value="2.54946">
                <text:p>2.54946</text:p>
              </table:table-cell>
            </table:table-row>
            <table:table-row>
              <table:table-cell office:value-type="float" office:value="1722">
                <text:p>1720</text:p>
              </table:table-cell>
              <table:table-cell office:value-type="float" office:value="2.52527">
                <text:p>2.52527</text:p>
              </table:table-cell>
            </table:table-row>
            <table:table-row>
              <table:table-cell office:value-type="float" office:value="1723">
                <text:p>1720</text:p>
              </table:table-cell>
              <table:table-cell office:value-type="float" office:value="2.56271">
                <text:p>2.56271</text:p>
              </table:table-cell>
            </table:table-row>
            <table:table-row>
              <table:table-cell office:value-type="float" office:value="1724">
                <text:p>1720</text:p>
              </table:table-cell>
              <table:table-cell office:value-type="float" office:value="2.49106">
                <text:p>2.49106</text:p>
              </table:table-cell>
            </table:table-row>
            <table:table-row>
              <table:table-cell office:value-type="float" office:value="1725">
                <text:p>1730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float" office:value="1726">
                <text:p>1730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float" office:value="1727">
                <text:p>1730</text:p>
              </table:table-cell>
              <table:table-cell office:value-type="float" office:value="2.49444">
                <text:p>2.49444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float" office:value="1729">
                <text:p>1730</text:p>
              </table:table-cell>
              <table:table-cell office:value-type="float" office:value="2.34007">
                <text:p>2.34007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2.39621">
                <text:p>2.39621</text:p>
              </table:table-cell>
            </table:table-row>
            <table:table-row>
              <table:table-cell office:value-type="float" office:value="1731">
                <text:p>1730</text:p>
              </table:table-cell>
              <table:table-cell office:value-type="float" office:value="2.91645">
                <text:p>2.91645</text:p>
              </table:table-cell>
            </table:table-row>
            <table:table-row>
              <table:table-cell office:value-type="float" office:value="1732">
                <text:p>1730</text:p>
              </table:table-cell>
              <table:table-cell office:value-type="float" office:value="3.07605">
                <text:p>3.07605</text:p>
              </table:table-cell>
            </table:table-row>
            <table:table-row>
              <table:table-cell office:value-type="float" office:value="1733">
                <text:p>1730</text:p>
              </table:table-cell>
              <table:table-cell office:value-type="float" office:value="2.27516">
                <text:p>2.27516</text:p>
              </table:table-cell>
            </table:table-row>
            <table:table-row>
              <table:table-cell office:value-type="float" office:value="1734">
                <text:p>1730</text:p>
              </table:table-cell>
              <table:table-cell office:value-type="float" office:value="2.11377">
                <text:p>2.11377</text:p>
              </table:table-cell>
            </table:table-row>
            <table:table-row>
              <table:table-cell office:value-type="float" office:value="1735">
                <text:p>1740</text:p>
              </table:table-cell>
              <table:table-cell office:value-type="float" office:value="2.15191">
                <text:p>2.15191</text:p>
              </table:table-cell>
            </table:table-row>
            <table:table-row>
              <table:table-cell office:value-type="float" office:value="1736">
                <text:p>1740</text:p>
              </table:table-cell>
              <table:table-cell office:value-type="float" office:value="2.31021">
                <text:p>2.31021</text:p>
              </table:table-cell>
            </table:table-row>
            <table:table-row>
              <table:table-cell office:value-type="float" office:value="1737">
                <text:p>1740</text:p>
              </table:table-cell>
              <table:table-cell office:value-type="float" office:value="2.14712">
                <text:p>2.14712</text:p>
              </table:table-cell>
            </table:table-row>
            <table:table-row>
              <table:table-cell office:value-type="float" office:value="1738">
                <text:p>1740</text:p>
              </table:table-cell>
              <table:table-cell office:value-type="float" office:value="2.11189">
                <text:p>2.11189</text:p>
              </table:table-cell>
            </table:table-row>
            <table:table-row>
              <table:table-cell office:value-type="float" office:value="1739">
                <text:p>1740</text:p>
              </table:table-cell>
              <table:table-cell office:value-type="float" office:value="1.8082">
                <text:p>1.808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.80765">
                <text:p>1.80765</text:p>
              </table:table-cell>
            </table:table-row>
            <table:table-row>
              <table:table-cell office:value-type="float" office:value="1741">
                <text:p>1740</text:p>
              </table:table-cell>
              <table:table-cell office:value-type="float" office:value="2.21506">
                <text:p>2.21506</text:p>
              </table:table-cell>
            </table:table-row>
            <table:table-row>
              <table:table-cell office:value-type="float" office:value="1742">
                <text:p>1740</text:p>
              </table:table-cell>
              <table:table-cell office:value-type="float" office:value="2.23873">
                <text:p>2.23873</text:p>
              </table:table-cell>
            </table:table-row>
            <table:table-row>
              <table:table-cell office:value-type="float" office:value="1743">
                <text:p>1740</text:p>
              </table:table-cell>
              <table:table-cell office:value-type="float" office:value="2.24972">
                <text:p>2.24972</text:p>
              </table:table-cell>
            </table:table-row>
            <table:table-row>
              <table:table-cell office:value-type="float" office:value="1744">
                <text:p>1740</text:p>
              </table:table-cell>
              <table:table-cell office:value-type="float" office:value="2.2882">
                <text:p>2.2882</text:p>
              </table:table-cell>
            </table:table-row>
            <table:table-row>
              <table:table-cell office:value-type="float" office:value="1745">
                <text:p>1750</text:p>
              </table:table-cell>
              <table:table-cell office:value-type="float" office:value="2.09917">
                <text:p>2.09917</text:p>
              </table:table-cell>
            </table:table-row>
            <table:table-row>
              <table:table-cell office:value-type="float" office:value="1746">
                <text:p>1750</text:p>
              </table:table-cell>
              <table:table-cell office:value-type="float" office:value="2.32311">
                <text:p>2.32311</text:p>
              </table:table-cell>
            </table:table-row>
            <table:table-row>
              <table:table-cell office:value-type="float" office:value="1747">
                <text:p>1750</text:p>
              </table:table-cell>
              <table:table-cell office:value-type="float" office:value="2.2599">
                <text:p>2.2599</text:p>
              </table:table-cell>
            </table:table-row>
            <table:table-row>
              <table:table-cell office:value-type="float" office:value="1748">
                <text:p>1750</text:p>
              </table:table-cell>
              <table:table-cell office:value-type="float" office:value="2.22539">
                <text:p>2.22539</text:p>
              </table:table-cell>
            </table:table-row>
            <table:table-row>
              <table:table-cell office:value-type="float" office:value="1749">
                <text:p>1750</text:p>
              </table:table-cell>
              <table:table-cell office:value-type="float" office:value="2.31364">
                <text:p>2.3136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2.2599">
                <text:p>2.2599</text:p>
              </table:table-cell>
            </table:table-row>
            <table:table-row>
              <table:table-cell office:value-type="float" office:value="1751">
                <text:p>1750</text:p>
              </table:table-cell>
              <table:table-cell office:value-type="float" office:value="2.07761">
                <text:p>2.07761</text:p>
              </table:table-cell>
            </table:table-row>
            <table:table-row>
              <table:table-cell office:value-type="float" office:value="1752">
                <text:p>1750</text:p>
              </table:table-cell>
              <table:table-cell office:value-type="float" office:value="2.13664">
                <text:p>2.13664</text:p>
              </table:table-cell>
            </table:table-row>
            <table:table-row>
              <table:table-cell office:value-type="float" office:value="1753">
                <text:p>1750</text:p>
              </table:table-cell>
              <table:table-cell office:value-type="float" office:value="2.15973">
                <text:p>2.15973</text:p>
              </table:table-cell>
            </table:table-row>
            <table:table-row>
              <table:table-cell office:value-type="float" office:value="1754">
                <text:p>1750</text:p>
              </table:table-cell>
              <table:table-cell office:value-type="float" office:value="2.18076">
                <text:p>2.18076</text:p>
              </table:table-cell>
            </table:table-row>
            <table:table-row>
              <table:table-cell office:value-type="float" office:value="1755">
                <text:p>1760</text:p>
              </table:table-cell>
              <table:table-cell office:value-type="float" office:value="2.17489">
                <text:p>2.17489</text:p>
              </table:table-cell>
            </table:table-row>
            <table:table-row>
              <table:table-cell office:value-type="float" office:value="1756">
                <text:p>1760</text:p>
              </table:table-cell>
              <table:table-cell office:value-type="float" office:value="2.18349">
                <text:p>2.18349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2.09869">
                <text:p>2.09869</text:p>
              </table:table-cell>
            </table:table-row>
            <table:table-row>
              <table:table-cell office:value-type="float" office:value="1758">
                <text:p>1760</text:p>
              </table:table-cell>
              <table:table-cell office:value-type="float" office:value="2.17484">
                <text:p>2.17484</text:p>
              </table:table-cell>
            </table:table-row>
            <table:table-row>
              <table:table-cell office:value-type="float" office:value="1759">
                <text:p>1760</text:p>
              </table:table-cell>
              <table:table-cell office:value-type="float" office:value="2.13013">
                <text:p>2.1301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.17347">
                <text:p>2.17347</text:p>
              </table:table-cell>
            </table:table-row>
            <table:table-row>
              <table:table-cell office:value-type="float" office:value="1761">
                <text:p>1760</text:p>
              </table:table-cell>
              <table:table-cell office:value-type="float" office:value="2.15196">
                <text:p>2.15196</text:p>
              </table:table-cell>
            </table:table-row>
            <table:table-row>
              <table:table-cell office:value-type="float" office:value="1762">
                <text:p>1760</text:p>
              </table:table-cell>
              <table:table-cell office:value-type="float" office:value="2.11564">
                <text:p>2.11564</text:p>
              </table:table-cell>
            </table:table-row>
            <table:table-row>
              <table:table-cell office:value-type="float" office:value="1763">
                <text:p>1760</text:p>
              </table:table-cell>
              <table:table-cell office:value-type="float" office:value="2.16667">
                <text:p>2.16667</text:p>
              </table:table-cell>
            </table:table-row>
            <table:table-row>
              <table:table-cell office:value-type="float" office:value="1764">
                <text:p>1760</text:p>
              </table:table-cell>
              <table:table-cell office:value-type="float" office:value="2.13153">
                <text:p>2.13153</text:p>
              </table:table-cell>
            </table:table-row>
            <table:table-row>
              <table:table-cell office:value-type="float" office:value="1765">
                <text:p>1770</text:p>
              </table:table-cell>
              <table:table-cell office:value-type="float" office:value="2.18439">
                <text:p>2.18439</text:p>
              </table:table-cell>
            </table:table-row>
            <table:table-row>
              <table:table-cell office:value-type="float" office:value="1766">
                <text:p>1770</text:p>
              </table:table-cell>
              <table:table-cell office:value-type="float" office:value="2.21624">
                <text:p>2.21624</text:p>
              </table:table-cell>
            </table:table-row>
            <table:table-row>
              <table:table-cell office:value-type="float" office:value="1767">
                <text:p>1770</text:p>
              </table:table-cell>
              <table:table-cell office:value-type="float" office:value="2.13065">
                <text:p>2.13065</text:p>
              </table:table-cell>
            </table:table-row>
            <table:table-row>
              <table:table-cell office:value-type="float" office:value="1768">
                <text:p>1770</text:p>
              </table:table-cell>
              <table:table-cell office:value-type="float" office:value="2.15467">
                <text:p>2.15467</text:p>
              </table:table-cell>
            </table:table-row>
            <table:table-row>
              <table:table-cell office:value-type="float" office:value="1769">
                <text:p>1770</text:p>
              </table:table-cell>
              <table:table-cell office:value-type="float" office:value="2.11611">
                <text:p>2.11611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2.15697">
                <text:p>2.15697</text:p>
              </table:table-cell>
            </table:table-row>
            <table:table-row>
              <table:table-cell office:value-type="float" office:value="1771">
                <text:p>1770</text:p>
              </table:table-cell>
              <table:table-cell office:value-type="float" office:value="2.1762">
                <text:p>2.1762</text:p>
              </table:table-cell>
            </table:table-row>
            <table:table-row>
              <table:table-cell office:value-type="float" office:value="1772">
                <text:p>1770</text:p>
              </table:table-cell>
              <table:table-cell office:value-type="float" office:value="2.1157">
                <text:p>2.1157</text:p>
              </table:table-cell>
            </table:table-row>
            <table:table-row>
              <table:table-cell office:value-type="float" office:value="1773">
                <text:p>1770</text:p>
              </table:table-cell>
              <table:table-cell office:value-type="float" office:value="2.14897">
                <text:p>2.14897</text:p>
              </table:table-cell>
            </table:table-row>
            <table:table-row>
              <table:table-cell office:value-type="float" office:value="1774">
                <text:p>1770</text:p>
              </table:table-cell>
              <table:table-cell office:value-type="float" office:value="2.10064">
                <text:p>2.10064</text:p>
              </table:table-cell>
            </table:table-row>
            <table:table-row>
              <table:table-cell office:value-type="float" office:value="1775">
                <text:p>1780</text:p>
              </table:table-cell>
              <table:table-cell office:value-type="float" office:value="2.10064">
                <text:p>2.10064</text:p>
              </table:table-cell>
            </table:table-row>
            <table:table-row>
              <table:table-cell office:value-type="float" office:value="1776">
                <text:p>1780</text:p>
              </table:table-cell>
              <table:table-cell office:value-type="float" office:value="2.07588">
                <text:p>2.07588</text:p>
              </table:table-cell>
            </table:table-row>
            <table:table-row>
              <table:table-cell office:value-type="float" office:value="1777">
                <text:p>1780</text:p>
              </table:table-cell>
              <table:table-cell office:value-type="float" office:value="2.10064">
                <text:p>2.10064</text:p>
              </table:table-cell>
            </table:table-row>
            <table:table-row>
              <table:table-cell office:value-type="float" office:value="1778">
                <text:p>1780</text:p>
              </table:table-cell>
              <table:table-cell office:value-type="float" office:value="2.00174">
                <text:p>2.00174</text:p>
              </table:table-cell>
            </table:table-row>
            <table:table-row>
              <table:table-cell office:value-type="float" office:value="1779">
                <text:p>1780</text:p>
              </table:table-cell>
              <table:table-cell office:value-type="float" office:value="2.23229">
                <text:p>2.23229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.73663">
                <text:p>1.73663</text:p>
              </table:table-cell>
            </table:table-row>
            <table:table-row>
              <table:table-cell office:value-type="float" office:value="1781">
                <text:p>1780</text:p>
              </table:table-cell>
              <table:table-cell office:value-type="float" office:value="1.7434">
                <text:p>1.7434</text:p>
              </table:table-cell>
            </table:table-row>
            <table:table-row>
              <table:table-cell office:value-type="float" office:value="1782">
                <text:p>1780</text:p>
              </table:table-cell>
              <table:table-cell office:value-type="float" office:value="1.97498">
                <text:p>1.97498</text:p>
              </table:table-cell>
            </table:table-row>
            <table:table-row>
              <table:table-cell office:value-type="float" office:value="1783">
                <text:p>1780</text:p>
              </table:table-cell>
              <table:table-cell office:value-type="float" office:value="1.94919">
                <text:p>1.94919</text:p>
              </table:table-cell>
            </table:table-row>
            <table:table-row>
              <table:table-cell office:value-type="float" office:value="1784">
                <text:p>1780</text:p>
              </table:table-cell>
              <table:table-cell office:value-type="float" office:value="2.00396">
                <text:p>2.00396</text:p>
              </table:table-cell>
            </table:table-row>
            <table:table-row>
              <table:table-cell office:value-type="float" office:value="1785">
                <text:p>1790</text:p>
              </table:table-cell>
              <table:table-cell office:value-type="float" office:value="1.92622">
                <text:p>1.92622</text:p>
              </table:table-cell>
            </table:table-row>
            <table:table-row>
              <table:table-cell office:value-type="float" office:value="1786">
                <text:p>1790</text:p>
              </table:table-cell>
              <table:table-cell office:value-type="float" office:value="1.96573">
                <text:p>1.96573</text:p>
              </table:table-cell>
            </table:table-row>
            <table:table-row>
              <table:table-cell office:value-type="float" office:value="1787">
                <text:p>1790</text:p>
              </table:table-cell>
              <table:table-cell office:value-type="float" office:value="2.02342">
                <text:p>2.02342</text:p>
              </table:table-cell>
            </table:table-row>
            <table:table-row>
              <table:table-cell office:value-type="float" office:value="1788">
                <text:p>1790</text:p>
              </table:table-cell>
              <table:table-cell office:value-type="float" office:value="2.00736">
                <text:p>2.00736</text:p>
              </table:table-cell>
            </table:table-row>
            <table:table-row>
              <table:table-cell office:value-type="float" office:value="1789">
                <text:p>1790</text:p>
              </table:table-cell>
              <table:table-cell office:value-type="float" office:value="1.97379">
                <text:p>1.97379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.94135">
                <text:p>1.94135</text:p>
              </table:table-cell>
            </table:table-row>
            <table:table-row>
              <table:table-cell office:value-type="float" office:value="1791">
                <text:p>1790</text:p>
              </table:table-cell>
              <table:table-cell office:value-type="float" office:value="2.0797">
                <text:p>2.07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.98806">
                <text:p>1.98806</text:p>
              </table:table-cell>
            </table:table-row>
            <table:table-row>
              <table:table-cell office:value-type="float" office:value="1793">
                <text:p>1790</text:p>
              </table:table-cell>
              <table:table-cell office:value-type="float" office:value="1.98806">
                <text:p>1.98806</text:p>
              </table:table-cell>
            </table:table-row>
            <table:table-row>
              <table:table-cell office:value-type="float" office:value="1794">
                <text:p>1790</text:p>
              </table:table-cell>
              <table:table-cell office:value-type="float" office:value="1.99901">
                <text:p>1.99901</text:p>
              </table:table-cell>
            </table:table-row>
            <table:table-row>
              <table:table-cell office:value-type="float" office:value="1795">
                <text:p>1800</text:p>
              </table:table-cell>
              <table:table-cell office:value-type="float" office:value="1.99901">
                <text:p>1.99901</text:p>
              </table:table-cell>
            </table:table-row>
            <table:table-row>
              <table:table-cell office:value-type="float" office:value="1796">
                <text:p>1800</text:p>
              </table:table-cell>
              <table:table-cell office:value-type="float" office:value="1.99901">
                <text:p>1.99901</text:p>
              </table:table-cell>
            </table:table-row>
            <table:table-row>
              <table:table-cell office:value-type="float" office:value="1797">
                <text:p>1800</text:p>
              </table:table-cell>
              <table:table-cell office:value-type="float" office:value="1.99901">
                <text:p>1.99901</text:p>
              </table:table-cell>
            </table:table-row>
            <table:table-row>
              <table:table-cell office:value-type="float" office:value="1798">
                <text:p>1800</text:p>
              </table:table-cell>
              <table:table-cell office:value-type="float" office:value="1.99901">
                <text:p>1.99901</text:p>
              </table:table-cell>
            </table:table-row>
            <table:table-row>
              <table:table-cell office:value-type="float" office:value="1799">
                <text:p>1800</text:p>
              </table:table-cell>
              <table:table-cell office:value-type="float" office:value="2.13809">
                <text:p>2.1380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.12547">
                <text:p>2.12547</text:p>
              </table:table-cell>
            </table:table-row>
            <table:table-row>
              <table:table-cell office:value-type="float" office:value="1801">
                <text:p>1800</text:p>
              </table:table-cell>
              <table:table-cell office:value-type="float" office:value="1.95966">
                <text:p>1.95966</text:p>
              </table:table-cell>
            </table:table-row>
            <table:table-row>
              <table:table-cell office:value-type="float" office:value="1802">
                <text:p>1800</text:p>
              </table:table-cell>
              <table:table-cell office:value-type="float" office:value="2.29513">
                <text:p>2.29513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2.33625">
                <text:p>2.33625</text:p>
              </table:table-cell>
            </table:table-row>
            <table:table-row>
              <table:table-cell office:value-type="float" office:value="1804">
                <text:p>1800</text:p>
              </table:table-cell>
              <table:table-cell office:value-type="float" office:value="2.73131">
                <text:p>2.73131</text:p>
              </table:table-cell>
            </table:table-row>
            <table:table-row>
              <table:table-cell office:value-type="float" office:value="1805">
                <text:p>1810</text:p>
              </table:table-cell>
              <table:table-cell office:value-type="float" office:value="2.35513">
                <text:p>2.35513</text:p>
              </table:table-cell>
            </table:table-row>
            <table:table-row>
              <table:table-cell office:value-type="float" office:value="1806">
                <text:p>1810</text:p>
              </table:table-cell>
              <table:table-cell office:value-type="float" office:value="2.26582">
                <text:p>2.26582</text:p>
              </table:table-cell>
            </table:table-row>
            <table:table-row>
              <table:table-cell office:value-type="float" office:value="1807">
                <text:p>1810</text:p>
              </table:table-cell>
              <table:table-cell office:value-type="float" office:value="2.12226">
                <text:p>2.12226</text:p>
              </table:table-cell>
            </table:table-row>
            <table:table-row>
              <table:table-cell office:value-type="float" office:value="1808">
                <text:p>1810</text:p>
              </table:table-cell>
              <table:table-cell office:value-type="float" office:value="2.02017">
                <text:p>2.02017</text:p>
              </table:table-cell>
            </table:table-row>
            <table:table-row>
              <table:table-cell office:value-type="float" office:value="1809">
                <text:p>1810</text:p>
              </table:table-cell>
              <table:table-cell office:value-type="float" office:value="2.11476">
                <text:p>2.11476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.96642">
                <text:p>1.96642</text:p>
              </table:table-cell>
            </table:table-row>
            <table:table-row>
              <table:table-cell office:value-type="float" office:value="1811">
                <text:p>1810</text:p>
              </table:table-cell>
              <table:table-cell office:value-type="float" office:value="2.05039">
                <text:p>2.05039</text:p>
              </table:table-cell>
            </table:table-row>
            <table:table-row>
              <table:table-cell office:value-type="float" office:value="1812">
                <text:p>1810</text:p>
              </table:table-cell>
              <table:table-cell office:value-type="float" office:value="2.0293">
                <text:p>2.0293</text:p>
              </table:table-cell>
            </table:table-row>
            <table:table-row>
              <table:table-cell office:value-type="float" office:value="1813">
                <text:p>1810</text:p>
              </table:table-cell>
              <table:table-cell office:value-type="float" office:value="2.35365">
                <text:p>2.35365</text:p>
              </table:table-cell>
            </table:table-row>
            <table:table-row>
              <table:table-cell office:value-type="float" office:value="1814">
                <text:p>1810</text:p>
              </table:table-cell>
              <table:table-cell office:value-type="float" office:value="1.96642">
                <text:p>1.96642</text:p>
              </table:table-cell>
            </table:table-row>
            <table:table-row>
              <table:table-cell office:value-type="float" office:value="1815">
                <text:p>1820</text:p>
              </table:table-cell>
              <table:table-cell office:value-type="float" office:value="2.09633">
                <text:p>2.09633</text:p>
              </table:table-cell>
            </table:table-row>
            <table:table-row>
              <table:table-cell office:value-type="float" office:value="1816">
                <text:p>1820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float" office:value="1817">
                <text:p>1820</text:p>
              </table:table-cell>
              <table:table-cell office:value-type="float" office:value="1.82112">
                <text:p>1.82112</text:p>
              </table:table-cell>
            </table:table-row>
            <table:table-row>
              <table:table-cell office:value-type="float" office:value="1818">
                <text:p>1820</text:p>
              </table:table-cell>
              <table:table-cell office:value-type="float" office:value="1.86844">
                <text:p>1.86844</text:p>
              </table:table-cell>
            </table:table-row>
            <table:table-row>
              <table:table-cell office:value-type="float" office:value="1819">
                <text:p>1820</text:p>
              </table:table-cell>
              <table:table-cell office:value-type="float" office:value="1.77169">
                <text:p>1.77169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.80381">
                <text:p>1.80381</text:p>
              </table:table-cell>
            </table:table-row>
            <table:table-row>
              <table:table-cell office:value-type="float" office:value="1821">
                <text:p>1820</text:p>
              </table:table-cell>
              <table:table-cell office:value-type="float" office:value="1.77169">
                <text:p>1.77169</text:p>
              </table:table-cell>
            </table:table-row>
            <table:table-row>
              <table:table-cell office:value-type="float" office:value="1822">
                <text:p>1820</text:p>
              </table:table-cell>
              <table:table-cell office:value-type="float" office:value="1.70405">
                <text:p>1.70405</text:p>
              </table:table-cell>
            </table:table-row>
            <table:table-row>
              <table:table-cell office:value-type="float" office:value="1823">
                <text:p>1820</text:p>
              </table:table-cell>
              <table:table-cell office:value-type="float" office:value="1.76264">
                <text:p>1.76264</text:p>
              </table:table-cell>
            </table:table-row>
            <table:table-row>
              <table:table-cell office:value-type="float" office:value="1824">
                <text:p>1820</text:p>
              </table:table-cell>
              <table:table-cell office:value-type="float" office:value="1.83333">
                <text:p>1.83333</text:p>
              </table:table-cell>
            </table:table-row>
            <table:table-row>
              <table:table-cell office:value-type="float" office:value="1825">
                <text:p>1830</text:p>
              </table:table-cell>
              <table:table-cell office:value-type="float" office:value="1.88081">
                <text:p>1.88081</text:p>
              </table:table-cell>
            </table:table-row>
            <table:table-row>
              <table:table-cell office:value-type="float" office:value="1826">
                <text:p>1830</text:p>
              </table:table-cell>
              <table:table-cell office:value-type="float" office:value="1.76264">
                <text:p>1.76264</text:p>
              </table:table-cell>
            </table:table-row>
            <table:table-row>
              <table:table-cell office:value-type="float" office:value="1827">
                <text:p>1830</text:p>
              </table:table-cell>
              <table:table-cell office:value-type="float" office:value="1.8093">
                <text:p>1.8093</text:p>
              </table:table-cell>
            </table:table-row>
            <table:table-row>
              <table:table-cell office:value-type="float" office:value="1828">
                <text:p>1830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float" office:value="1829">
                <text:p>1830</text:p>
              </table:table-cell>
              <table:table-cell office:value-type="float" office:value="1.72279">
                <text:p>1.72279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.81593">
                <text:p>1.81593</text:p>
              </table:table-cell>
            </table:table-row>
            <table:table-row>
              <table:table-cell office:value-type="float" office:value="1831">
                <text:p>1830</text:p>
              </table:table-cell>
              <table:table-cell office:value-type="float" office:value="1.82112">
                <text:p>1.82112</text:p>
              </table:table-cell>
            </table:table-row>
            <table:table-row>
              <table:table-cell office:value-type="float" office:value="1832">
                <text:p>1830</text:p>
              </table:table-cell>
              <table:table-cell office:value-type="float" office:value="1.71709">
                <text:p>1.71709</text:p>
              </table:table-cell>
            </table:table-row>
            <table:table-row>
              <table:table-cell office:value-type="float" office:value="1833">
                <text:p>1830</text:p>
              </table:table-cell>
              <table:table-cell office:value-type="float" office:value="1.81593">
                <text:p>1.81593</text:p>
              </table:table-cell>
            </table:table-row>
            <table:table-row>
              <table:table-cell office:value-type="float" office:value="1834">
                <text:p>1830</text:p>
              </table:table-cell>
              <table:table-cell office:value-type="float" office:value="1.75361">
                <text:p>1.75361</text:p>
              </table:table-cell>
            </table:table-row>
            <table:table-row>
              <table:table-cell office:value-type="float" office:value="1835">
                <text:p>184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1.70193">
                <text:p>1.70193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1.76433">
                <text:p>1.76433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1.76433">
                <text:p>1.76433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1.7733">
                <text:p>1.7733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.7337">
                <text:p>1.7337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1.54014">
                <text:p>1.54014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1.62538">
                <text:p>1.62538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1.61459">
                <text:p>1.61459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1.53651">
                <text:p>1.53651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1.5622">
                <text:p>1.5622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1.5622">
                <text:p>1.5622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1.53651">
                <text:p>1.53651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2.0757">
                <text:p>2.0757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2.17124">
                <text:p>2.1712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.84197">
                <text:p>1.84197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1.53651">
                <text:p>1.53651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2.0757">
                <text:p>2.0757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1.64019">
                <text:p>1.64019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1.53651">
                <text:p>1.53651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1.53239">
                <text:p>1.53239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.62011">
                <text:p>1.62011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1.66399">
                <text:p>1.66399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1.68141">
                <text:p>1.68141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1.62011">
                <text:p>1.62011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.51054">
                <text:p>1.51054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1.61804">
                <text:p>1.61804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1.5653">
                <text:p>1.5653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1.55041">
                <text:p>1.55041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1.56854">
                <text:p>1.56854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1.51505">
                <text:p>1.51505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1.5066">
                <text:p>1.5066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1.53498">
                <text:p>1.53498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1.53498">
                <text:p>1.53498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1.55385">
                <text:p>1.5538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.54175">
                <text:p>1.54175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1.53498">
                <text:p>1.53498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1.5298">
                <text:p>1.5298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1.5298">
                <text:p>1.5298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1.47726">
                <text:p>1.47726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1.50132">
                <text:p>1.50132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1.5983">
                <text:p>1.5983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1.48938">
                <text:p>1.48938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1.48938">
                <text:p>1.48938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1.56822">
                <text:p>1.56822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2.21551">
                <text:p>2.21551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.54175">
                <text:p>1.54175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1.59239">
                <text:p>1.59239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1.59364">
                <text:p>1.59364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1.55329">
                <text:p>1.55329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1.59364">
                <text:p>1.59364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1.59364">
                <text:p>1.59364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2.15329">
                <text:p>2.15329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2.1455">
                <text:p>2.1455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2.1874">
                <text:p>2.1874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2.25286">
                <text:p>2.25286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2.22695">
                <text:p>2.22695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2.36033">
                <text:p>2.36033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2.61179">
                <text:p>2.61179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2.39523">
                <text:p>2.39523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2.47347">
                <text:p>2.47347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2.45874">
                <text:p>2.45874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2.45227">
                <text:p>2.45227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2.51326">
                <text:p>2.51326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2.52915">
                <text:p>2.5291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.53527">
                <text:p>2.53527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1.0058">
                <text:p>11.0058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.74908">
                <text:p>1.74908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2.01483">
                <text:p>2.01483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1.97504">
                <text:p>1.97504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.5983">
                <text:p>1.5983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.91323">
                <text:p>1.91323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2.02214">
                <text:p>2.02214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.87903">
                <text:p>1.87903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.72509">
                <text:p>1.72509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.75368">
                <text:p>1.75368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1.58333">
                <text:p>1.58333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.64268">
                <text:p>1.64268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.65232">
                <text:p>1.65232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1.65232">
                <text:p>1.65232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1.65112">
                <text:p>1.65112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1.55329">
                <text:p>1.55329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.5144">
                <text:p>1.5144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.44166">
                <text:p>1.44166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.41693">
                <text:p>1.41693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.32503">
                <text:p>1.32503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.33696">
                <text:p>1.33696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.36994">
                <text:p>1.36994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.31451">
                <text:p>1.31451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.36994">
                <text:p>1.36994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.36994">
                <text:p>1.36994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.36277">
                <text:p>1.3627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.36994">
                <text:p>1.36994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.34186">
                <text:p>1.34186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.32998">
                <text:p>1.32998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.33473">
                <text:p>1.33473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1.28859">
                <text:p>1.28859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.19149">
                <text:p>1.19149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1.19097">
                <text:p>1.19097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.29099">
                <text:p>1.29099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.29099">
                <text:p>1.29099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.2955">
                <text:p>1.2955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.2955">
                <text:p>1.2955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1.45288">
                <text:p>1.45288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1.46385">
                <text:p>1.46385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1.43778">
                <text:p>1.43778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1.43778">
                <text:p>1.43778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1.42226">
                <text:p>1.42226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.44612">
                <text:p>1.44612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.60101">
                <text:p>1.60101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1.64623">
                <text:p>1.64623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1.23724">
                <text:p>1.2372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.38587">
                <text:p>1.38587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.43778">
                <text:p>1.43778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.33992">
                <text:p>1.33992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.34371">
                <text:p>1.34371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.48863">
                <text:p>1.48863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1.41483">
                <text:p>1.41483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1.37869">
                <text:p>1.37869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1.37869">
                <text:p>1.37869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.16454">
                <text:p>1.16454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1.16996">
                <text:p>1.1699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.16996">
                <text:p>1.1699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.18596">
                <text:p>1.18596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1.16454">
                <text:p>1.16454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1.30466">
                <text:p>1.30466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.55201">
                <text:p>1.55201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1.53716">
                <text:p>1.53716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1.61067">
                <text:p>1.61067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1.61067">
                <text:p>1.61067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.53716">
                <text:p>1.53716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1.29703">
                <text:p>1.29703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.29703">
                <text:p>1.29703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.53716">
                <text:p>1.53716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.27825">
                <text:p>1.27825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.18512">
                <text:p>1.18512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.4351">
                <text:p>1.4351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1.44715">
                <text:p>1.44715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.39408">
                <text:p>1.3940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1.27514">
                <text:p>1.27514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.26057">
                <text:p>1.2605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.28551">
                <text:p>1.28551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.27086">
                <text:p>1.2708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.27086">
                <text:p>1.2708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.27825">
                <text:p>1.2782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.27388">
                <text:p>1.2738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.27388">
                <text:p>1.2738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.33547">
                <text:p>1.33547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.27076">
                <text:p>1.2707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.29099">
                <text:p>1.29099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.44166">
                <text:p>1.44166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.32137">
                <text:p>1.3213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.32137">
                <text:p>1.3213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.39692">
                <text:p>1.396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39692">
                <text:p>1.3969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.39692">
                <text:p>1.39692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.33593">
                <text:p>1.3359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.41623">
                <text:p>1.4162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.39692">
                <text:p>1.3969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.40921">
                <text:p>1.4092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41272">
                <text:p>1.4127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31073">
                <text:p>1.3107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.21131">
                <text:p>1.2113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.31073">
                <text:p>1.3107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.49835">
                <text:p>1.4983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.37112">
                <text:p>1.3711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.26371">
                <text:p>1.2637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.41667">
                <text:p>1.4166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.26214">
                <text:p>1.26214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.43225">
                <text:p>1.4322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1.43225">
                <text:p>1.43225</text:p>
              </table:table-cell>
            </table:table-row>
            <table:table-row>
              <table:table-cell office:value-type="float" office:value="2017">
                <text:p>2020</text:p>
              </table:table-cell>
              <table:table-cell office:value-type="float" office:value="1.43225">
                <text:p>1.43225</text:p>
              </table:table-cell>
            </table:table-row>
            <table:table-row>
              <table:table-cell office:value-type="float" office:value="2018">
                <text:p>2020</text:p>
              </table:table-cell>
              <table:table-cell office:value-type="float" office:value="1.43225">
                <text:p>1.43225</text:p>
              </table:table-cell>
            </table:table-row>
            <table:table-row>
              <table:table-cell office:value-type="float" office:value="2019">
                <text:p>2020</text:p>
              </table:table-cell>
              <table:table-cell office:value-type="float" office:value="1.42226">
                <text:p>1.4222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.45297">
                <text:p>1.45297</text:p>
              </table:table-cell>
            </table:table-row>
            <table:table-row>
              <table:table-cell office:value-type="float" office:value="2021">
                <text:p>2020</text:p>
              </table:table-cell>
              <table:table-cell office:value-type="float" office:value="1.43225">
                <text:p>1.43225</text:p>
              </table:table-cell>
            </table:table-row>
            <table:table-row>
              <table:table-cell office:value-type="float" office:value="2022">
                <text:p>2020</text:p>
              </table:table-cell>
              <table:table-cell office:value-type="float" office:value="1.42226">
                <text:p>1.42226</text:p>
              </table:table-cell>
            </table:table-row>
            <table:table-row>
              <table:table-cell office:value-type="float" office:value="2023">
                <text:p>2020</text:p>
              </table:table-cell>
              <table:table-cell office:value-type="float" office:value="1.39016">
                <text:p>1.39016</text:p>
              </table:table-cell>
            </table:table-row>
            <table:table-row>
              <table:table-cell office:value-type="float" office:value="2024">
                <text:p>2020</text:p>
              </table:table-cell>
              <table:table-cell office:value-type="float" office:value="1.43225">
                <text:p>1.43225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1.36122">
                <text:p>1.36122</text:p>
              </table:table-cell>
            </table:table-row>
            <table:table-row>
              <table:table-cell office:value-type="float" office:value="2026">
                <text:p>2030</text:p>
              </table:table-cell>
              <table:table-cell office:value-type="float" office:value="1.35364">
                <text:p>1.35364</text:p>
              </table:table-cell>
            </table:table-row>
            <table:table-row>
              <table:table-cell office:value-type="float" office:value="2027">
                <text:p>2030</text:p>
              </table:table-cell>
              <table:table-cell office:value-type="float" office:value="1.43225">
                <text:p>1.43225</text:p>
              </table:table-cell>
            </table:table-row>
            <table:table-row>
              <table:table-cell office:value-type="float" office:value="2028">
                <text:p>2030</text:p>
              </table:table-cell>
              <table:table-cell office:value-type="float" office:value="1.5019">
                <text:p>1.5019</text:p>
              </table:table-cell>
            </table:table-row>
            <table:table-row>
              <table:table-cell office:value-type="float" office:value="2029">
                <text:p>2030</text:p>
              </table:table-cell>
              <table:table-cell office:value-type="float" office:value="1.62538">
                <text:p>1.6253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1.3077">
                <text:p>1.3077</text:p>
              </table:table-cell>
            </table:table-row>
            <table:table-row>
              <table:table-cell office:value-type="float" office:value="2031">
                <text:p>2030</text:p>
              </table:table-cell>
              <table:table-cell office:value-type="float" office:value="1.42461">
                <text:p>1.42461</text:p>
              </table:table-cell>
            </table:table-row>
            <table:table-row>
              <table:table-cell office:value-type="float" office:value="2032">
                <text:p>2030</text:p>
              </table:table-cell>
              <table:table-cell office:value-type="float" office:value="1.40073">
                <text:p>1.40073</text:p>
              </table:table-cell>
            </table:table-row>
            <table:table-row>
              <table:table-cell office:value-type="float" office:value="2033">
                <text:p>2030</text:p>
              </table:table-cell>
              <table:table-cell office:value-type="float" office:value="1.33184">
                <text:p>1.33184</text:p>
              </table:table-cell>
            </table:table-row>
            <table:table-row>
              <table:table-cell office:value-type="float" office:value="2034">
                <text:p>2030</text:p>
              </table:table-cell>
              <table:table-cell office:value-type="float" office:value="1.30466">
                <text:p>1.30466</text:p>
              </table:table-cell>
            </table:table-row>
            <table:table-row>
              <table:table-cell office:value-type="float" office:value="2035">
                <text:p>2040</text:p>
              </table:table-cell>
              <table:table-cell office:value-type="float" office:value="1.49926">
                <text:p>1.49926</text:p>
              </table:table-cell>
            </table:table-row>
            <table:table-row>
              <table:table-cell office:value-type="float" office:value="2036">
                <text:p>2040</text:p>
              </table:table-cell>
              <table:table-cell office:value-type="float" office:value="1.39692">
                <text:p>1.39692</text:p>
              </table:table-cell>
            </table:table-row>
            <table:table-row>
              <table:table-cell office:value-type="float" office:value="2037">
                <text:p>2040</text:p>
              </table:table-cell>
              <table:table-cell office:value-type="float" office:value="1.47793">
                <text:p>1.47793</text:p>
              </table:table-cell>
            </table:table-row>
            <table:table-row>
              <table:table-cell office:value-type="float" office:value="2038">
                <text:p>2040</text:p>
              </table:table-cell>
              <table:table-cell office:value-type="float" office:value="1.43225">
                <text:p>1.43225</text:p>
              </table:table-cell>
            </table:table-row>
            <table:table-row>
              <table:table-cell office:value-type="float" office:value="2039">
                <text:p>2040</text:p>
              </table:table-cell>
              <table:table-cell office:value-type="float" office:value="1.41981">
                <text:p>1.41981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.5622">
                <text:p>1.5622</text:p>
              </table:table-cell>
            </table:table-row>
            <table:table-row>
              <table:table-cell office:value-type="float" office:value="2041">
                <text:p>2040</text:p>
              </table:table-cell>
              <table:table-cell office:value-type="float" office:value="1.63996">
                <text:p>1.63996</text:p>
              </table:table-cell>
            </table:table-row>
            <table:table-row>
              <table:table-cell office:value-type="float" office:value="2042">
                <text:p>2040</text:p>
              </table:table-cell>
              <table:table-cell office:value-type="float" office:value="1.60851">
                <text:p>1.60851</text:p>
              </table:table-cell>
            </table:table-row>
            <table:table-row>
              <table:table-cell office:value-type="float" office:value="2043">
                <text:p>2040</text:p>
              </table:table-cell>
              <table:table-cell office:value-type="float" office:value="1.56315">
                <text:p>1.56315</text:p>
              </table:table-cell>
            </table:table-row>
            <table:table-row>
              <table:table-cell office:value-type="float" office:value="2044">
                <text:p>2040</text:p>
              </table:table-cell>
              <table:table-cell office:value-type="float" office:value="1.54488">
                <text:p>1.5448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1.54681">
                <text:p>1.54681</text:p>
              </table:table-cell>
            </table:table-row>
            <table:table-row>
              <table:table-cell office:value-type="float" office:value="2046">
                <text:p>2050</text:p>
              </table:table-cell>
              <table:table-cell office:value-type="float" office:value="1.49329">
                <text:p>1.49329</text:p>
              </table:table-cell>
            </table:table-row>
            <table:table-row>
              <table:table-cell office:value-type="float" office:value="2047">
                <text:p>2050</text:p>
              </table:table-cell>
              <table:table-cell office:value-type="float" office:value="1.58584">
                <text:p>1.585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50915">
                <text:p>1.50915</text:p>
              </table:table-cell>
            </table:table-row>
            <table:table-row>
              <table:table-cell office:value-type="float" office:value="2049">
                <text:p>2050</text:p>
              </table:table-cell>
              <table:table-cell office:value-type="float" office:value="1.51186">
                <text:p>1.51186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.45535">
                <text:p>1.4553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1.45535">
                <text:p>1.45535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float" office:value="2053">
                <text:p>2050</text:p>
              </table:table-cell>
              <table:table-cell office:value-type="float" office:value="1.55448">
                <text:p>1.55448</text:p>
              </table:table-cell>
            </table:table-row>
            <table:table-row>
              <table:table-cell office:value-type="float" office:value="2054">
                <text:p>2050</text:p>
              </table:table-cell>
              <table:table-cell office:value-type="float" office:value="1.55448">
                <text:p>1.55448</text:p>
              </table:table-cell>
            </table:table-row>
            <table:table-row>
              <table:table-cell office:value-type="float" office:value="2055">
                <text:p>2060</text:p>
              </table:table-cell>
              <table:table-cell office:value-type="float" office:value="1.48938">
                <text:p>1.48938</text:p>
              </table:table-cell>
            </table:table-row>
            <table:table-row>
              <table:table-cell office:value-type="float" office:value="2056">
                <text:p>206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2057">
                <text:p>2060</text:p>
              </table:table-cell>
              <table:table-cell office:value-type="float" office:value="1.6082">
                <text:p>1.6082</text:p>
              </table:table-cell>
            </table:table-row>
            <table:table-row>
              <table:table-cell office:value-type="float" office:value="2058">
                <text:p>2060</text:p>
              </table:table-cell>
              <table:table-cell office:value-type="float" office:value="1.53788">
                <text:p>1.53788</text:p>
              </table:table-cell>
            </table:table-row>
            <table:table-row>
              <table:table-cell office:value-type="float" office:value="2059">
                <text:p>206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.65943">
                <text:p>1.65943</text:p>
              </table:table-cell>
            </table:table-row>
            <table:table-row>
              <table:table-cell office:value-type="float" office:value="2061">
                <text:p>2060</text:p>
              </table:table-cell>
              <table:table-cell office:value-type="float" office:value="1.65943">
                <text:p>1.65943</text:p>
              </table:table-cell>
            </table:table-row>
            <table:table-row>
              <table:table-cell office:value-type="float" office:value="2062">
                <text:p>2060</text:p>
              </table:table-cell>
              <table:table-cell office:value-type="float" office:value="1.65943">
                <text:p>1.65943</text:p>
              </table:table-cell>
            </table:table-row>
            <table:table-row>
              <table:table-cell office:value-type="float" office:value="2063">
                <text:p>206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2064">
                <text:p>206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2065">
                <text:p>207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2066">
                <text:p>207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2067">
                <text:p>2070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2068">
                <text:p>2070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float" office:value="2069">
                <text:p>2070</text:p>
              </table:table-cell>
              <table:table-cell office:value-type="float" office:value="1.63413">
                <text:p>1.63413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.63413">
                <text:p>1.63413</text:p>
              </table:table-cell>
            </table:table-row>
            <table:table-row>
              <table:table-cell office:value-type="float" office:value="2071">
                <text:p>2070</text:p>
              </table:table-cell>
              <table:table-cell office:value-type="float" office:value="1.63413">
                <text:p>1.63413</text:p>
              </table:table-cell>
            </table:table-row>
            <table:table-row>
              <table:table-cell office:value-type="float" office:value="2072">
                <text:p>2070</text:p>
              </table:table-cell>
              <table:table-cell office:value-type="float" office:value="1.63413">
                <text:p>1.63413</text:p>
              </table:table-cell>
            </table:table-row>
            <table:table-row>
              <table:table-cell office:value-type="float" office:value="2073">
                <text:p>2070</text:p>
              </table:table-cell>
              <table:table-cell office:value-type="float" office:value="1.63413">
                <text:p>1.63413</text:p>
              </table:table-cell>
            </table:table-row>
            <table:table-row>
              <table:table-cell office:value-type="float" office:value="2074">
                <text:p>2070</text:p>
              </table:table-cell>
              <table:table-cell office:value-type="float" office:value="1.68553">
                <text:p>1.68553</text:p>
              </table:table-cell>
            </table:table-row>
            <table:table-row>
              <table:table-cell office:value-type="float" office:value="2075">
                <text:p>2080</text:p>
              </table:table-cell>
              <table:table-cell office:value-type="float" office:value="1.45706">
                <text:p>1.45706</text:p>
              </table:table-cell>
            </table:table-row>
            <table:table-row>
              <table:table-cell office:value-type="float" office:value="2076">
                <text:p>2080</text:p>
              </table:table-cell>
              <table:table-cell office:value-type="float" office:value="1.45706">
                <text:p>1.45706</text:p>
              </table:table-cell>
            </table:table-row>
            <table:table-row>
              <table:table-cell office:value-type="float" office:value="2077">
                <text:p>2080</text:p>
              </table:table-cell>
              <table:table-cell office:value-type="float" office:value="1.45706">
                <text:p>1.45706</text:p>
              </table:table-cell>
            </table:table-row>
            <table:table-row>
              <table:table-cell office:value-type="float" office:value="2078">
                <text:p>2080</text:p>
              </table:table-cell>
              <table:table-cell office:value-type="float" office:value="1.45706">
                <text:p>1.45706</text:p>
              </table:table-cell>
            </table:table-row>
            <table:table-row>
              <table:table-cell office:value-type="float" office:value="2079">
                <text:p>2080</text:p>
              </table:table-cell>
              <table:table-cell office:value-type="float" office:value="2.06294">
                <text:p>2.06294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2.10041">
                <text:p>2.10041</text:p>
              </table:table-cell>
            </table:table-row>
            <table:table-row>
              <table:table-cell office:value-type="float" office:value="2081">
                <text:p>2080</text:p>
              </table:table-cell>
              <table:table-cell office:value-type="float" office:value="1.59239">
                <text:p>1.59239</text:p>
              </table:table-cell>
            </table:table-row>
            <table:table-row>
              <table:table-cell office:value-type="float" office:value="2082">
                <text:p>2080</text:p>
              </table:table-cell>
              <table:table-cell office:value-type="float" office:value="2.05233">
                <text:p>2.05233</text:p>
              </table:table-cell>
            </table:table-row>
            <table:table-row>
              <table:table-cell office:value-type="float" office:value="2083">
                <text:p>2080</text:p>
              </table:table-cell>
              <table:table-cell office:value-type="float" office:value="1.67194">
                <text:p>1.67194</text:p>
              </table:table-cell>
            </table:table-row>
            <table:table-row>
              <table:table-cell office:value-type="float" office:value="2084">
                <text:p>2080</text:p>
              </table:table-cell>
              <table:table-cell office:value-type="float" office:value="1.70434">
                <text:p>1.70434</text:p>
              </table:table-cell>
            </table:table-row>
            <table:table-row>
              <table:table-cell office:value-type="float" office:value="2085">
                <text:p>209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086">
                <text:p>2090</text:p>
              </table:table-cell>
              <table:table-cell office:value-type="float" office:value="2.21825">
                <text:p>2.21825</text:p>
              </table:table-cell>
            </table:table-row>
            <table:table-row>
              <table:table-cell office:value-type="float" office:value="2087">
                <text:p>2090</text:p>
              </table:table-cell>
              <table:table-cell office:value-type="float" office:value="2.20743">
                <text:p>2.20743</text:p>
              </table:table-cell>
            </table:table-row>
            <table:table-row>
              <table:table-cell office:value-type="float" office:value="2088">
                <text:p>2090</text:p>
              </table:table-cell>
              <table:table-cell office:value-type="float" office:value="2.13971">
                <text:p>2.13971</text:p>
              </table:table-cell>
            </table:table-row>
            <table:table-row>
              <table:table-cell office:value-type="float" office:value="2089">
                <text:p>2090</text:p>
              </table:table-cell>
              <table:table-cell office:value-type="float" office:value="2.03905">
                <text:p>2.03905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2.0797">
                <text:p>2.0797</text:p>
              </table:table-cell>
            </table:table-row>
            <table:table-row>
              <table:table-cell office:value-type="float" office:value="2091">
                <text:p>2090</text:p>
              </table:table-cell>
              <table:table-cell office:value-type="float" office:value="2.04488">
                <text:p>2.04488</text:p>
              </table:table-cell>
            </table:table-row>
            <table:table-row>
              <table:table-cell office:value-type="float" office:value="2092">
                <text:p>2090</text:p>
              </table:table-cell>
              <table:table-cell office:value-type="float" office:value="2.12453">
                <text:p>2.12453</text:p>
              </table:table-cell>
            </table:table-row>
            <table:table-row>
              <table:table-cell office:value-type="float" office:value="2093">
                <text:p>2090</text:p>
              </table:table-cell>
              <table:table-cell office:value-type="float" office:value="2.20299">
                <text:p>2.20299</text:p>
              </table:table-cell>
            </table:table-row>
            <table:table-row>
              <table:table-cell office:value-type="float" office:value="2094">
                <text:p>2090</text:p>
              </table:table-cell>
              <table:table-cell office:value-type="float" office:value="2.13618">
                <text:p>2.13618</text:p>
              </table:table-cell>
            </table:table-row>
            <table:table-row>
              <table:table-cell office:value-type="float" office:value="2095">
                <text:p>2100</text:p>
              </table:table-cell>
              <table:table-cell office:value-type="float" office:value="2.2173">
                <text:p>2.2173</text:p>
              </table:table-cell>
            </table:table-row>
            <table:table-row>
              <table:table-cell office:value-type="float" office:value="2096">
                <text:p>2100</text:p>
              </table:table-cell>
              <table:table-cell office:value-type="float" office:value="2.20299">
                <text:p>2.20299</text:p>
              </table:table-cell>
            </table:table-row>
            <table:table-row>
              <table:table-cell office:value-type="float" office:value="2097">
                <text:p>2100</text:p>
              </table:table-cell>
              <table:table-cell office:value-type="float" office:value="2.20389">
                <text:p>2.20389</text:p>
              </table:table-cell>
            </table:table-row>
            <table:table-row>
              <table:table-cell office:value-type="float" office:value="2098">
                <text:p>2100</text:p>
              </table:table-cell>
              <table:table-cell office:value-type="float" office:value="2.14406">
                <text:p>2.14406</text:p>
              </table:table-cell>
            </table:table-row>
            <table:table-row>
              <table:table-cell office:value-type="float" office:value="2099">
                <text:p>2100</text:p>
              </table:table-cell>
              <table:table-cell office:value-type="float" office:value="2.14406">
                <text:p>2.1440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.12319">
                <text:p>2.12319</text:p>
              </table:table-cell>
            </table:table-row>
            <table:table-row>
              <table:table-cell office:value-type="float" office:value="2101">
                <text:p>2100</text:p>
              </table:table-cell>
              <table:table-cell office:value-type="float" office:value="2.136">
                <text:p>2.136</text:p>
              </table:table-cell>
            </table:table-row>
            <table:table-row>
              <table:table-cell office:value-type="float" office:value="2102">
                <text:p>2100</text:p>
              </table:table-cell>
              <table:table-cell office:value-type="float" office:value="2.1418">
                <text:p>2.1418</text:p>
              </table:table-cell>
            </table:table-row>
            <table:table-row>
              <table:table-cell office:value-type="float" office:value="2103">
                <text:p>2100</text:p>
              </table:table-cell>
              <table:table-cell office:value-type="float" office:value="1.90908">
                <text:p>1.90908</text:p>
              </table:table-cell>
            </table:table-row>
            <table:table-row>
              <table:table-cell office:value-type="float" office:value="2104">
                <text:p>210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float" office:value="2105">
                <text:p>211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float" office:value="2106">
                <text:p>211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float" office:value="2107">
                <text:p>2110</text:p>
              </table:table-cell>
              <table:table-cell office:value-type="float" office:value="1.99795">
                <text:p>1.99795</text:p>
              </table:table-cell>
            </table:table-row>
            <table:table-row>
              <table:table-cell office:value-type="float" office:value="2108">
                <text:p>2110</text:p>
              </table:table-cell>
              <table:table-cell office:value-type="float" office:value="1.84029">
                <text:p>1.84029</text:p>
              </table:table-cell>
            </table:table-row>
            <table:table-row>
              <table:table-cell office:value-type="float" office:value="2109">
                <text:p>2110</text:p>
              </table:table-cell>
              <table:table-cell office:value-type="float" office:value="1.75028">
                <text:p>1.75028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1.61221">
                <text:p>1.61221</text:p>
              </table:table-cell>
            </table:table-row>
            <table:table-row>
              <table:table-cell office:value-type="float" office:value="2111">
                <text:p>2110</text:p>
              </table:table-cell>
              <table:table-cell office:value-type="float" office:value="1.59582">
                <text:p>1.5958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.6607">
                <text:p>1.6607</text:p>
              </table:table-cell>
            </table:table-row>
            <table:table-row>
              <table:table-cell office:value-type="float" office:value="2113">
                <text:p>2110</text:p>
              </table:table-cell>
              <table:table-cell office:value-type="float" office:value="1.61835">
                <text:p>1.61835</text:p>
              </table:table-cell>
            </table:table-row>
            <table:table-row>
              <table:table-cell office:value-type="float" office:value="2114">
                <text:p>2110</text:p>
              </table:table-cell>
              <table:table-cell office:value-type="float" office:value="1.78952">
                <text:p>1.78952</text:p>
              </table:table-cell>
            </table:table-row>
            <table:table-row>
              <table:table-cell office:value-type="float" office:value="2115">
                <text:p>2120</text:p>
              </table:table-cell>
              <table:table-cell office:value-type="float" office:value="1.74119">
                <text:p>1.74119</text:p>
              </table:table-cell>
            </table:table-row>
            <table:table-row>
              <table:table-cell office:value-type="float" office:value="2116">
                <text:p>2120</text:p>
              </table:table-cell>
              <table:table-cell office:value-type="float" office:value="1.37572">
                <text:p>1.37572</text:p>
              </table:table-cell>
            </table:table-row>
            <table:table-row>
              <table:table-cell office:value-type="float" office:value="2117">
                <text:p>2120</text:p>
              </table:table-cell>
              <table:table-cell office:value-type="float" office:value="1.682">
                <text:p>1.682</text:p>
              </table:table-cell>
            </table:table-row>
            <table:table-row>
              <table:table-cell office:value-type="float" office:value="2118">
                <text:p>2120</text:p>
              </table:table-cell>
              <table:table-cell office:value-type="float" office:value="1.81039">
                <text:p>1.81039</text:p>
              </table:table-cell>
            </table:table-row>
            <table:table-row>
              <table:table-cell office:value-type="float" office:value="2119">
                <text:p>2120</text:p>
              </table:table-cell>
              <table:table-cell office:value-type="float" office:value="1.81039">
                <text:p>1.81039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.54528">
                <text:p>1.54528</text:p>
              </table:table-cell>
            </table:table-row>
            <table:table-row>
              <table:table-cell office:value-type="float" office:value="2121">
                <text:p>2120</text:p>
              </table:table-cell>
              <table:table-cell office:value-type="float" office:value="1.24722">
                <text:p>1.24722</text:p>
              </table:table-cell>
            </table:table-row>
            <table:table-row>
              <table:table-cell office:value-type="float" office:value="2122">
                <text:p>2120</text:p>
              </table:table-cell>
              <table:table-cell office:value-type="float" office:value="1.29627">
                <text:p>1.29627</text:p>
              </table:table-cell>
            </table:table-row>
            <table:table-row>
              <table:table-cell office:value-type="float" office:value="2123">
                <text:p>2120</text:p>
              </table:table-cell>
              <table:table-cell office:value-type="float" office:value="1.51186">
                <text:p>1.51186</text:p>
              </table:table-cell>
            </table:table-row>
            <table:table-row>
              <table:table-cell office:value-type="float" office:value="2124">
                <text:p>2120</text:p>
              </table:table-cell>
              <table:table-cell office:value-type="float" office:value="1.67023">
                <text:p>1.67023</text:p>
              </table:table-cell>
            </table:table-row>
            <table:table-row>
              <table:table-cell office:value-type="float" office:value="2125">
                <text:p>2130</text:p>
              </table:table-cell>
              <table:table-cell office:value-type="float" office:value="1.24791">
                <text:p>1.24791</text:p>
              </table:table-cell>
            </table:table-row>
            <table:table-row>
              <table:table-cell office:value-type="float" office:value="2126">
                <text:p>2130</text:p>
              </table:table-cell>
              <table:table-cell office:value-type="float" office:value="1.34519">
                <text:p>1.34519</text:p>
              </table:table-cell>
            </table:table-row>
            <table:table-row>
              <table:table-cell office:value-type="float" office:value="2127">
                <text:p>2130</text:p>
              </table:table-cell>
              <table:table-cell office:value-type="float" office:value="1.34804">
                <text:p>1.34804</text:p>
              </table:table-cell>
            </table:table-row>
            <table:table-row>
              <table:table-cell office:value-type="float" office:value="2128">
                <text:p>2130</text:p>
              </table:table-cell>
              <table:table-cell office:value-type="float" office:value="1.4608">
                <text:p>1.4608</text:p>
              </table:table-cell>
            </table:table-row>
            <table:table-row>
              <table:table-cell office:value-type="float" office:value="2129">
                <text:p>2130</text:p>
              </table:table-cell>
              <table:table-cell office:value-type="float" office:value="1.41421">
                <text:p>1.41421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1.46309">
                <text:p>1.46309</text:p>
              </table:table-cell>
            </table:table-row>
            <table:table-row>
              <table:table-cell office:value-type="float" office:value="2131">
                <text:p>2130</text:p>
              </table:table-cell>
              <table:table-cell office:value-type="float" office:value="1.19149">
                <text:p>1.19149</text:p>
              </table:table-cell>
            </table:table-row>
            <table:table-row>
              <table:table-cell office:value-type="float" office:value="2132">
                <text:p>2130</text:p>
              </table:table-cell>
              <table:table-cell office:value-type="float" office:value="1.19523">
                <text:p>1.19523</text:p>
              </table:table-cell>
            </table:table-row>
            <table:table-row>
              <table:table-cell office:value-type="float" office:value="2133">
                <text:p>2130</text:p>
              </table:table-cell>
              <table:table-cell office:value-type="float" office:value="1.17472">
                <text:p>1.17472</text:p>
              </table:table-cell>
            </table:table-row>
            <table:table-row>
              <table:table-cell office:value-type="float" office:value="2134">
                <text:p>2130</text:p>
              </table:table-cell>
              <table:table-cell office:value-type="float" office:value="1.21733">
                <text:p>1.21733</text:p>
              </table:table-cell>
            </table:table-row>
            <table:table-row>
              <table:table-cell office:value-type="float" office:value="2135">
                <text:p>2140</text:p>
              </table:table-cell>
              <table:table-cell office:value-type="float" office:value="1.08551">
                <text:p>1.08551</text:p>
              </table:table-cell>
            </table:table-row>
            <table:table-row>
              <table:table-cell office:value-type="float" office:value="2136">
                <text:p>2140</text:p>
              </table:table-cell>
              <table:table-cell office:value-type="float" office:value="0.933158">
                <text:p>0.933158</text:p>
              </table:table-cell>
            </table:table-row>
            <table:table-row>
              <table:table-cell office:value-type="float" office:value="2137">
                <text:p>2140</text:p>
              </table:table-cell>
              <table:table-cell office:value-type="float" office:value="0.616409">
                <text:p>0.616409</text:p>
              </table:table-cell>
            </table:table-row>
            <table:table-row>
              <table:table-cell office:value-type="float" office:value="2138">
                <text:p>2140</text:p>
              </table:table-cell>
              <table:table-cell office:value-type="float" office:value="0.658996">
                <text:p>0.658996</text:p>
              </table:table-cell>
            </table:table-row>
            <table:table-row>
              <table:table-cell office:value-type="float" office:value="2139">
                <text:p>2140</text:p>
              </table:table-cell>
              <table:table-cell office:value-type="float" office:value="0.643766">
                <text:p>0.643766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0.643766">
                <text:p>0.643766</text:p>
              </table:table-cell>
            </table:table-row>
            <table:table-row>
              <table:table-cell office:value-type="float" office:value="2141">
                <text:p>2140</text:p>
              </table:table-cell>
              <table:table-cell office:value-type="float" office:value="0.559904">
                <text:p>0.559904</text:p>
              </table:table-cell>
            </table:table-row>
            <table:table-row>
              <table:table-cell office:value-type="float" office:value="2142">
                <text:p>2140</text:p>
              </table:table-cell>
              <table:table-cell office:value-type="float" office:value="0.590097">
                <text:p>0.590097</text:p>
              </table:table-cell>
            </table:table-row>
            <table:table-row>
              <table:table-cell office:value-type="float" office:value="2143">
                <text:p>2140</text:p>
              </table:table-cell>
              <table:table-cell office:value-type="float" office:value="0.569565">
                <text:p>0.569565</text:p>
              </table:table-cell>
            </table:table-row>
            <table:table-row>
              <table:table-cell office:value-type="float" office:value="2144">
                <text:p>2140</text:p>
              </table:table-cell>
              <table:table-cell office:value-type="float" office:value="0.629744">
                <text:p>0.629744</text:p>
              </table:table-cell>
            </table:table-row>
            <table:table-row>
              <table:table-cell office:value-type="float" office:value="2145">
                <text:p>2150</text:p>
              </table:table-cell>
              <table:table-cell office:value-type="float" office:value="0.766356">
                <text:p>0.766356</text:p>
              </table:table-cell>
            </table:table-row>
            <table:table-row>
              <table:table-cell office:value-type="float" office:value="2146">
                <text:p>2150</text:p>
              </table:table-cell>
              <table:table-cell office:value-type="float" office:value="1.24044">
                <text:p>1.24044</text:p>
              </table:table-cell>
            </table:table-row>
            <table:table-row>
              <table:table-cell office:value-type="float" office:value="2147">
                <text:p>2150</text:p>
              </table:table-cell>
              <table:table-cell office:value-type="float" office:value="1.10543">
                <text:p>1.10543</text:p>
              </table:table-cell>
            </table:table-row>
            <table:table-row>
              <table:table-cell office:value-type="float" office:value="2148">
                <text:p>2150</text:p>
              </table:table-cell>
              <table:table-cell office:value-type="float" office:value="0.92582">
                <text:p>0.92582</text:p>
              </table:table-cell>
            </table:table-row>
            <table:table-row>
              <table:table-cell office:value-type="float" office:value="2149">
                <text:p>2150</text:p>
              </table:table-cell>
              <table:table-cell office:value-type="float" office:value="1.55041">
                <text:p>1.55041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672408">
                <text:p>0.672408</text:p>
              </table:table-cell>
            </table:table-row>
            <table:table-row>
              <table:table-cell office:value-type="float" office:value="2151">
                <text:p>2150</text:p>
              </table:table-cell>
              <table:table-cell office:value-type="float" office:value="0.839117">
                <text:p>0.839117</text:p>
              </table:table-cell>
            </table:table-row>
            <table:table-row>
              <table:table-cell office:value-type="float" office:value="2152">
                <text:p>2150</text:p>
              </table:table-cell>
              <table:table-cell office:value-type="float" office:value="0.869313">
                <text:p>0.869313</text:p>
              </table:table-cell>
            </table:table-row>
            <table:table-row>
              <table:table-cell office:value-type="float" office:value="2153">
                <text:p>2150</text:p>
              </table:table-cell>
              <table:table-cell office:value-type="float" office:value="1.05409">
                <text:p>1.05409</text:p>
              </table:table-cell>
            </table:table-row>
            <table:table-row>
              <table:table-cell office:value-type="float" office:value="2154">
                <text:p>2150</text:p>
              </table:table-cell>
              <table:table-cell office:value-type="float" office:value="1.26263">
                <text:p>1.26263</text:p>
              </table:table-cell>
            </table:table-row>
            <table:table-row>
              <table:table-cell office:value-type="float" office:value="2155">
                <text:p>2160</text:p>
              </table:table-cell>
              <table:table-cell office:value-type="float" office:value="14.5913">
                <text:p>14.5913</text:p>
              </table:table-cell>
            </table:table-row>
            <table:table-row>
              <table:table-cell office:value-type="float" office:value="2156">
                <text:p>2160</text:p>
              </table:table-cell>
              <table:table-cell office:value-type="float" office:value="27.6464">
                <text:p>27.6464</text:p>
              </table:table-cell>
            </table:table-row>
            <table:table-row>
              <table:table-cell office:value-type="float" office:value="2157">
                <text:p>2160</text:p>
              </table:table-cell>
              <table:table-cell office:value-type="float" office:value="24.8528">
                <text:p>24.8528</text:p>
              </table:table-cell>
            </table:table-row>
            <table:table-row>
              <table:table-cell office:value-type="float" office:value="2158">
                <text:p>2160</text:p>
              </table:table-cell>
              <table:table-cell office:value-type="float" office:value="18.1676">
                <text:p>18.1676</text:p>
              </table:table-cell>
            </table:table-row>
            <table:table-row>
              <table:table-cell office:value-type="float" office:value="2159">
                <text:p>2160</text:p>
              </table:table-cell>
              <table:table-cell office:value-type="float" office:value="17.8901">
                <text:p>17.8901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7.4315">
                <text:p>17.4315</text:p>
              </table:table-cell>
            </table:table-row>
            <table:table-row>
              <table:table-cell office:value-type="float" office:value="2161">
                <text:p>2160</text:p>
              </table:table-cell>
              <table:table-cell office:value-type="float" office:value="16.2524">
                <text:p>16.2524</text:p>
              </table:table-cell>
            </table:table-row>
            <table:table-row>
              <table:table-cell office:value-type="float" office:value="2162">
                <text:p>2160</text:p>
              </table:table-cell>
              <table:table-cell office:value-type="float" office:value="17.0606">
                <text:p>17.0606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15.4221">
                <text:p>15.4221</text:p>
              </table:table-cell>
            </table:table-row>
            <table:table-row>
              <table:table-cell office:value-type="float" office:value="2164">
                <text:p>2160</text:p>
              </table:table-cell>
              <table:table-cell office:value-type="float" office:value="16.0698">
                <text:p>16.0698</text:p>
              </table:table-cell>
            </table:table-row>
            <table:table-row>
              <table:table-cell office:value-type="float" office:value="2165">
                <text:p>2170</text:p>
              </table:table-cell>
              <table:table-cell office:value-type="float" office:value="15.2745">
                <text:p>15.2745</text:p>
              </table:table-cell>
            </table:table-row>
            <table:table-row>
              <table:table-cell office:value-type="float" office:value="2166">
                <text:p>2170</text:p>
              </table:table-cell>
              <table:table-cell office:value-type="float" office:value="15.0459">
                <text:p>15.0459</text:p>
              </table:table-cell>
            </table:table-row>
            <table:table-row>
              <table:table-cell office:value-type="float" office:value="2167">
                <text:p>2170</text:p>
              </table:table-cell>
              <table:table-cell office:value-type="float" office:value="14.8286">
                <text:p>14.8286</text:p>
              </table:table-cell>
            </table:table-row>
            <table:table-row>
              <table:table-cell office:value-type="float" office:value="2168">
                <text:p>2170</text:p>
              </table:table-cell>
              <table:table-cell office:value-type="float" office:value="29.2033">
                <text:p>29.2033</text:p>
              </table:table-cell>
            </table:table-row>
            <table:table-row>
              <table:table-cell office:value-type="float" office:value="2169">
                <text:p>2170</text:p>
              </table:table-cell>
              <table:table-cell office:value-type="float" office:value="48.6969">
                <text:p>48.6969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52.1365">
                <text:p>52.1365</text:p>
              </table:table-cell>
            </table:table-row>
            <table:table-row>
              <table:table-cell office:value-type="float" office:value="2171">
                <text:p>2170</text:p>
              </table:table-cell>
              <table:table-cell office:value-type="float" office:value="34.1166">
                <text:p>34.1166</text:p>
              </table:table-cell>
            </table:table-row>
            <table:table-row>
              <table:table-cell office:value-type="float" office:value="2172">
                <text:p>2170</text:p>
              </table:table-cell>
              <table:table-cell office:value-type="float" office:value="41.7154">
                <text:p>41.7154</text:p>
              </table:table-cell>
            </table:table-row>
            <table:table-row>
              <table:table-cell office:value-type="float" office:value="2173">
                <text:p>2170</text:p>
              </table:table-cell>
              <table:table-cell office:value-type="float" office:value="16.9711">
                <text:p>16.9711</text:p>
              </table:table-cell>
            </table:table-row>
            <table:table-row>
              <table:table-cell office:value-type="float" office:value="2174">
                <text:p>2170</text:p>
              </table:table-cell>
              <table:table-cell office:value-type="float" office:value="13.7077">
                <text:p>13.7077</text:p>
              </table:table-cell>
            </table:table-row>
            <table:table-row>
              <table:table-cell office:value-type="float" office:value="2175">
                <text:p>2180</text:p>
              </table:table-cell>
              <table:table-cell office:value-type="float" office:value="15.4664">
                <text:p>15.4664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5.4459">
                <text:p>15.4459</text:p>
              </table:table-cell>
            </table:table-row>
            <table:table-row>
              <table:table-cell office:value-type="float" office:value="2177">
                <text:p>2180</text:p>
              </table:table-cell>
              <table:table-cell office:value-type="float" office:value="14.1308">
                <text:p>14.1308</text:p>
              </table:table-cell>
            </table:table-row>
            <table:table-row>
              <table:table-cell office:value-type="float" office:value="2178">
                <text:p>2180</text:p>
              </table:table-cell>
              <table:table-cell office:value-type="float" office:value="22.9681">
                <text:p>22.9681</text:p>
              </table:table-cell>
            </table:table-row>
            <table:table-row>
              <table:table-cell office:value-type="float" office:value="2179">
                <text:p>2180</text:p>
              </table:table-cell>
              <table:table-cell office:value-type="float" office:value="31.1992">
                <text:p>31.1992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37.9696">
                <text:p>37.9696</text:p>
              </table:table-cell>
            </table:table-row>
            <table:table-row>
              <table:table-cell office:value-type="float" office:value="2181">
                <text:p>2180</text:p>
              </table:table-cell>
              <table:table-cell office:value-type="float" office:value="32.5347">
                <text:p>32.5347</text:p>
              </table:table-cell>
            </table:table-row>
            <table:table-row>
              <table:table-cell office:value-type="float" office:value="2182">
                <text:p>2180</text:p>
              </table:table-cell>
              <table:table-cell office:value-type="float" office:value="13.2857">
                <text:p>13.2857</text:p>
              </table:table-cell>
            </table:table-row>
            <table:table-row>
              <table:table-cell office:value-type="float" office:value="2183">
                <text:p>2180</text:p>
              </table:table-cell>
              <table:table-cell office:value-type="float" office:value="8.77745">
                <text:p>8.77745</text:p>
              </table:table-cell>
            </table:table-row>
            <table:table-row>
              <table:table-cell office:value-type="float" office:value="2184">
                <text:p>2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85">
                <text:p>2190</text:p>
              </table:table-cell>
              <table:table-cell office:value-type="float" office:value="1.15083">
                <text:p>1.15083</text:p>
              </table:table-cell>
            </table:table-row>
            <table:table-row>
              <table:table-cell office:value-type="float" office:value="2186">
                <text:p>2190</text:p>
              </table:table-cell>
              <table:table-cell office:value-type="float" office:value="0.44432">
                <text:p>0.44432</text:p>
              </table:table-cell>
            </table:table-row>
            <table:table-row>
              <table:table-cell office:value-type="float" office:value="2187">
                <text:p>2190</text:p>
              </table:table-cell>
              <table:table-cell office:value-type="float" office:value="1.27825">
                <text:p>1.27825</text:p>
              </table:table-cell>
            </table:table-row>
            <table:table-row>
              <table:table-cell office:value-type="float" office:value="2188">
                <text:p>2190</text:p>
              </table:table-cell>
              <table:table-cell office:value-type="float" office:value="10.5262">
                <text:p>10.5262</text:p>
              </table:table-cell>
            </table:table-row>
            <table:table-row>
              <table:table-cell office:value-type="float" office:value="2189">
                <text:p>2190</text:p>
              </table:table-cell>
              <table:table-cell office:value-type="float" office:value="15.2375">
                <text:p>15.2375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2.95162">
                <text:p>2.95162</text:p>
              </table:table-cell>
            </table:table-row>
            <table:table-row>
              <table:table-cell office:value-type="float" office:value="2191">
                <text:p>2190</text:p>
              </table:table-cell>
              <table:table-cell office:value-type="float" office:value="1.29368">
                <text:p>1.29368</text:p>
              </table:table-cell>
            </table:table-row>
            <table:table-row>
              <table:table-cell office:value-type="float" office:value="2192">
                <text:p>2190</text:p>
              </table:table-cell>
              <table:table-cell office:value-type="float" office:value="1.62439">
                <text:p>1.62439</text:p>
              </table:table-cell>
            </table:table-row>
            <table:table-row>
              <table:table-cell office:value-type="float" office:value="2193">
                <text:p>2190</text:p>
              </table:table-cell>
              <table:table-cell office:value-type="float" office:value="1.6735">
                <text:p>1.6735</text:p>
              </table:table-cell>
            </table:table-row>
            <table:table-row>
              <table:table-cell office:value-type="float" office:value="2194">
                <text:p>2190</text:p>
              </table:table-cell>
              <table:table-cell office:value-type="float" office:value="1.6806">
                <text:p>1.6806</text:p>
              </table:table-cell>
            </table:table-row>
            <table:table-row>
              <table:table-cell office:value-type="float" office:value="2195">
                <text:p>2200</text:p>
              </table:table-cell>
              <table:table-cell office:value-type="float" office:value="1.68612">
                <text:p>1.68612</text:p>
              </table:table-cell>
            </table:table-row>
            <table:table-row>
              <table:table-cell office:value-type="float" office:value="2196">
                <text:p>220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197">
                <text:p>2200</text:p>
              </table:table-cell>
              <table:table-cell office:value-type="float" office:value="1.67971">
                <text:p>1.67971</text:p>
              </table:table-cell>
            </table:table-row>
            <table:table-row>
              <table:table-cell office:value-type="float" office:value="2198">
                <text:p>2200</text:p>
              </table:table-cell>
              <table:table-cell office:value-type="float" office:value="1.67023">
                <text:p>1.67023</text:p>
              </table:table-cell>
            </table:table-row>
            <table:table-row>
              <table:table-cell office:value-type="float" office:value="2199">
                <text:p>2200</text:p>
              </table:table-cell>
              <table:table-cell office:value-type="float" office:value="1.71991">
                <text:p>1.7199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201">
                <text:p>2200</text:p>
              </table:table-cell>
              <table:table-cell office:value-type="float" office:value="1.71123">
                <text:p>1.71123</text:p>
              </table:table-cell>
            </table:table-row>
            <table:table-row>
              <table:table-cell office:value-type="float" office:value="2202">
                <text:p>220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203">
                <text:p>2200</text:p>
              </table:table-cell>
              <table:table-cell office:value-type="float" office:value="1.67971">
                <text:p>1.67971</text:p>
              </table:table-cell>
            </table:table-row>
            <table:table-row>
              <table:table-cell office:value-type="float" office:value="2204">
                <text:p>220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205">
                <text:p>221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206">
                <text:p>221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207">
                <text:p>221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208">
                <text:p>221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209">
                <text:p>2210</text:p>
              </table:table-cell>
              <table:table-cell office:value-type="float" office:value="1.64238">
                <text:p>1.64238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.46622">
                <text:p>1.46622</text:p>
              </table:table-cell>
            </table:table-row>
            <table:table-row>
              <table:table-cell office:value-type="float" office:value="2211">
                <text:p>2210</text:p>
              </table:table-cell>
              <table:table-cell office:value-type="float" office:value="1.21458">
                <text:p>1.21458</text:p>
              </table:table-cell>
            </table:table-row>
            <table:table-row>
              <table:table-cell office:value-type="float" office:value="2212">
                <text:p>2210</text:p>
              </table:table-cell>
              <table:table-cell office:value-type="float" office:value="1.11437">
                <text:p>1.11437</text:p>
              </table:table-cell>
            </table:table-row>
            <table:table-row>
              <table:table-cell office:value-type="float" office:value="2213">
                <text:p>2210</text:p>
              </table:table-cell>
              <table:table-cell office:value-type="float" office:value="1.23443">
                <text:p>1.23443</text:p>
              </table:table-cell>
            </table:table-row>
            <table:table-row>
              <table:table-cell office:value-type="float" office:value="2214">
                <text:p>2210</text:p>
              </table:table-cell>
              <table:table-cell office:value-type="float" office:value="1.38793">
                <text:p>1.38793</text:p>
              </table:table-cell>
            </table:table-row>
            <table:table-row>
              <table:table-cell office:value-type="float" office:value="2215">
                <text:p>2220</text:p>
              </table:table-cell>
              <table:table-cell office:value-type="float" office:value="1.48771">
                <text:p>1.48771</text:p>
              </table:table-cell>
            </table:table-row>
            <table:table-row>
              <table:table-cell office:value-type="float" office:value="2216">
                <text:p>2220</text:p>
              </table:table-cell>
              <table:table-cell office:value-type="float" office:value="1.53239">
                <text:p>1.53239</text:p>
              </table:table-cell>
            </table:table-row>
            <table:table-row>
              <table:table-cell office:value-type="float" office:value="2217">
                <text:p>2220</text:p>
              </table:table-cell>
              <table:table-cell office:value-type="float" office:value="1.49926">
                <text:p>1.49926</text:p>
              </table:table-cell>
            </table:table-row>
            <table:table-row>
              <table:table-cell office:value-type="float" office:value="2218">
                <text:p>2220</text:p>
              </table:table-cell>
              <table:table-cell office:value-type="float" office:value="1.53239">
                <text:p>1.53239</text:p>
              </table:table-cell>
            </table:table-row>
            <table:table-row>
              <table:table-cell office:value-type="float" office:value="2219">
                <text:p>2220</text:p>
              </table:table-cell>
              <table:table-cell office:value-type="float" office:value="1.53845">
                <text:p>1.53845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1.20185">
                <text:p>1.20185</text:p>
              </table:table-cell>
            </table:table-row>
            <table:table-row>
              <table:table-cell office:value-type="float" office:value="2221">
                <text:p>2220</text:p>
              </table:table-cell>
              <table:table-cell office:value-type="float" office:value="1.06719">
                <text:p>1.06719</text:p>
              </table:table-cell>
            </table:table-row>
            <table:table-row>
              <table:table-cell office:value-type="float" office:value="2222">
                <text:p>2220</text:p>
              </table:table-cell>
              <table:table-cell office:value-type="float" office:value="0.928896">
                <text:p>0.928896</text:p>
              </table:table-cell>
            </table:table-row>
            <table:table-row>
              <table:table-cell office:value-type="float" office:value="2223">
                <text:p>2220</text:p>
              </table:table-cell>
              <table:table-cell office:value-type="float" office:value="0.967605">
                <text:p>0.967605</text:p>
              </table:table-cell>
            </table:table-row>
            <table:table-row>
              <table:table-cell office:value-type="float" office:value="2224">
                <text:p>2220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float" office:value="2225">
                <text:p>2230</text:p>
              </table:table-cell>
              <table:table-cell office:value-type="float" office:value="1.28753">
                <text:p>1.28753</text:p>
              </table:table-cell>
            </table:table-row>
            <table:table-row>
              <table:table-cell office:value-type="float" office:value="2226">
                <text:p>2230</text:p>
              </table:table-cell>
              <table:table-cell office:value-type="float" office:value="1.40542">
                <text:p>1.40542</text:p>
              </table:table-cell>
            </table:table-row>
            <table:table-row>
              <table:table-cell office:value-type="float" office:value="2227">
                <text:p>2230</text:p>
              </table:table-cell>
              <table:table-cell office:value-type="float" office:value="0.899184">
                <text:p>0.899184</text:p>
              </table:table-cell>
            </table:table-row>
            <table:table-row>
              <table:table-cell office:value-type="float" office:value="2228">
                <text:p>2230</text:p>
              </table:table-cell>
              <table:table-cell office:value-type="float" office:value="0.899184">
                <text:p>0.899184</text:p>
              </table:table-cell>
            </table:table-row>
            <table:table-row>
              <table:table-cell office:value-type="float" office:value="2229">
                <text:p>2230</text:p>
              </table:table-cell>
              <table:table-cell office:value-type="float" office:value="1.1547">
                <text:p>1.1547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1.1547">
                <text:p>1.1547</text:p>
              </table:table-cell>
            </table:table-row>
            <table:table-row>
              <table:table-cell office:value-type="float" office:value="2231">
                <text:p>2230</text:p>
              </table:table-cell>
              <table:table-cell office:value-type="float" office:value="1.45493">
                <text:p>1.45493</text:p>
              </table:table-cell>
            </table:table-row>
            <table:table-row>
              <table:table-cell office:value-type="float" office:value="2232">
                <text:p>2230</text:p>
              </table:table-cell>
              <table:table-cell office:value-type="float" office:value="1.51054">
                <text:p>1.51054</text:p>
              </table:table-cell>
            </table:table-row>
            <table:table-row>
              <table:table-cell office:value-type="float" office:value="2233">
                <text:p>2230</text:p>
              </table:table-cell>
              <table:table-cell office:value-type="float" office:value="1.41981">
                <text:p>1.41981</text:p>
              </table:table-cell>
            </table:table-row>
            <table:table-row>
              <table:table-cell office:value-type="float" office:value="2234">
                <text:p>2230</text:p>
              </table:table-cell>
              <table:table-cell office:value-type="float" office:value="1.695">
                <text:p>1.695</text:p>
              </table:table-cell>
            </table:table-row>
            <table:table-row>
              <table:table-cell office:value-type="float" office:value="2235">
                <text:p>2240</text:p>
              </table:table-cell>
              <table:table-cell office:value-type="float" office:value="1.695">
                <text:p>1.695</text:p>
              </table:table-cell>
            </table:table-row>
            <table:table-row>
              <table:table-cell office:value-type="float" office:value="2236">
                <text:p>2240</text:p>
              </table:table-cell>
              <table:table-cell office:value-type="float" office:value="1.65202">
                <text:p>1.65202</text:p>
              </table:table-cell>
            </table:table-row>
            <table:table-row>
              <table:table-cell office:value-type="float" office:value="2237">
                <text:p>2240</text:p>
              </table:table-cell>
              <table:table-cell office:value-type="float" office:value="1.62317">
                <text:p>1.62317</text:p>
              </table:table-cell>
            </table:table-row>
            <table:table-row>
              <table:table-cell office:value-type="float" office:value="2238">
                <text:p>2240</text:p>
              </table:table-cell>
              <table:table-cell office:value-type="float" office:value="1.67075">
                <text:p>1.67075</text:p>
              </table:table-cell>
            </table:table-row>
            <table:table-row>
              <table:table-cell office:value-type="float" office:value="2239">
                <text:p>2240</text:p>
              </table:table-cell>
              <table:table-cell office:value-type="float" office:value="1.67075">
                <text:p>1.67075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.67075">
                <text:p>1.67075</text:p>
              </table:table-cell>
            </table:table-row>
            <table:table-row>
              <table:table-cell office:value-type="float" office:value="2241">
                <text:p>2240</text:p>
              </table:table-cell>
              <table:table-cell office:value-type="float" office:value="1.45842">
                <text:p>1.45842</text:p>
              </table:table-cell>
            </table:table-row>
            <table:table-row>
              <table:table-cell office:value-type="float" office:value="2242">
                <text:p>2240</text:p>
              </table:table-cell>
              <table:table-cell office:value-type="float" office:value="1.45842">
                <text:p>1.45842</text:p>
              </table:table-cell>
            </table:table-row>
            <table:table-row>
              <table:table-cell office:value-type="float" office:value="2243">
                <text:p>2240</text:p>
              </table:table-cell>
              <table:table-cell office:value-type="float" office:value="1.45842">
                <text:p>1.45842</text:p>
              </table:table-cell>
            </table:table-row>
            <table:table-row>
              <table:table-cell office:value-type="float" office:value="2244">
                <text:p>2240</text:p>
              </table:table-cell>
              <table:table-cell office:value-type="float" office:value="1.45842">
                <text:p>1.45842</text:p>
              </table:table-cell>
            </table:table-row>
            <table:table-row>
              <table:table-cell office:value-type="float" office:value="2245">
                <text:p>2250</text:p>
              </table:table-cell>
              <table:table-cell office:value-type="float" office:value="1.24084">
                <text:p>1.24084</text:p>
              </table:table-cell>
            </table:table-row>
            <table:table-row>
              <table:table-cell office:value-type="float" office:value="2246">
                <text:p>2250</text:p>
              </table:table-cell>
              <table:table-cell office:value-type="float" office:value="1.1893">
                <text:p>1.1893</text:p>
              </table:table-cell>
            </table:table-row>
            <table:table-row>
              <table:table-cell office:value-type="float" office:value="2247">
                <text:p>2250</text:p>
              </table:table-cell>
              <table:table-cell office:value-type="float" office:value="1.17588">
                <text:p>1.17588</text:p>
              </table:table-cell>
            </table:table-row>
            <table:table-row>
              <table:table-cell office:value-type="float" office:value="2248">
                <text:p>2250</text:p>
              </table:table-cell>
              <table:table-cell office:value-type="float" office:value="1.23994">
                <text:p>1.23994</text:p>
              </table:table-cell>
            </table:table-row>
            <table:table-row>
              <table:table-cell office:value-type="float" office:value="2249">
                <text:p>2250</text:p>
              </table:table-cell>
              <table:table-cell office:value-type="float" office:value="1.23282">
                <text:p>1.2328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.23994">
                <text:p>1.23994</text:p>
              </table:table-cell>
            </table:table-row>
            <table:table-row>
              <table:table-cell office:value-type="float" office:value="2251">
                <text:p>2250</text:p>
              </table:table-cell>
              <table:table-cell office:value-type="float" office:value="1.40259">
                <text:p>1.40259</text:p>
              </table:table-cell>
            </table:table-row>
            <table:table-row>
              <table:table-cell office:value-type="float" office:value="2252">
                <text:p>2250</text:p>
              </table:table-cell>
              <table:table-cell office:value-type="float" office:value="1.40294">
                <text:p>1.40294</text:p>
              </table:table-cell>
            </table:table-row>
            <table:table-row>
              <table:table-cell office:value-type="float" office:value="2253">
                <text:p>2250</text:p>
              </table:table-cell>
              <table:table-cell office:value-type="float" office:value="1.38578">
                <text:p>1.38578</text:p>
              </table:table-cell>
            </table:table-row>
            <table:table-row>
              <table:table-cell office:value-type="float" office:value="2254">
                <text:p>2250</text:p>
              </table:table-cell>
              <table:table-cell office:value-type="float" office:value="1.38578">
                <text:p>1.38578</text:p>
              </table:table-cell>
            </table:table-row>
            <table:table-row>
              <table:table-cell office:value-type="float" office:value="2255">
                <text:p>2260</text:p>
              </table:table-cell>
              <table:table-cell office:value-type="float" office:value="1.38578">
                <text:p>1.38578</text:p>
              </table:table-cell>
            </table:table-row>
            <table:table-row>
              <table:table-cell office:value-type="float" office:value="2256">
                <text:p>2260</text:p>
              </table:table-cell>
              <table:table-cell office:value-type="float" office:value="1.57288">
                <text:p>1.57288</text:p>
              </table:table-cell>
            </table:table-row>
            <table:table-row>
              <table:table-cell office:value-type="float" office:value="2257">
                <text:p>2260</text:p>
              </table:table-cell>
              <table:table-cell office:value-type="float" office:value="1.55321">
                <text:p>1.55321</text:p>
              </table:table-cell>
            </table:table-row>
            <table:table-row>
              <table:table-cell office:value-type="float" office:value="2258">
                <text:p>2260</text:p>
              </table:table-cell>
              <table:table-cell office:value-type="float" office:value="1.55321">
                <text:p>1.55321</text:p>
              </table:table-cell>
            </table:table-row>
            <table:table-row>
              <table:table-cell office:value-type="float" office:value="2259">
                <text:p>2260</text:p>
              </table:table-cell>
              <table:table-cell office:value-type="float" office:value="1.49661">
                <text:p>1.49661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1.32877">
                <text:p>1.32877</text:p>
              </table:table-cell>
            </table:table-row>
            <table:table-row>
              <table:table-cell office:value-type="float" office:value="2261">
                <text:p>2260</text:p>
              </table:table-cell>
              <table:table-cell office:value-type="float" office:value="1.2998">
                <text:p>1.2998</text:p>
              </table:table-cell>
            </table:table-row>
            <table:table-row>
              <table:table-cell office:value-type="float" office:value="2262">
                <text:p>2260</text:p>
              </table:table-cell>
              <table:table-cell office:value-type="float" office:value="1.70783">
                <text:p>1.70783</text:p>
              </table:table-cell>
            </table:table-row>
            <table:table-row>
              <table:table-cell office:value-type="float" office:value="2263">
                <text:p>2260</text:p>
              </table:table-cell>
              <table:table-cell office:value-type="float" office:value="1.25831">
                <text:p>1.25831</text:p>
              </table:table-cell>
            </table:table-row>
            <table:table-row>
              <table:table-cell office:value-type="float" office:value="2264">
                <text:p>2260</text:p>
              </table:table-cell>
              <table:table-cell office:value-type="float" office:value="1.70783">
                <text:p>1.70783</text:p>
              </table:table-cell>
            </table:table-row>
            <table:table-row>
              <table:table-cell office:value-type="float" office:value="2265">
                <text:p>2270</text:p>
              </table:table-cell>
              <table:table-cell office:value-type="float" office:value="1.41981">
                <text:p>1.41981</text:p>
              </table:table-cell>
            </table:table-row>
            <table:table-row>
              <table:table-cell office:value-type="float" office:value="2266">
                <text:p>2270</text:p>
              </table:table-cell>
              <table:table-cell office:value-type="float" office:value="1.29368">
                <text:p>1.29368</text:p>
              </table:table-cell>
            </table:table-row>
            <table:table-row>
              <table:table-cell office:value-type="float" office:value="2267">
                <text:p>2270</text:p>
              </table:table-cell>
              <table:table-cell office:value-type="float" office:value="1.54745">
                <text:p>1.54745</text:p>
              </table:table-cell>
            </table:table-row>
            <table:table-row>
              <table:table-cell office:value-type="float" office:value="2268">
                <text:p>2270</text:p>
              </table:table-cell>
              <table:table-cell office:value-type="float" office:value="1.60233">
                <text:p>1.60233</text:p>
              </table:table-cell>
            </table:table-row>
            <table:table-row>
              <table:table-cell office:value-type="float" office:value="2269">
                <text:p>2270</text:p>
              </table:table-cell>
              <table:table-cell office:value-type="float" office:value="1.57792">
                <text:p>1.57792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1.51046">
                <text:p>1.51046</text:p>
              </table:table-cell>
            </table:table-row>
            <table:table-row>
              <table:table-cell office:value-type="float" office:value="2271">
                <text:p>2270</text:p>
              </table:table-cell>
              <table:table-cell office:value-type="float" office:value="1.46037">
                <text:p>1.46037</text:p>
              </table:table-cell>
            </table:table-row>
            <table:table-row>
              <table:table-cell office:value-type="float" office:value="2272">
                <text:p>2270</text:p>
              </table:table-cell>
              <table:table-cell office:value-type="float" office:value="1.16454">
                <text:p>1.16454</text:p>
              </table:table-cell>
            </table:table-row>
            <table:table-row>
              <table:table-cell office:value-type="float" office:value="2273">
                <text:p>2270</text:p>
              </table:table-cell>
              <table:table-cell office:value-type="float" office:value="1.32137">
                <text:p>1.32137</text:p>
              </table:table-cell>
            </table:table-row>
            <table:table-row>
              <table:table-cell office:value-type="float" office:value="2274">
                <text:p>2270</text:p>
              </table:table-cell>
              <table:table-cell office:value-type="float" office:value="1.16454">
                <text:p>1.16454</text:p>
              </table:table-cell>
            </table:table-row>
            <table:table-row>
              <table:table-cell office:value-type="float" office:value="2275">
                <text:p>2280</text:p>
              </table:table-cell>
              <table:table-cell office:value-type="float" office:value="1.16454">
                <text:p>1.16454</text:p>
              </table:table-cell>
            </table:table-row>
            <table:table-row>
              <table:table-cell office:value-type="float" office:value="2276">
                <text:p>2280</text:p>
              </table:table-cell>
              <table:table-cell office:value-type="float" office:value="1.16454">
                <text:p>1.16454</text:p>
              </table:table-cell>
            </table:table-row>
            <table:table-row>
              <table:table-cell office:value-type="float" office:value="2277">
                <text:p>2280</text:p>
              </table:table-cell>
              <table:table-cell office:value-type="float" office:value="1.50627">
                <text:p>1.50627</text:p>
              </table:table-cell>
            </table:table-row>
            <table:table-row>
              <table:table-cell office:value-type="float" office:value="2278">
                <text:p>2280</text:p>
              </table:table-cell>
              <table:table-cell office:value-type="float" office:value="1.43649">
                <text:p>1.43649</text:p>
              </table:table-cell>
            </table:table-row>
            <table:table-row>
              <table:table-cell office:value-type="float" office:value="2279">
                <text:p>2280</text:p>
              </table:table-cell>
              <table:table-cell office:value-type="float" office:value="1.44166">
                <text:p>1.44166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1.15427">
                <text:p>1.15427</text:p>
              </table:table-cell>
            </table:table-row>
            <table:table-row>
              <table:table-cell office:value-type="float" office:value="2281">
                <text:p>2280</text:p>
              </table:table-cell>
              <table:table-cell office:value-type="float" office:value="1.59169">
                <text:p>1.59169</text:p>
              </table:table-cell>
            </table:table-row>
            <table:table-row>
              <table:table-cell office:value-type="float" office:value="2282">
                <text:p>2280</text:p>
              </table:table-cell>
              <table:table-cell office:value-type="float" office:value="1.31196">
                <text:p>1.31196</text:p>
              </table:table-cell>
            </table:table-row>
            <table:table-row>
              <table:table-cell office:value-type="float" office:value="2283">
                <text:p>2280</text:p>
              </table:table-cell>
              <table:table-cell office:value-type="float" office:value="1.44715">
                <text:p>1.44715</text:p>
              </table:table-cell>
            </table:table-row>
            <table:table-row>
              <table:table-cell office:value-type="float" office:value="2284">
                <text:p>2280</text:p>
              </table:table-cell>
              <table:table-cell office:value-type="float" office:value="1.15427">
                <text:p>1.15427</text:p>
              </table:table-cell>
            </table:table-row>
            <table:table-row>
              <table:table-cell office:value-type="float" office:value="2285">
                <text:p>2290</text:p>
              </table:table-cell>
              <table:table-cell office:value-type="float" office:value="1.52224">
                <text:p>1.52224</text:p>
              </table:table-cell>
            </table:table-row>
            <table:table-row>
              <table:table-cell office:value-type="float" office:value="2286">
                <text:p>2290</text:p>
              </table:table-cell>
              <table:table-cell office:value-type="float" office:value="1.66242">
                <text:p>1.66242</text:p>
              </table:table-cell>
            </table:table-row>
            <table:table-row>
              <table:table-cell office:value-type="float" office:value="2287">
                <text:p>2290</text:p>
              </table:table-cell>
              <table:table-cell office:value-type="float" office:value="1.66719">
                <text:p>1.66719</text:p>
              </table:table-cell>
            </table:table-row>
            <table:table-row>
              <table:table-cell office:value-type="float" office:value="2288">
                <text:p>2290</text:p>
              </table:table-cell>
              <table:table-cell office:value-type="float" office:value="1.40991">
                <text:p>1.40991</text:p>
              </table:table-cell>
            </table:table-row>
            <table:table-row>
              <table:table-cell office:value-type="float" office:value="2289">
                <text:p>2290</text:p>
              </table:table-cell>
              <table:table-cell office:value-type="float" office:value="1.6408">
                <text:p>1.6408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float" office:value="2291">
                <text:p>2290</text:p>
              </table:table-cell>
              <table:table-cell office:value-type="float" office:value="1.66003">
                <text:p>1.66003</text:p>
              </table:table-cell>
            </table:table-row>
            <table:table-row>
              <table:table-cell office:value-type="float" office:value="2292">
                <text:p>2290</text:p>
              </table:table-cell>
              <table:table-cell office:value-type="float" office:value="1.79885">
                <text:p>1.79885</text:p>
              </table:table-cell>
            </table:table-row>
            <table:table-row>
              <table:table-cell office:value-type="float" office:value="2293">
                <text:p>2290</text:p>
              </table:table-cell>
              <table:table-cell office:value-type="float" office:value="1.78369">
                <text:p>1.78369</text:p>
              </table:table-cell>
            </table:table-row>
            <table:table-row>
              <table:table-cell office:value-type="float" office:value="2294">
                <text:p>2290</text:p>
              </table:table-cell>
              <table:table-cell office:value-type="float" office:value="1.8005">
                <text:p>1.8005</text:p>
              </table:table-cell>
            </table:table-row>
            <table:table-row>
              <table:table-cell office:value-type="float" office:value="2295">
                <text:p>2300</text:p>
              </table:table-cell>
              <table:table-cell office:value-type="float" office:value="1.84305">
                <text:p>1.84305</text:p>
              </table:table-cell>
            </table:table-row>
            <table:table-row>
              <table:table-cell office:value-type="float" office:value="2296">
                <text:p>2300</text:p>
              </table:table-cell>
              <table:table-cell office:value-type="float" office:value="2.13716">
                <text:p>2.13716</text:p>
              </table:table-cell>
            </table:table-row>
            <table:table-row>
              <table:table-cell office:value-type="float" office:value="2297">
                <text:p>2300</text:p>
              </table:table-cell>
              <table:table-cell office:value-type="float" office:value="2.13716">
                <text:p>2.13716</text:p>
              </table:table-cell>
            </table:table-row>
            <table:table-row>
              <table:table-cell office:value-type="float" office:value="2298">
                <text:p>2300</text:p>
              </table:table-cell>
              <table:table-cell office:value-type="float" office:value="1.80601">
                <text:p>1.80601</text:p>
              </table:table-cell>
            </table:table-row>
            <table:table-row>
              <table:table-cell office:value-type="float" office:value="2299">
                <text:p>2300</text:p>
              </table:table-cell>
              <table:table-cell office:value-type="float" office:value="1.82764">
                <text:p>1.8276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.77477">
                <text:p>1.77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